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I_BASMALAH" svg:font-family="MSI_BASMALAH"/>
    <style:font-face style:name="FreeSans1" svg:font-family="FreeSans" style:font-family-generic="swiss"/>
    <style:font-face style:name="MSI_016" svg:font-family="MSI_016" style:font-pitch="variable"/>
    <style:font-face style:name="MSI_BASMALAH1" svg:font-family="MSI_BASMALAH" style:font-pitch="variable"/>
    <style:font-face style:name="MSI_Z001" svg:font-family="MSI_Z001" style:font-pitch="variable"/>
    <style:font-face style:name="MSI_Z002" svg:font-family="MSI_Z002" style:font-pitch="variable"/>
    <style:font-face style:name="MSI_Z0031" svg:font-family="MSI_Z003" style:font-pitch="variable"/>
    <style:font-face style:name="MSI_Z003" svg:font-family="MSI_Z003" style:font-adornments="Regular" style:font-pitch="variable"/>
    <style:font-face style:name="MSI_Z004" svg:font-family="MSI_Z004" style:font-pitch="variable"/>
    <style:font-face style:name="MSI_Z005" svg:font-family="MSI_Z005" style:font-pitch="variable"/>
    <style:font-face style:name="MSI_Z006" svg:font-family="MSI_Z006" style:font-pitch="variable"/>
    <style:font-face style:name="MSI_Z007" svg:font-family="MSI_Z007" style:font-pitch="variable"/>
    <style:font-face style:name="MSI_Z008" svg:font-family="MSI_Z008" style:font-pitch="variable"/>
    <style:font-face style:name="MSI_Z009" svg:font-family="MSI_Z009" style:font-pitch="variable"/>
    <style:font-face style:name="MSI_Z010" svg:font-family="MSI_Z010" style:font-pitch="variable"/>
    <style:font-face style:name="MSI_Z011" svg:font-family="MSI_Z011" style:font-pitch="variable"/>
    <style:font-face style:name="MSI_Z012" svg:font-family="MSI_Z012" style:font-pitch="variable"/>
    <style:font-face style:name="MSI_Z013" svg:font-family="MSI_Z013" style:font-pitch="variable"/>
    <style:font-face style:name="MSI_Z014" svg:font-family="MSI_Z014" style:font-pitch="variable"/>
    <style:font-face style:name="MSI_Z015" svg:font-family="MSI_Z015" style:font-pitch="variable"/>
    <style:font-face style:name="MSI_Z017" svg:font-family="MSI_Z017" style:font-pitch="variable"/>
    <style:font-face style:name="MSI_Z018" svg:font-family="MSI_Z018" style:font-pitch="variable"/>
    <style:font-face style:name="MSI_Z019" svg:font-family="MSI_Z019" style:font-pitch="variable"/>
    <style:font-face style:name="MSI_Z020" svg:font-family="MSI_Z020" style:font-pitch="variable"/>
    <style:font-face style:name="MSI_Z021" svg:font-family="MSI_Z021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QCF_P001" svg:font-family="QCF_P001" style:font-family-generic="roman" style:font-pitch="variable"/>
    <style:font-face style:name="QCF_P002" svg:font-family="QCF_P002" style:font-family-generic="roman" style:font-pitch="variable"/>
    <style:font-face style:name="QCF_P004" svg:font-family="QCF_P004" style:font-family-generic="roman" style:font-pitch="variable"/>
    <style:font-face style:name="QCF_P005" svg:font-family="QCF_P005" style:font-family-generic="roman" style:font-pitch="variable"/>
    <style:font-face style:name="QCF_P006" svg:font-family="QCF_P006" style:font-family-generic="roman" style:font-pitch="variable"/>
    <style:font-face style:name="QCF_P007" svg:font-family="QCF_P007" style:font-family-generic="roman" style:font-pitch="variable"/>
    <style:font-face style:name="QCF_P008" svg:font-family="QCF_P008" style:font-family-generic="roman" style:font-pitch="variable"/>
    <style:font-face style:name="QCF_P009" svg:font-family="QCF_P009" style:font-family-generic="roman" style:font-pitch="variable"/>
    <style:font-face style:name="QCF_P010" svg:font-family="QCF_P010" style:font-family-generic="roman" style:font-pitch="variable"/>
    <style:font-face style:name="QCF_P011" svg:font-family="QCF_P011" style:font-family-generic="roman" style:font-pitch="variable"/>
    <style:font-face style:name="QCF_P012" svg:font-family="QCF_P012" style:font-family-generic="roman" style:font-pitch="variable"/>
    <style:font-face style:name="QCF_P013" svg:font-family="QCF_P013" style:font-family-generic="roman" style:font-pitch="variable"/>
    <style:font-face style:name="QCF_P014" svg:font-family="QCF_P014" style:font-family-generic="roman" style:font-pitch="variable"/>
    <style:font-face style:name="QCF_P015" svg:font-family="QCF_P015" style:font-family-generic="roman" style:font-pitch="variable"/>
    <style:font-face style:name="QCF_P016" svg:font-family="QCF_P016" style:font-family-generic="roman" style:font-pitch="variable"/>
    <style:font-face style:name="QCF_P017" svg:font-family="QCF_P017" style:font-family-generic="roman" style:font-pitch="variable"/>
    <style:font-face style:name="QCF_P018" svg:font-family="QCF_P018" style:font-family-generic="roman" style:font-pitch="variable"/>
    <style:font-face style:name="QCF_P019" svg:font-family="QCF_P019" style:font-family-generic="roman" style:font-pitch="variable"/>
    <style:font-face style:name="QCF_P020" svg:font-family="QCF_P020" style:font-family-generic="roman" style:font-pitch="variable"/>
    <style:font-face style:name="QCF_P021" svg:font-family="QCF_P021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margin-top="0in" fo:margin-bottom="0in" loext:contextual-spacing="false" fo:line-height="100%" fo:text-align="center" style:justify-single-word="false"/>
      <style:text-properties style:font-name="Roboto"/>
    </style:style>
    <style:style style:name="P2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187751" style:font-name-complex="MSI_Z0031"/>
    </style:style>
    <style:style style:name="P3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Z003" officeooo:paragraph-rsid="001fd767" style:font-name-complex="MSI_Z001"/>
    </style:style>
    <style:style style:name="P4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center" style:justify-single-word="false" fo:background-color="transparent" style:writing-mode="rl-tb"/>
      <style:text-properties style:use-window-font-color="true" style:font-name="MSI_Z003" officeooo:paragraph-rsid="00213101" style:font-name-complex="MSI_Z002"/>
    </style:style>
    <style:style style:name="P5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2b8f9" style:font-size-asian="23.5pt" style:font-name-complex="MSI_Z004" style:font-size-complex="23.5pt"/>
    </style:style>
    <style:style style:name="P6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bd0e0" style:font-size-asian="23.5pt" style:font-name-complex="MSI_Z007" style:font-size-complex="23.5pt"/>
    </style:style>
    <style:style style:name="P7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e076d" style:font-size-asian="23.5pt" style:font-name-complex="MSI_Z008" style:font-size-complex="23.5pt"/>
    </style:style>
    <style:style style:name="P8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f0bc4" style:font-size-asian="23.5pt" style:font-name-complex="MSI_Z009" style:font-size-complex="23.5pt"/>
    </style:style>
    <style:style style:name="P9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0aee2" style:font-size-asian="23.5pt" style:font-name-complex="MSI_Z010" style:font-size-complex="23.5pt"/>
    </style:style>
    <style:style style:name="P10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1667d" style:font-size-asian="23.5pt" style:font-name-complex="MSI_Z011" style:font-size-complex="23.5pt"/>
    </style:style>
    <style:style style:name="P11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1e52a" style:font-size-asian="23.5pt" style:font-name-complex="MSI_Z012" style:font-size-complex="23.5pt"/>
    </style:style>
    <style:style style:name="P12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27c4a3" style:font-name-complex="MSI_Z005"/>
    </style:style>
    <style:style style:name="P13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2884d0" style:font-name-complex="MSI_Z006"/>
    </style:style>
    <style:style style:name="P14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officeooo:paragraph-rsid="001fd767" style:font-name-complex="MSI_Z001"/>
    </style:style>
    <style:style style:name="P15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officeooo:paragraph-rsid="00213101" style:font-name-complex="MSI_Z002"/>
    </style:style>
    <style:style style:name="P16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22b8f9" style:font-size-asian="23.5pt" style:font-name-complex="MSI_Z004" style:font-size-complex="23.5pt"/>
    </style:style>
    <style:style style:name="P17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2e076d" style:font-size-asian="23.5pt" style:font-name-complex="MSI_Z008" style:font-size-complex="23.5pt"/>
    </style:style>
    <style:style style:name="P18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2f0bc4" style:font-size-asian="23.5pt" style:font-name-complex="MSI_Z009" style:font-size-complex="23.5pt"/>
    </style:style>
    <style:style style:name="P19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27c4a3" style:font-name-complex="MSI_Z005"/>
    </style:style>
    <style:style style:name="P20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2884d0" style:font-name-complex="MSI_Z006"/>
    </style:style>
    <style:style style:name="P21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BASMALAH" fo:font-size="23.5pt" officeooo:rsid="001301fe" officeooo:paragraph-rsid="001fd767" style:font-size-asian="23.5pt" style:font-name-complex="MSI_BASMALAH" style:font-size-complex="23.5pt"/>
    </style:style>
    <style:style style:name="P22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QCF_P002" fo:font-size="23.5pt" officeooo:rsid="00055401" officeooo:paragraph-rsid="00213101" style:font-size-asian="23.5pt" style:font-name-complex="MSI_BASMALAH" style:font-size-complex="23.5pt"/>
    </style:style>
    <style:style style:name="P23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QCF_P002" fo:font-size="23.5pt" officeooo:rsid="00055401" officeooo:paragraph-rsid="00213101" style:font-size-asian="23.5pt" style:font-name-complex="MSI_BASMALAH1" style:font-size-complex="23.5pt"/>
    </style:style>
    <style:style style:name="P24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Z001" fo:font-size="23.5pt" officeooo:paragraph-rsid="001fd767" style:font-size-asian="23.5pt" style:font-name-complex="MSI_Z001" style:font-size-complex="23.5pt"/>
    </style:style>
    <style:style style:name="P25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MSI_BASMALAH1" fo:font-size="23.5pt" officeooo:rsid="00055401" officeooo:paragraph-rsid="00213101" style:font-size-asian="23.5pt" style:font-name-complex="MSI_BASMALAH1" style:font-size-complex="23.5pt"/>
    </style:style>
    <style:style style:name="P26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2bd0e0" style:font-name-complex="MSI_Z007"/>
    </style:style>
    <style:style style:name="P27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0aee2" style:font-name-complex="MSI_Z010"/>
    </style:style>
    <style:style style:name="P28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1667d" style:font-name-complex="MSI_Z011"/>
    </style:style>
    <style:style style:name="P29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1e52a" style:font-name-complex="MSI_Z012"/>
    </style:style>
    <style:style style:name="P30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reak-before="page" fo:background-color="transparent" style:writing-mode="rl-tb"/>
      <style:text-properties style:use-window-font-color="true" style:font-name="MSI_Z003" officeooo:paragraph-rsid="00187751" style:font-name-complex="MSI_Z0031"/>
    </style:style>
    <style:style style:name="P31" style:family="paragraph" style:parent-style-name="Standard" style:master-page-name="">
      <loext:graphic-properties draw:fill="none"/>
      <style:paragraph-properties fo:margin-top="0in" fo:margin-bottom="0in" loext:contextual-spacing="false" fo:line-height="100%" fo:text-align="center" style:justify-single-word="false" style:page-number="auto" fo:background-color="transparent" style:writing-mode="rl-tb"/>
      <style:text-properties style:use-window-font-color="true" style:font-name="MSI_BASMALAH" fo:font-size="23.5pt" officeooo:rsid="001301fe" officeooo:paragraph-rsid="001fd767" style:font-size-asian="23.5pt" style:font-name-complex="MSI_BASMALAH" style:font-size-complex="23.5pt"/>
    </style:style>
    <style:style style:name="P32" style:family="paragraph" style:parent-style-name="Standard" style:master-page-name="Standard">
      <style:paragraph-properties fo:margin-top="0in" fo:margin-bottom="0in" loext:contextual-spacing="false" fo:line-height="100%" fo:text-align="justify" fo:text-align-last="center" style:justify-single-word="false" style:page-number="auto" fo:break-before="page" style:writing-mode="rl-tb"/>
      <style:text-properties style:use-window-font-color="true" style:font-name="MSI_BASMALAH1" fo:font-size="23.5pt" officeooo:rsid="00055401" officeooo:paragraph-rsid="00213101" style:font-size-asian="23.5pt" style:font-name-complex="MSI_BASMALAH1" style:font-size-complex="23.5pt"/>
    </style:style>
    <style:style style:name="P33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22b8f9" style:font-size-asian="23.5pt" style:font-name-complex="MSI_Z004" style:font-size-complex="23.5pt"/>
    </style:style>
    <style:style style:name="P34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2e076d" style:font-size-asian="23.5pt" style:font-name-complex="MSI_Z008" style:font-size-complex="23.5pt"/>
    </style:style>
    <style:style style:name="P35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2f0bc4" style:font-size-asian="23.5pt" style:font-name-complex="MSI_Z009" style:font-size-complex="23.5pt"/>
    </style:style>
    <style:style style:name="P36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27c4a3" style:font-name-complex="MSI_Z005"/>
    </style:style>
    <style:style style:name="P37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2884d0" style:font-name-complex="MSI_Z006"/>
    </style:style>
    <style:style style:name="P38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2bd0e0" style:font-name-complex="MSI_Z007"/>
    </style:style>
    <style:style style:name="P39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0aee2" style:font-name-complex="MSI_Z010"/>
    </style:style>
    <style:style style:name="P40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1667d" style:font-name-complex="MSI_Z011"/>
    </style:style>
    <style:style style:name="P41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1e52a" style:font-name-complex="MSI_Z012"/>
    </style:style>
    <style:style style:name="P42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4dae9" style:font-size-asian="23.5pt" style:font-name-complex="MSI_Z013" style:font-size-complex="23.5pt"/>
    </style:style>
    <style:style style:name="P43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6fcb7" style:font-size-asian="23.5pt" style:font-name-complex="MSI_Z014" style:font-size-complex="23.5pt"/>
    </style:style>
    <style:style style:name="P44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93a5d" style:font-size-asian="23.5pt" style:font-name-complex="MSI_Z015" style:font-size-complex="23.5pt"/>
    </style:style>
    <style:style style:name="P45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a6262" style:font-size-asian="23.5pt" style:font-name-complex="MSI_016" style:font-size-complex="23.5pt"/>
    </style:style>
    <style:style style:name="P46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ae07f" style:font-size-asian="23.5pt" style:font-name-complex="MSI_Z017" style:font-size-complex="23.5pt"/>
    </style:style>
    <style:style style:name="P47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b801e" style:font-size-asian="23.5pt" style:font-name-complex="MSI_Z018" style:font-size-complex="23.5pt"/>
    </style:style>
    <style:style style:name="P48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d54eb" style:font-size-asian="23.5pt" style:font-name-complex="MSI_Z019" style:font-size-complex="23.5pt"/>
    </style:style>
    <style:style style:name="P49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f0992" style:font-size-asian="23.5pt" style:font-name-complex="MSI_Z020" style:font-size-complex="23.5pt"/>
    </style:style>
    <style:style style:name="P50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ff15f" style:font-size-asian="23.5pt" style:font-name-complex="MSI_Z021" style:font-size-complex="23.5pt"/>
    </style:style>
    <style:style style:name="P51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4dae9" style:font-size-asian="23.5pt" style:font-name-complex="MSI_Z013" style:font-size-complex="23.5pt"/>
    </style:style>
    <style:style style:name="P52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a6262" style:font-size-asian="23.5pt" style:font-name-complex="MSI_016" style:font-size-complex="23.5pt"/>
    </style:style>
    <style:style style:name="P53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b801e" style:font-size-asian="23.5pt" style:font-name-complex="MSI_Z018" style:font-size-complex="23.5pt"/>
    </style:style>
    <style:style style:name="P54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f0992" style:font-size-asian="23.5pt" style:font-name-complex="MSI_Z020" style:font-size-complex="23.5pt"/>
    </style:style>
    <style:style style:name="P55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ff15f" style:font-size-asian="23.5pt" style:font-name-complex="MSI_Z021" style:font-size-complex="23.5pt"/>
    </style:style>
    <style:style style:name="P56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6fcb7" style:font-name-complex="MSI_Z014"/>
    </style:style>
    <style:style style:name="P57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93a5d" style:font-name-complex="MSI_Z015"/>
    </style:style>
    <style:style style:name="P58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ae07f" style:font-name-complex="MSI_Z017"/>
    </style:style>
    <style:style style:name="P59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d54eb" style:font-name-complex="MSI_Z019"/>
    </style:style>
    <style:style style:name="P60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4dae9" style:font-size-asian="23.5pt" style:font-name-complex="MSI_Z013" style:font-size-complex="23.5pt"/>
    </style:style>
    <style:style style:name="P61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6fcb7" style:font-name-complex="MSI_Z014"/>
    </style:style>
    <style:style style:name="P62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93a5d" style:font-name-complex="MSI_Z015"/>
    </style:style>
    <style:style style:name="P63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a6262" style:font-size-asian="23.5pt" style:font-name-complex="MSI_016" style:font-size-complex="23.5pt"/>
    </style:style>
    <style:style style:name="P64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ae07f" style:font-name-complex="MSI_Z017"/>
    </style:style>
    <style:style style:name="P65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b801e" style:font-size-asian="23.5pt" style:font-name-complex="MSI_Z018" style:font-size-complex="23.5pt"/>
    </style:style>
    <style:style style:name="P66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d54eb" style:font-name-complex="MSI_Z019"/>
    </style:style>
    <style:style style:name="P67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f0992" style:font-size-asian="23.5pt" style:font-name-complex="MSI_Z020" style:font-size-complex="23.5pt"/>
    </style:style>
    <style:style style:name="P68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ff15f" style:font-size-asian="23.5pt" style:font-name-complex="MSI_Z021" style:font-size-complex="23.5pt"/>
    </style:style>
    <style:style style:name="T1" style:family="text">
      <style:text-properties style:font-name="MSI_Z0031" fo:font-size="23.5pt" style:font-size-asian="23.5pt" style:font-size-complex="23.5pt"/>
    </style:style>
    <style:style style:name="T2" style:family="text">
      <style:text-properties fo:font-size="23.5pt" style:font-size-asian="23.5pt" style:font-size-complex="23.5pt"/>
    </style:style>
    <style:style style:name="T3" style:family="text">
      <style:text-properties fo:color="#000000" style:font-name="QCF_P013"/>
    </style:style>
    <style:style style:name="T4" style:family="text">
      <style:text-properties fo:color="#000000" style:font-name="MSI_Z013"/>
    </style:style>
    <style:style style:name="T5" style:family="text">
      <style:text-properties fo:color="#000000" style:font-name="MSI_Z013" fo:font-size="23.5pt" style:font-size-asian="23.5pt" style:font-size-complex="23.5pt"/>
    </style:style>
    <style:style style:name="T6" style:family="text">
      <style:text-properties fo:color="#000000" style:font-name="QCF_P014" fo:font-size="23.5pt" style:font-size-asian="23.5pt" style:font-size-complex="23.5pt"/>
    </style:style>
    <style:style style:name="T7" style:family="text">
      <style:text-properties fo:color="#000000" style:font-name="QCF_P014"/>
    </style:style>
    <style:style style:name="T8" style:family="text">
      <style:text-properties fo:color="#000000" style:font-name="QCF_P015" fo:font-size="23.5pt" style:font-size-asian="23.5pt" style:font-size-complex="23.5pt"/>
    </style:style>
    <style:style style:name="T9" style:family="text">
      <style:text-properties fo:color="#000000" style:font-name="QCF_P015"/>
    </style:style>
    <style:style style:name="T10" style:family="text">
      <style:text-properties fo:color="#000000" style:font-name="QCF_P016"/>
    </style:style>
    <style:style style:name="T11" style:family="text">
      <style:text-properties fo:color="#000000" style:font-name="QCF_P017" fo:font-size="23.5pt" style:font-size-asian="23.5pt" style:font-size-complex="23.5pt"/>
    </style:style>
    <style:style style:name="T12" style:family="text">
      <style:text-properties fo:color="#000000" style:font-name="QCF_P017"/>
    </style:style>
    <style:style style:name="T13" style:family="text">
      <style:text-properties fo:color="#000000" style:font-name="QCF_P018"/>
    </style:style>
    <style:style style:name="T14" style:family="text">
      <style:text-properties fo:color="#000000" style:font-name="QCF_P019" fo:font-size="23.5pt" style:font-size-asian="23.5pt" style:font-size-complex="23.5pt"/>
    </style:style>
    <style:style style:name="T15" style:family="text">
      <style:text-properties fo:color="#000000" style:font-name="QCF_P019"/>
    </style:style>
    <style:style style:name="T16" style:family="text">
      <style:text-properties fo:color="#000000" style:font-name="QCF_P020"/>
    </style:style>
    <style:style style:name="T17" style:family="text">
      <style:text-properties fo:color="#000000" style:font-name="QCF_P021"/>
    </style:style>
    <style:style style:name="T18" style:family="text">
      <style:text-properties fo:color="#0000a5" style:font-name="QCF_P013"/>
    </style:style>
    <style:style style:name="T19" style:family="text">
      <style:text-properties fo:color="#0000a5" style:font-name="QCF_P014" fo:font-size="23.5pt" style:font-size-asian="23.5pt" style:font-size-complex="23.5pt"/>
    </style:style>
    <style:style style:name="T20" style:family="text">
      <style:text-properties fo:color="#0000a5" style:font-name="QCF_P015" fo:font-size="23.5pt" style:font-size-asian="23.5pt" style:font-size-complex="23.5pt"/>
    </style:style>
    <style:style style:name="T21" style:family="text">
      <style:text-properties fo:color="#0000a5" style:font-name="QCF_P016"/>
    </style:style>
    <style:style style:name="T22" style:family="text">
      <style:text-properties fo:color="#0000a5" style:font-name="QCF_P017" fo:font-size="23.5pt" style:font-size-asian="23.5pt" style:font-size-complex="23.5pt"/>
    </style:style>
    <style:style style:name="T23" style:family="text">
      <style:text-properties fo:color="#0000a5" style:font-name="QCF_P018"/>
    </style:style>
    <style:style style:name="T24" style:family="text">
      <style:text-properties fo:color="#0000a5" style:font-name="QCF_P019" fo:font-size="23.5pt" style:font-size-asian="23.5pt" style:font-size-complex="23.5pt"/>
    </style:style>
    <style:style style:name="T25" style:family="text">
      <style:text-properties fo:color="#0000a5" style:font-name="QCF_P019"/>
    </style:style>
    <style:style style:name="T26" style:family="text">
      <style:text-properties fo:color="#0000a5" style:font-name="QCF_P020"/>
    </style:style>
    <style:style style:name="T27" style:family="text">
      <style:text-properties fo:color="#0000a5" style:font-name="QCF_P021"/>
    </style:style>
    <style:style style:name="T28" style:family="text">
      <style:text-properties style:font-name="QCF_P001" fo:font-size="23.5pt" style:font-size-asian="23.5pt" style:font-size-complex="23.5pt"/>
    </style:style>
    <style:style style:name="T29" style:family="text">
      <style:text-properties style:font-name="MSI_Z001" fo:font-size="23.5pt" style:font-size-asian="23.5pt" style:font-size-complex="23.5pt"/>
    </style:style>
    <style:style style:name="T30" style:family="text">
      <style:text-properties style:font-name="QCF_P002" fo:font-size="23.5pt" style:font-size-asian="23.5pt" style:font-size-complex="23.5pt"/>
    </style:style>
    <style:style style:name="T31" style:family="text">
      <style:text-properties style:font-name="MSI_Z002" fo:font-size="23.5pt" style:font-size-asian="23.5pt" style:font-size-complex="23.5pt"/>
    </style:style>
    <style:style style:name="T32" style:family="text">
      <style:text-properties style:font-name="QCF_P004"/>
    </style:style>
    <style:style style:name="T33" style:family="text">
      <style:text-properties style:font-name="MSI_Z004"/>
    </style:style>
    <style:style style:name="T34" style:family="text">
      <style:text-properties fo:color="#ff00ff" style:font-name="QCF_P014" fo:font-size="23.5pt" style:font-size-asian="23.5pt" style:font-size-complex="23.5pt"/>
    </style:style>
    <style:style style:name="T35" style:family="text">
      <style:text-properties fo:color="#ff00ff" style:font-name="QCF_P019" fo:font-size="23.5pt" style:font-size-asian="23.5pt" style:font-size-complex="23.5pt"/>
    </style:style>
    <style:style style:name="T36" style:family="text">
      <style:text-properties style:font-name="QCF_P005" fo:font-size="23.5pt" style:font-size-asian="23.5pt" style:font-size-complex="23.5pt"/>
    </style:style>
    <style:style style:name="T37" style:family="text">
      <style:text-properties style:font-name="MSI_Z005" fo:font-size="23.5pt" style:font-size-asian="23.5pt" style:font-size-complex="23.5pt"/>
    </style:style>
    <style:style style:name="T38" style:family="text">
      <style:text-properties style:font-name="QCF_P006" fo:font-size="23.5pt" style:font-size-asian="23.5pt" style:font-size-complex="23.5pt"/>
    </style:style>
    <style:style style:name="T39" style:family="text">
      <style:text-properties style:font-name="MSI_Z006" fo:font-size="23.5pt" style:font-size-asian="23.5pt" style:font-size-complex="23.5pt"/>
    </style:style>
    <style:style style:name="T40" style:family="text">
      <style:text-properties style:font-name="QCF_P007"/>
    </style:style>
    <style:style style:name="T41" style:family="text">
      <style:text-properties style:font-name="QCF_P007" fo:font-size="23.5pt" style:font-size-asian="23.5pt" style:font-size-complex="23.5pt"/>
    </style:style>
    <style:style style:name="T42" style:family="text">
      <style:text-properties style:font-name="MSI_Z007"/>
    </style:style>
    <style:style style:name="T43" style:family="text">
      <style:text-properties style:font-name="MSI_Z007" fo:font-size="23.5pt" style:font-size-asian="23.5pt" style:font-size-complex="23.5pt"/>
    </style:style>
    <style:style style:name="T44" style:family="text">
      <style:text-properties style:font-name="QCF_P008"/>
    </style:style>
    <style:style style:name="T45" style:family="text">
      <style:text-properties style:font-name="MSI_Z008"/>
    </style:style>
    <style:style style:name="T46" style:family="text">
      <style:text-properties style:font-name="MSI_Z008" fo:font-size="23.5pt" style:font-size-asian="23.5pt" style:font-size-complex="23.5pt"/>
    </style:style>
    <style:style style:name="T47" style:family="text">
      <style:text-properties style:font-name="QCF_P009"/>
    </style:style>
    <style:style style:name="T48" style:family="text">
      <style:text-properties style:font-name="QCF_P010"/>
    </style:style>
    <style:style style:name="T49" style:family="text">
      <style:text-properties style:font-name="QCF_P010" fo:font-size="23.5pt" style:font-size-asian="23.5pt" style:font-size-complex="23.5pt"/>
    </style:style>
    <style:style style:name="T50" style:family="text">
      <style:text-properties style:font-name="QCF_P011"/>
    </style:style>
    <style:style style:name="T51" style:family="text">
      <style:text-properties style:font-name="QCF_P011" fo:font-size="23.5pt" style:font-size-asian="23.5pt" style:font-size-complex="23.5pt"/>
    </style:style>
    <style:style style:name="T52" style:family="text">
      <style:text-properties style:font-name="QCF_P012"/>
    </style:style>
    <style:style style:name="T53" style:family="text">
      <style:text-properties style:font-name="QCF_P012" fo:font-size="23.5pt" style:font-size-asian="23.5pt" style:font-size-complex="23.5pt"/>
    </style:style>
    <style:style style:name="T54" style:family="text">
      <style:text-properties style:font-name="QCF_P013"/>
    </style:style>
    <style:style style:name="T55" style:family="text">
      <style:text-properties style:font-name="QCF_P013"/>
    </style:style>
    <style:style style:name="T56" style:family="text">
      <style:text-properties style:font-name="MSI_Z013"/>
    </style:style>
    <style:style style:name="T57" style:family="text">
      <style:text-properties style:font-name="MSI_Z013" fo:font-size="23.5pt" style:font-size-asian="23.5pt" style:font-size-complex="23.5pt"/>
    </style:style>
    <style:style style:name="T58" style:family="text">
      <style:text-properties style:font-name="QCF_P014" fo:font-size="23.5pt" style:font-size-asian="23.5pt" style:font-size-complex="23.5pt"/>
    </style:style>
    <style:style style:name="T59" style:family="text">
      <style:text-properties style:font-name="QCF_P014" fo:font-size="23.5pt" style:font-size-asian="23.5pt" style:font-size-complex="23.5pt"/>
    </style:style>
    <style:style style:name="T60" style:family="text">
      <style:text-properties style:font-name="QCF_P014" fo:font-size="23.5pt" style:font-size-asian="23.5pt" style:font-size-complex="23.5pt"/>
    </style:style>
    <style:style style:name="T61" style:family="text">
      <style:text-properties style:font-name="QCF_P014"/>
    </style:style>
    <style:style style:name="T62" style:family="text">
      <style:text-properties style:font-name="QCF_P015" fo:font-size="23.5pt" style:font-size-asian="23.5pt" style:font-size-complex="23.5pt"/>
    </style:style>
    <style:style style:name="T63" style:family="text">
      <style:text-properties style:font-name="QCF_P015" fo:font-size="23.5pt" style:font-size-asian="23.5pt" style:font-size-complex="23.5pt"/>
    </style:style>
    <style:style style:name="T64" style:family="text">
      <style:text-properties style:font-name="QCF_P015"/>
    </style:style>
    <style:style style:name="T65" style:family="text">
      <style:text-properties style:font-name="QCF_P016"/>
    </style:style>
    <style:style style:name="T66" style:family="text">
      <style:text-properties style:font-name="QCF_P016"/>
    </style:style>
    <style:style style:name="T67" style:family="text">
      <style:text-properties style:font-name="QCF_P017" fo:font-size="23.5pt" style:font-size-asian="23.5pt" style:font-size-complex="23.5pt"/>
    </style:style>
    <style:style style:name="T68" style:family="text">
      <style:text-properties style:font-name="QCF_P017" fo:font-size="23.5pt" style:font-size-asian="23.5pt" style:font-size-complex="23.5pt"/>
    </style:style>
    <style:style style:name="T69" style:family="text">
      <style:text-properties style:font-name="QCF_P017"/>
    </style:style>
    <style:style style:name="T70" style:family="text">
      <style:text-properties style:font-name="QCF_P018"/>
    </style:style>
    <style:style style:name="T71" style:family="text">
      <style:text-properties style:font-name="QCF_P018"/>
    </style:style>
    <style:style style:name="T72" style:family="text">
      <style:text-properties style:font-name="QCF_P019" fo:font-size="23.5pt" style:font-size-asian="23.5pt" style:font-size-complex="23.5pt"/>
    </style:style>
    <style:style style:name="T73" style:family="text">
      <style:text-properties style:font-name="QCF_P019" fo:font-size="23.5pt" style:font-size-asian="23.5pt" style:font-size-complex="23.5pt"/>
    </style:style>
    <style:style style:name="T74" style:family="text">
      <style:text-properties style:font-name="QCF_P019" fo:font-size="23.5pt" style:font-size-asian="23.5pt" style:font-size-complex="23.5pt"/>
    </style:style>
    <style:style style:name="T75" style:family="text">
      <style:text-properties style:font-name="QCF_P019"/>
    </style:style>
    <style:style style:name="T76" style:family="text">
      <style:text-properties style:font-name="QCF_P019"/>
    </style:style>
    <style:style style:name="T77" style:family="text">
      <style:text-properties style:font-name="QCF_P020"/>
    </style:style>
    <style:style style:name="T78" style:family="text">
      <style:text-properties style:font-name="QCF_P020"/>
    </style:style>
    <style:style style:name="T79" style:family="text">
      <style:text-properties style:font-name="QCF_P021"/>
    </style:style>
    <style:style style:name="T80" style:family="text">
      <style:text-properties style:font-name="QCF_P02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21"/>
      <text:p text:style-name="P21"/>
      <text:p text:style-name="P21">ﮌﮍ</text:p>
      <text:p text:style-name="P24"/>
      <text:p text:style-name="P14"><text:span text:style-name="T28">ﭑ</text:span><text:span text:style-name="T29"> </text:span><text:span text:style-name="T28">ﭒ</text:span><text:span text:style-name="T29"> </text:span><text:span text:style-name="T28">ﭓ</text:span><text:span text:style-name="T29"> </text:span><text:span text:style-name="T28">ﭔ</text:span><text:span text:style-name="T29"> </text:span><text:span text:style-name="T28">ﭕ</text:span></text:p>
      <text:p text:style-name="P14"><text:span text:style-name="T29"><text:s/></text:span><text:span text:style-name="T28">ﭖ</text:span><text:span text:style-name="T29"> </text:span><text:span text:style-name="T28">ﭗ</text:span><text:span text:style-name="T29"> </text:span><text:span text:style-name="T28">ﭘ</text:span><text:span text:style-name="T29"> </text:span><text:span text:style-name="T28">ﭙ</text:span><text:span text:style-name="T29"> </text:span><text:span text:style-name="T28">ﭚ</text:span></text:p>
      <text:p text:style-name="P14"><text:span text:style-name="T29"><text:s/></text:span><text:span text:style-name="T28">ﭛ</text:span><text:span text:style-name="T29"> </text:span><text:span text:style-name="T28">ﭜ</text:span><text:span text:style-name="T29"> </text:span><text:span text:style-name="T28">ﭝ</text:span><text:span text:style-name="T29"> </text:span><text:span text:style-name="T28">ﭞ</text:span><text:span text:style-name="T29"> </text:span><text:span text:style-name="T28">ﭟ</text:span><text:span text:style-name="T29"> </text:span><text:span text:style-name="T28">ﭠ</text:span><text:span text:style-name="T29"> </text:span><text:span text:style-name="T28">ﭡ</text:span></text:p>
      <text:p text:style-name="P14"><text:span text:style-name="T29"><text:s/></text:span><text:span text:style-name="T28">ﭢ</text:span><text:span text:style-name="T29"> </text:span><text:span text:style-name="T28">ﭣ</text:span><text:span text:style-name="T29"> </text:span><text:span text:style-name="T28">ﭤ</text:span><text:span text:style-name="T29"> </text:span><text:span text:style-name="T28">ﭥ</text:span><text:span text:style-name="T29"> </text:span><text:span text:style-name="T28">ﭦ</text:span><text:span text:style-name="T29"> </text:span><text:span text:style-name="T28">ﭧ</text:span></text:p>
      <text:p text:style-name="P14"><text:span text:style-name="T29"><text:s/></text:span><text:span text:style-name="T28">ﭨ</text:span><text:span text:style-name="T29"> </text:span><text:span text:style-name="T28">ﭩ</text:span><text:span text:style-name="T29"> </text:span><text:span text:style-name="T28">ﭪ</text:span><text:span text:style-name="T29"> </text:span><text:span text:style-name="T28">ﭫ</text:span><text:span text:style-name="T29"> </text:span><text:span text:style-name="T28">ﭬ</text:span><text:span text:style-name="T29"> </text:span><text:span text:style-name="T28">ﭭ</text:span></text:p>
      <text:p text:style-name="P14"><text:span text:style-name="T29"><text:s/></text:span><text:span text:style-name="T28">ﭮ</text:span><text:span text:style-name="T29"> </text:span><text:span text:style-name="T28">ﭯ</text:span><text:span text:style-name="T29"> </text:span><text:span text:style-name="T28">ﭰ</text:span><text:span text:style-name="T29"> </text:span><text:span text:style-name="T28">ﭱ</text:span></text:p>
      <text:p text:style-name="P3"><text:span text:style-name="T29"><text:s/></text:span><text:span text:style-name="T28">ﭲ</text:span><text:span text:style-name="T29"> </text:span><text:span text:style-name="T28">ﭳ</text:span><text:span text:style-name="T29"> </text:span><text:span text:style-name="T28">ﭴ</text:span><text:span text:style-name="T29"> </text:span></text:p>
      <text:p text:style-name="P32"/>
      <text:p text:style-name="P25"/>
      <text:p text:style-name="P25"/>
      <text:p text:style-name="P23">ﮌﮎ</text:p>
      <text:p text:style-name="P25"/>
      <text:p text:style-name="P22">ﭚﭛﭜﭝ</text:p>
      <text:p text:style-name="P15"><text:span text:style-name="T30">ﭑ</text:span><text:span text:style-name="T31"> </text:span><text:span text:style-name="T30">ﭒ</text:span><text:span text:style-name="T31"> </text:span><text:span text:style-name="T30">ﭓ</text:span><text:span text:style-name="T31"> </text:span><text:span text:style-name="T30">ﭔ</text:span><text:span text:style-name="T31"> </text:span><text:span text:style-name="T30">ﭕ</text:span><text:span text:style-name="T31"> </text:span><text:span text:style-name="T30">ﭖﭗ</text:span><text:span text:style-name="T31"> </text:span><text:span text:style-name="T30">ﭘﭙ</text:span><text:span text:style-name="T31"> </text:span><text:span text:style-name="T30">ﭚ</text:span></text:p>
      <text:p text:style-name="P15"><text:span text:style-name="T31"><text:s/></text:span><text:span text:style-name="T30">ﭛ</text:span><text:span text:style-name="T31"> </text:span><text:span text:style-name="T30">ﭜ</text:span><text:span text:style-name="T31"> </text:span><text:span text:style-name="T30">ﭝ</text:span><text:span text:style-name="T31"> </text:span><text:span text:style-name="T30">ﭞ</text:span><text:span text:style-name="T31"> </text:span><text:span text:style-name="T30">ﭟ</text:span><text:span text:style-name="T31"> </text:span><text:span text:style-name="T30">ﭠ</text:span><text:span text:style-name="T31"> </text:span><text:span text:style-name="T30">ﭡ</text:span></text:p>
      <text:p text:style-name="P15"><text:span text:style-name="T31"><text:s/></text:span><text:span text:style-name="T30">ﭢ</text:span><text:span text:style-name="T31"> </text:span><text:span text:style-name="T30">ﭣ</text:span><text:span text:style-name="T31"> </text:span><text:span text:style-name="T30">ﭤ</text:span><text:span text:style-name="T31"> </text:span><text:span text:style-name="T30">ﭥ</text:span><text:span text:style-name="T31"> </text:span><text:span text:style-name="T30">ﭦ</text:span><text:span text:style-name="T31"> </text:span><text:span text:style-name="T30">ﭧ</text:span><text:span text:style-name="T31"> </text:span><text:span text:style-name="T30">ﭨ</text:span><text:span text:style-name="T31"> </text:span><text:span text:style-name="T30">ﭩ</text:span></text:p>
      <text:p text:style-name="P15"><text:span text:style-name="T31"><text:s/></text:span><text:span text:style-name="T30">ﭪ</text:span><text:span text:style-name="T31"> </text:span><text:span text:style-name="T30">ﭫ</text:span><text:span text:style-name="T31"> </text:span><text:span text:style-name="T30">ﭬ</text:span><text:span text:style-name="T31"> </text:span><text:span text:style-name="T30">ﭭ</text:span><text:span text:style-name="T31"> </text:span><text:span text:style-name="T30">ﭮ</text:span><text:span text:style-name="T31"> </text:span><text:span text:style-name="T30">ﭯ</text:span><text:span text:style-name="T31"> </text:span><text:span text:style-name="T30">ﭰ</text:span><text:span text:style-name="T31"> </text:span><text:span text:style-name="T30">ﭱ</text:span><text:span text:style-name="T31"> </text:span><text:span text:style-name="T30">ﭲ</text:span></text:p>
      <text:p text:style-name="P15"><text:span text:style-name="T31"><text:s/></text:span><text:span text:style-name="T30">ﭳ</text:span><text:span text:style-name="T31"> </text:span><text:span text:style-name="T30">ﭴ</text:span><text:span text:style-name="T31"> </text:span><text:span text:style-name="T30">ﭵ</text:span><text:span text:style-name="T31"> </text:span><text:span text:style-name="T30">ﭶ</text:span><text:span text:style-name="T31"> </text:span><text:span text:style-name="T30">ﭷﭸ</text:span><text:span text:style-name="T31"> </text:span><text:span text:style-name="T30">ﭹ</text:span></text:p>
      <text:p text:style-name="P4"><text:span text:style-name="T31"><text:s/></text:span><text:span text:style-name="T30">ﭺ</text:span><text:span text:style-name="T31"> </text:span><text:span text:style-name="T30">ﭻ</text:span><text:span text:style-name="T31"> </text:span><text:span text:style-name="T30">ﭼ</text:span></text:p>
      <text:p text:style-name="P30"><text:span text:style-name="T2">ﭑ</text:span><text:span text:style-name="T1"> </text:span><text:span text:style-name="T2">ﭒ</text:span><text:span text:style-name="T1"> </text:span><text:span text:style-name="T2">ﭓ</text:span><text:span text:style-name="T1"> </text:span><text:span text:style-name="T2">ﭔ</text:span><text:span text:style-name="T1"> </text:span><text:span text:style-name="T2">ﭕ</text:span><text:span text:style-name="T1"> </text:span><text:span text:style-name="T2">ﭖ</text:span><text:span text:style-name="T1"> </text:span><text:span text:style-name="T2">ﭗ</text:span><text:span text:style-name="T1"> </text:span><text:span text:style-name="T2">ﭘ</text:span><text:span text:style-name="T1"> </text:span><text:span text:style-name="T2">ﭙ</text:span></text:p>
      <text:p text:style-name="P2"><text:span text:style-name="T2">ﭚ</text:span><text:span text:style-name="T1"> </text:span><text:span text:style-name="T2">ﭛ</text:span><text:span text:style-name="T1"> </text:span><text:span text:style-name="T2">ﭜ</text:span><text:span text:style-name="T1"> </text:span><text:span text:style-name="T2">ﭝ</text:span><text:span text:style-name="T1"> </text:span><text:span text:style-name="T2">ﭞ</text:span><text:span text:style-name="T1"> </text:span><text:span text:style-name="T2">ﭟ</text:span><text:span text:style-name="T1"> </text:span><text:span text:style-name="T2">ﭠ</text:span><text:span text:style-name="T1"> </text:span><text:span text:style-name="T2">ﭡ</text:span><text:span text:style-name="T1"> </text:span><text:span text:style-name="T2">ﭢﭣ</text:span><text:span text:style-name="T1"> </text:span><text:span text:style-name="T2">ﭤ</text:span></text:p>
      <text:p text:style-name="P2"><text:span text:style-name="T2">ﭥ</text:span><text:span text:style-name="T1"> </text:span><text:span text:style-name="T2">ﭦﭧ</text:span><text:span text:style-name="T1"> </text:span><text:span text:style-name="T2">ﭨ</text:span><text:span text:style-name="T1"> </text:span><text:span text:style-name="T2">ﭩ</text:span><text:span text:style-name="T1"> </text:span><text:span text:style-name="T2">ﭪ</text:span><text:span text:style-name="T1"> </text:span><text:span text:style-name="T2">ﭫ</text:span><text:span text:style-name="T1"> </text:span><text:span text:style-name="T2">ﭬ</text:span><text:span text:style-name="T1"> </text:span><text:span text:style-name="T2">ﭭ</text:span></text:p>
      <text:p text:style-name="P2"><text:span text:style-name="T2">ﭮ</text:span><text:span text:style-name="T1"> </text:span><text:span text:style-name="T2">ﭯ</text:span><text:span text:style-name="T1"> </text:span><text:span text:style-name="T2">ﭰ</text:span><text:span text:style-name="T1"> </text:span><text:span text:style-name="T2">ﭱ</text:span><text:span text:style-name="T1"> </text:span><text:span text:style-name="T2">ﭲ</text:span><text:span text:style-name="T1"> </text:span><text:span text:style-name="T2">ﭳ</text:span><text:span text:style-name="T1"> </text:span><text:span text:style-name="T2">ﭴ</text:span><text:span text:style-name="T1"> </text:span><text:span text:style-name="T2">ﭵ</text:span><text:span text:style-name="T1"> </text:span><text:span text:style-name="T2">ﭶ</text:span><text:span text:style-name="T1"> </text:span><text:span text:style-name="T2">ﭷ</text:span></text:p>
      <text:p text:style-name="P2"><text:span text:style-name="T2">ﭸ</text:span><text:span text:style-name="T1"> </text:span><text:span text:style-name="T2">ﭹ</text:span><text:span text:style-name="T1"> </text:span><text:span text:style-name="T2">ﭺ</text:span><text:span text:style-name="T1"> </text:span><text:span text:style-name="T2">ﭻ</text:span><text:span text:style-name="T1"> </text:span><text:span text:style-name="T2">ﭼ</text:span><text:span text:style-name="T1"> </text:span><text:span text:style-name="T2">ﭽ</text:span><text:span text:style-name="T1"> </text:span><text:span text:style-name="T2">ﭾ</text:span><text:span text:style-name="T1"> </text:span><text:span text:style-name="T2">ﭿ</text:span></text:p>
      <text:p text:style-name="P2"><text:span text:style-name="T2">ﮀ</text:span><text:span text:style-name="T1"> </text:span><text:span text:style-name="T2">ﮁ</text:span><text:span text:style-name="T1"> </text:span><text:span text:style-name="T2">ﮂ</text:span><text:span text:style-name="T1"> </text:span><text:span text:style-name="T2">ﮃ</text:span><text:span text:style-name="T1"> </text:span><text:span text:style-name="T2">ﮄ</text:span><text:span text:style-name="T1"> </text:span><text:span text:style-name="T2">ﮅ</text:span><text:span text:style-name="T1"> </text:span><text:span text:style-name="T2">ﮆ</text:span><text:span text:style-name="T1"> </text:span><text:span text:style-name="T2">ﮇ</text:span><text:span text:style-name="T1"> </text:span><text:span text:style-name="T2">ﮈﮉ</text:span></text:p>
      <text:p text:style-name="P2"><text:span text:style-name="T2">ﮊ</text:span><text:span text:style-name="T1"> </text:span><text:span text:style-name="T2">ﮋ</text:span><text:span text:style-name="T1"> </text:span><text:span text:style-name="T2">ﮌ</text:span><text:span text:style-name="T1"> </text:span><text:span text:style-name="T2">ﮍ</text:span><text:span text:style-name="T1"> </text:span><text:span text:style-name="T2">ﮎ</text:span><text:span text:style-name="T1"> </text:span><text:span text:style-name="T2">ﮏ</text:span><text:span text:style-name="T1"> </text:span><text:span text:style-name="T2">ﮐ</text:span><text:span text:style-name="T1"> </text:span><text:span text:style-name="T2">ﮑ</text:span><text:span text:style-name="T1"> </text:span><text:span text:style-name="T2">ﮒ</text:span><text:span text:style-name="T1"> </text:span><text:span text:style-name="T2">ﮓ</text:span></text:p>
      <text:p text:style-name="P2"><text:span text:style-name="T2">ﮔ</text:span><text:span text:style-name="T1"> </text:span><text:span text:style-name="T2">ﮕ</text:span><text:span text:style-name="T1"> </text:span><text:span text:style-name="T2">ﮖ</text:span><text:span text:style-name="T1"> </text:span><text:span text:style-name="T2">ﮗ</text:span><text:span text:style-name="T1"> </text:span><text:span text:style-name="T2">ﮘ</text:span><text:span text:style-name="T1"> </text:span><text:span text:style-name="T2">ﮙ</text:span><text:span text:style-name="T1"> </text:span><text:span text:style-name="T2">ﮚ</text:span><text:span text:style-name="T1"> </text:span><text:span text:style-name="T2">ﮛ</text:span><text:span text:style-name="T1"> </text:span><text:span text:style-name="T2">ﮜ</text:span><text:span text:style-name="T1"> </text:span><text:span text:style-name="T2">ﮝ</text:span><text:span text:style-name="T1"> </text:span><text:span text:style-name="T2">ﮞ</text:span></text:p>
      <text:p text:style-name="P2"><text:span text:style-name="T2">ﮟ</text:span><text:span text:style-name="T1"> </text:span><text:span text:style-name="T2">ﮠ</text:span><text:span text:style-name="T1"> </text:span><text:span text:style-name="T2">ﮡ</text:span><text:span text:style-name="T1"> </text:span><text:span text:style-name="T2">ﮢ</text:span><text:span text:style-name="T1"> </text:span><text:span text:style-name="T2">ﮣ</text:span><text:span text:style-name="T1"> </text:span><text:span text:style-name="T2">ﮤ</text:span><text:span text:style-name="T1"> </text:span><text:span text:style-name="T2">ﮥ</text:span><text:span text:style-name="T1"> </text:span><text:span text:style-name="T2">ﮦ</text:span><text:span text:style-name="T1"> </text:span><text:span text:style-name="T2">ﮧ</text:span></text:p>
      <text:p text:style-name="P2"><text:span text:style-name="T2">ﮨ</text:span><text:span text:style-name="T1"> </text:span><text:span text:style-name="T2">ﮩ</text:span><text:span text:style-name="T1"> </text:span><text:span text:style-name="T2">ﮪ</text:span><text:span text:style-name="T1"> </text:span><text:span text:style-name="T2">ﮫ</text:span><text:span text:style-name="T1"> </text:span><text:span text:style-name="T2">ﮬ</text:span><text:span text:style-name="T1"> </text:span><text:span text:style-name="T2">ﮭ</text:span><text:span text:style-name="T1"> </text:span><text:span text:style-name="T2">ﮮ</text:span><text:span text:style-name="T1"> </text:span><text:span text:style-name="T2">ﮯ</text:span><text:span text:style-name="T1"> </text:span><text:span text:style-name="T2">ﮰﮱ</text:span></text:p>
      <text:p text:style-name="P2"><text:span text:style-name="T2">ﯓ</text:span><text:span text:style-name="T1"> </text:span><text:span text:style-name="T2">ﯔ</text:span><text:span text:style-name="T1"> </text:span><text:span text:style-name="T2">ﯕ</text:span><text:span text:style-name="T1"> </text:span><text:span text:style-name="T2">ﯖ</text:span><text:span text:style-name="T1"> </text:span><text:span text:style-name="T2">ﯗ</text:span><text:span text:style-name="T1"> </text:span><text:span text:style-name="T2">ﯘ</text:span><text:span text:style-name="T1"> </text:span><text:span text:style-name="T2">ﯙ</text:span><text:span text:style-name="T1"> </text:span><text:span text:style-name="T2">ﯚ</text:span><text:span text:style-name="T1"> </text:span><text:span text:style-name="T2">ﯛ</text:span><text:span text:style-name="T1"> </text:span><text:span text:style-name="T2">ﯜ</text:span></text:p>
      <text:p text:style-name="P2"><text:span text:style-name="T2">ﯝ</text:span><text:span text:style-name="T1"> </text:span><text:span text:style-name="T2">ﯞ</text:span><text:span text:style-name="T1"> </text:span><text:span text:style-name="T2">ﯟ</text:span><text:span text:style-name="T1"> </text:span><text:span text:style-name="T2">ﯠ</text:span><text:span text:style-name="T1"> </text:span><text:span text:style-name="T2">ﯡ</text:span><text:span text:style-name="T1"> </text:span><text:span text:style-name="T2">ﯢ</text:span><text:span text:style-name="T1"> </text:span><text:span text:style-name="T2">ﯣ</text:span><text:span text:style-name="T1"> </text:span><text:span text:style-name="T2">ﯤ</text:span><text:span text:style-name="T1"> </text:span><text:span text:style-name="T2">ﯥ</text:span><text:span text:style-name="T1"> </text:span><text:span text:style-name="T2">ﯦ</text:span></text:p>
      <text:p text:style-name="P2"><text:span text:style-name="T2">ﯧ</text:span><text:span text:style-name="T1"> </text:span><text:span text:style-name="T2">ﯨ</text:span><text:span text:style-name="T1"> </text:span><text:span text:style-name="T2">ﯩ</text:span><text:span text:style-name="T1"> </text:span><text:span text:style-name="T2">ﯪ</text:span><text:span text:style-name="T1"> </text:span><text:span text:style-name="T2">ﯫ</text:span><text:span text:style-name="T1"> </text:span><text:span text:style-name="T2">ﯬ</text:span><text:span text:style-name="T1"> </text:span><text:span text:style-name="T2">ﯭ</text:span><text:span text:style-name="T1"> </text:span><text:span text:style-name="T2">ﯮ</text:span><text:span text:style-name="T1"> </text:span><text:span text:style-name="T2">ﯯ</text:span></text:p>
      <text:p text:style-name="P2"><text:span text:style-name="T2">ﯰ</text:span><text:span text:style-name="T1"> </text:span><text:span text:style-name="T2">ﯱ</text:span><text:span text:style-name="T1"> </text:span><text:span text:style-name="T2">ﯲ</text:span><text:span text:style-name="T1"> </text:span><text:span text:style-name="T2">ﯳ</text:span><text:span text:style-name="T1"> </text:span><text:span text:style-name="T2">ﯴ</text:span><text:span text:style-name="T1"> </text:span><text:span text:style-name="T2">ﯵ</text:span><text:span text:style-name="T1"> </text:span><text:span text:style-name="T2">ﯶ</text:span><text:span text:style-name="T1"> </text:span><text:span text:style-name="T2">ﯷ</text:span></text:p>
      <text:p text:style-name="P2"><text:span text:style-name="T2">ﯸ</text:span><text:span text:style-name="T1"> </text:span><text:span text:style-name="T2">ﯹ</text:span><text:span text:style-name="T1"> </text:span><text:span text:style-name="T2">ﯺ</text:span><text:span text:style-name="T1"> </text:span><text:span text:style-name="T2">ﯻ</text:span><text:span text:style-name="T1"> </text:span><text:span text:style-name="T2">ﯼ</text:span><text:span text:style-name="T1"> </text:span><text:span text:style-name="T2">ﯽ</text:span><text:span text:style-name="T1"> </text:span><text:span text:style-name="T2">ﯾ</text:span><text:span text:style-name="T1"> </text:span><text:span text:style-name="T2">ﯿ</text:span></text:p>
      <text:p text:style-name="P33"><text:span text:style-name="T32">ﭑ</text:span><text:span text:style-name="T33"> </text:span><text:span text:style-name="T32">ﭒ</text:span><text:span text:style-name="T33"> </text:span><text:span text:style-name="T32">ﭓ</text:span><text:span text:style-name="T33"> </text:span><text:span text:style-name="T32">ﭔ</text:span><text:span text:style-name="T33"> </text:span><text:span text:style-name="T32">ﭕ</text:span><text:span text:style-name="T33"> </text:span><text:span text:style-name="T32">ﭖ</text:span><text:span text:style-name="T33"> </text:span><text:span text:style-name="T32">ﭗ</text:span><text:span text:style-name="T33"> </text:span><text:span text:style-name="T32">ﭘ</text:span><text:span text:style-name="T33"> </text:span><text:span text:style-name="T32">ﭙ</text:span></text:p>
      <text:p text:style-name="P16"><text:span text:style-name="T32">ﭚ</text:span><text:span text:style-name="T33"> </text:span><text:span text:style-name="T32">ﭛ</text:span><text:span text:style-name="T33"> </text:span><text:span text:style-name="T32">ﭜ</text:span><text:span text:style-name="T33"> </text:span><text:span text:style-name="T32">ﭝ</text:span><text:span text:style-name="T33"> </text:span><text:span text:style-name="T32">ﭞ</text:span><text:span text:style-name="T33"> </text:span><text:span text:style-name="T32">ﭟ</text:span><text:span text:style-name="T33"> </text:span><text:span text:style-name="T32">ﭠ</text:span><text:span text:style-name="T33"> </text:span><text:span text:style-name="T32">ﭡ</text:span><text:span text:style-name="T33"> </text:span><text:span text:style-name="T32">ﭢ</text:span><text:span text:style-name="T33"> </text:span><text:span text:style-name="T32">ﭣ</text:span></text:p>
      <text:p text:style-name="P16"><text:span text:style-name="T32">ﭤ</text:span><text:span text:style-name="T33"> </text:span><text:span text:style-name="T32">ﭥ</text:span><text:span text:style-name="T33"> </text:span><text:span text:style-name="T32">ﭦ</text:span><text:span text:style-name="T33"> </text:span><text:span text:style-name="T32">ﭧ</text:span><text:span text:style-name="T33"> </text:span><text:span text:style-name="T32">ﭨ</text:span><text:span text:style-name="T33"> </text:span><text:span text:style-name="T32">ﭩ</text:span><text:span text:style-name="T33"> </text:span><text:span text:style-name="T32">ﭪ</text:span><text:span text:style-name="T33"> </text:span><text:span text:style-name="T32">ﭫ</text:span><text:span text:style-name="T33"> </text:span><text:span text:style-name="T32">ﭬ</text:span><text:span text:style-name="T33"> </text:span><text:span text:style-name="T32">ﭭ</text:span><text:span text:style-name="T33"> </text:span><text:span text:style-name="T32">ﭮ</text:span></text:p>
      <text:p text:style-name="P16"><text:span text:style-name="T32">ﭯ</text:span><text:span text:style-name="T33"> </text:span><text:span text:style-name="T32">ﭰ</text:span><text:span text:style-name="T33"> </text:span><text:span text:style-name="T32">ﭱ</text:span><text:span text:style-name="T33"> </text:span><text:span text:style-name="T32">ﭲ</text:span><text:span text:style-name="T33"> </text:span><text:span text:style-name="T32">ﭳ</text:span><text:span text:style-name="T33"> </text:span><text:span text:style-name="T32">ﭴ</text:span><text:span text:style-name="T33"> </text:span><text:span text:style-name="T32">ﭵ</text:span><text:span text:style-name="T33"> </text:span><text:span text:style-name="T32">ﭶ</text:span></text:p>
      <text:p text:style-name="P16"><text:span text:style-name="T32">ﭷ</text:span><text:span text:style-name="T33"> </text:span><text:span text:style-name="T32">ﭸ</text:span><text:span text:style-name="T33"> </text:span><text:span text:style-name="T32">ﭹﭺ</text:span><text:span text:style-name="T33"> </text:span><text:span text:style-name="T32">ﭻ</text:span><text:span text:style-name="T33"> </text:span><text:span text:style-name="T32">ﭼ</text:span><text:span text:style-name="T33"> </text:span><text:span text:style-name="T32">ﭽ</text:span><text:span text:style-name="T33"> </text:span><text:span text:style-name="T32">ﭾ</text:span><text:span text:style-name="T33"> </text:span><text:span text:style-name="T32">ﭿ</text:span><text:span text:style-name="T33"> </text:span><text:span text:style-name="T32">ﮀ</text:span></text:p>
      <text:p text:style-name="P16"><text:span text:style-name="T32">ﮁ</text:span><text:span text:style-name="T33"> </text:span><text:span text:style-name="T32">ﮂﮃ</text:span><text:span text:style-name="T33"> </text:span><text:span text:style-name="T32">ﮄ</text:span><text:span text:style-name="T33"> </text:span><text:span text:style-name="T32">ﮅ</text:span><text:span text:style-name="T33"> </text:span><text:span text:style-name="T32">ﮆ</text:span><text:span text:style-name="T33"> </text:span><text:span text:style-name="T32">ﮇ</text:span><text:span text:style-name="T33"> </text:span><text:span text:style-name="T32">ﮈ</text:span><text:span text:style-name="T33"> </text:span><text:span text:style-name="T32">ﮉ</text:span><text:span text:style-name="T33"> </text:span><text:span text:style-name="T32">ﮊ</text:span><text:span text:style-name="T33"> </text:span><text:span text:style-name="T32">ﮋ</text:span></text:p>
      <text:p text:style-name="P16"><text:span text:style-name="T32">ﮌﮍ</text:span><text:span text:style-name="T33"> </text:span><text:span text:style-name="T32">ﮎ</text:span><text:span text:style-name="T33"> </text:span><text:span text:style-name="T32">ﮏ</text:span><text:span text:style-name="T33"> </text:span><text:span text:style-name="T32">ﮐ</text:span><text:span text:style-name="T33"> </text:span><text:span text:style-name="T32">ﮑ</text:span><text:span text:style-name="T33"> </text:span><text:span text:style-name="T32">ﮒ</text:span><text:span text:style-name="T33"> </text:span><text:span text:style-name="T32">ﮓﮔ</text:span><text:span text:style-name="T33"> </text:span><text:span text:style-name="T32">ﮕ</text:span><text:span text:style-name="T33"> </text:span><text:span text:style-name="T32">ﮖ</text:span><text:span text:style-name="T33"> </text:span><text:span text:style-name="T32">ﮗ</text:span></text:p>
      <text:p text:style-name="P16"><text:span text:style-name="T32">ﮘ</text:span><text:span text:style-name="T33"> </text:span><text:span text:style-name="T32">ﮙ</text:span><text:span text:style-name="T33"> </text:span><text:span text:style-name="T32">ﮚ</text:span><text:span text:style-name="T33"> </text:span><text:span text:style-name="T32">ﮛ</text:span><text:span text:style-name="T33"> </text:span><text:span text:style-name="T32">ﮜ</text:span><text:span text:style-name="T33"> </text:span><text:span text:style-name="T32">ﮝ</text:span><text:span text:style-name="T33"> </text:span><text:span text:style-name="T32">ﮞ</text:span><text:span text:style-name="T33"> </text:span><text:span text:style-name="T32">ﮟ</text:span><text:span text:style-name="T33"> </text:span><text:span text:style-name="T32">ﮠ</text:span></text:p>
      <text:p text:style-name="P16"><text:span text:style-name="T32">ﮡ</text:span><text:span text:style-name="T33"> </text:span><text:span text:style-name="T32">ﮢ</text:span><text:span text:style-name="T33"> </text:span><text:span text:style-name="T32">ﮣ</text:span><text:span text:style-name="T33"> </text:span><text:span text:style-name="T32">ﮤ</text:span><text:span text:style-name="T33"> </text:span><text:span text:style-name="T32">ﮥ</text:span><text:span text:style-name="T33"> </text:span><text:span text:style-name="T32">ﮦ</text:span><text:span text:style-name="T33"> </text:span><text:span text:style-name="T32">ﮧ</text:span><text:span text:style-name="T33"> </text:span><text:span text:style-name="T32">ﮨ</text:span><text:span text:style-name="T33"> </text:span><text:span text:style-name="T32">ﮩ</text:span><text:span text:style-name="T33"> </text:span><text:span text:style-name="T32">ﮪ</text:span></text:p>
      <text:p text:style-name="P16"><text:span text:style-name="T32">ﮫ</text:span><text:span text:style-name="T33"> </text:span><text:span text:style-name="T32">ﮬ</text:span><text:span text:style-name="T33"> </text:span><text:span text:style-name="T32">ﮭ</text:span><text:span text:style-name="T33"> </text:span><text:span text:style-name="T32">ﮮ</text:span><text:span text:style-name="T33"> </text:span><text:span text:style-name="T32">ﮯ</text:span><text:span text:style-name="T33"> </text:span><text:span text:style-name="T32">ﮰ</text:span><text:span text:style-name="T33"> </text:span><text:span text:style-name="T32">ﮱ</text:span><text:span text:style-name="T33"> </text:span><text:span text:style-name="T32">ﯓ</text:span><text:span text:style-name="T33"> </text:span><text:span text:style-name="T32">ﯔ</text:span></text:p>
      <text:p text:style-name="P16"><text:span text:style-name="T32">ﯕ</text:span><text:span text:style-name="T33"> </text:span><text:span text:style-name="T32">ﯖ</text:span><text:span text:style-name="T33"> </text:span><text:span text:style-name="T32">ﯗ</text:span><text:span text:style-name="T33"> </text:span><text:span text:style-name="T32">ﯘ</text:span><text:span text:style-name="T33"> </text:span><text:span text:style-name="T32">ﯙﯚ</text:span><text:span text:style-name="T33"> </text:span><text:span text:style-name="T32">ﯛ</text:span><text:span text:style-name="T33"> </text:span><text:span text:style-name="T32">ﯜ</text:span><text:span text:style-name="T33"> </text:span><text:span text:style-name="T32">ﯝ</text:span><text:span text:style-name="T33"> </text:span><text:span text:style-name="T32">ﯞ</text:span><text:span text:style-name="T33"> </text:span><text:span text:style-name="T32">ﯟ</text:span></text:p>
      <text:p text:style-name="P16"><text:span text:style-name="T32">ﯠ</text:span><text:span text:style-name="T33"> </text:span><text:span text:style-name="T32">ﯡ</text:span><text:span text:style-name="T33"> </text:span><text:span text:style-name="T32">ﯢ</text:span><text:span text:style-name="T33"> </text:span><text:span text:style-name="T32">ﯣ</text:span><text:span text:style-name="T33"> </text:span><text:span text:style-name="T32">ﯤ</text:span><text:span text:style-name="T33"> </text:span><text:span text:style-name="T32">ﯥ</text:span><text:span text:style-name="T33"> </text:span><text:span text:style-name="T32">ﯦ</text:span><text:span text:style-name="T33"> </text:span><text:span text:style-name="T32">ﯧ</text:span><text:span text:style-name="T33"> </text:span><text:span text:style-name="T32">ﯨ</text:span><text:span text:style-name="T33"> </text:span><text:span text:style-name="T32">ﯩ</text:span><text:span text:style-name="T33"> </text:span><text:span text:style-name="T32">ﯪ</text:span></text:p>
      <text:p text:style-name="P16"><text:span text:style-name="T32">ﯫ</text:span><text:span text:style-name="T33"> </text:span><text:span text:style-name="T32">ﯬ</text:span><text:span text:style-name="T33"> </text:span><text:span text:style-name="T32">ﯭ</text:span><text:span text:style-name="T33"> </text:span><text:span text:style-name="T32">ﯮ</text:span><text:span text:style-name="T33"> </text:span><text:span text:style-name="T32">ﯯ</text:span><text:span text:style-name="T33"> </text:span><text:span text:style-name="T32">ﯰ</text:span><text:span text:style-name="T33"> </text:span><text:span text:style-name="T32">ﯱ</text:span><text:span text:style-name="T33"> </text:span><text:span text:style-name="T32">ﯲ</text:span><text:span text:style-name="T33"> </text:span><text:span text:style-name="T32">ﯳ</text:span></text:p>
      <text:p text:style-name="P16"><text:span text:style-name="T32">ﯴ</text:span><text:span text:style-name="T33"> </text:span><text:span text:style-name="T32">ﯵ</text:span><text:span text:style-name="T33"> </text:span><text:span text:style-name="T32">ﯶ</text:span><text:span text:style-name="T33"> </text:span><text:span text:style-name="T32">ﯷ</text:span><text:span text:style-name="T33"> </text:span><text:span text:style-name="T32">ﯸ</text:span><text:span text:style-name="T33"> </text:span><text:span text:style-name="T32">ﯹ</text:span><text:span text:style-name="T33"> </text:span><text:span text:style-name="T32">ﯺ</text:span><text:span text:style-name="T33"> </text:span><text:span text:style-name="T32">ﯻ</text:span><text:span text:style-name="T33"> </text:span><text:span text:style-name="T32">ﯼ</text:span><text:span text:style-name="T33"> </text:span><text:span text:style-name="T32">ﯽ</text:span></text:p>
      <text:p text:style-name="P5"><text:span text:style-name="T32">ﯾ</text:span><text:span text:style-name="T33"> </text:span><text:span text:style-name="T32">ﯿ</text:span><text:span text:style-name="T33"> </text:span><text:span text:style-name="T32">ﰀ</text:span><text:span text:style-name="T33"> </text:span><text:span text:style-name="T32">ﰁﰂ</text:span><text:span text:style-name="T33"> </text:span><text:span text:style-name="T32">ﰃ</text:span><text:span text:style-name="T33"> </text:span><text:span text:style-name="T32">ﰄ</text:span><text:span text:style-name="T33"> </text:span><text:span text:style-name="T32">ﰅ</text:span></text:p>
      <text:p text:style-name="P36"><text:span text:style-name="T36">ﭑ</text:span><text:span text:style-name="T37"> </text:span><text:span text:style-name="T36">ﭒ</text:span><text:span text:style-name="T37"> </text:span><text:span text:style-name="T36">ﭓ</text:span><text:span text:style-name="T37"> </text:span><text:span text:style-name="T36">ﭔ</text:span><text:span text:style-name="T37"> </text:span><text:span text:style-name="T36">ﭕ</text:span><text:span text:style-name="T37"> </text:span><text:span text:style-name="T36">ﭖ</text:span><text:span text:style-name="T37"> </text:span><text:span text:style-name="T36">ﭗ</text:span><text:span text:style-name="T37"> </text:span><text:span text:style-name="T36">ﭘ</text:span></text:p>
      <text:p text:style-name="P19"><text:span text:style-name="T36">ﭙ</text:span><text:span text:style-name="T37"> </text:span><text:span text:style-name="T36">ﭚ</text:span><text:span text:style-name="T37"> </text:span><text:span text:style-name="T36">ﭛ</text:span><text:span text:style-name="T37"> </text:span><text:span text:style-name="T36">ﭜﭝ</text:span><text:span text:style-name="T37"> </text:span><text:span text:style-name="T36">ﭞ</text:span><text:span text:style-name="T37"> </text:span><text:span text:style-name="T36">ﭟ</text:span><text:span text:style-name="T37"> </text:span><text:span text:style-name="T36">ﭠ</text:span><text:span text:style-name="T37"> </text:span><text:span text:style-name="T36">ﭡ</text:span><text:span text:style-name="T37"> </text:span><text:span text:style-name="T36">ﭢ</text:span></text:p>
      <text:p text:style-name="P19"><text:span text:style-name="T36">ﭣﭤ</text:span><text:span text:style-name="T37"> </text:span><text:span text:style-name="T36">ﭥ</text:span><text:span text:style-name="T37"> </text:span><text:span text:style-name="T36">ﭦ</text:span><text:span text:style-name="T37"> </text:span><text:span text:style-name="T36">ﭧ</text:span><text:span text:style-name="T37"> </text:span><text:span text:style-name="T36">ﭨ</text:span><text:span text:style-name="T37"> </text:span><text:span text:style-name="T36">ﭩ</text:span><text:span text:style-name="T37"> </text:span><text:span text:style-name="T36">ﭪﭫ</text:span><text:span text:style-name="T37"> </text:span><text:span text:style-name="T36">ﭬ</text:span><text:span text:style-name="T37"> </text:span><text:span text:style-name="T36">ﭭ</text:span><text:span text:style-name="T37"> </text:span><text:span text:style-name="T36">ﭮﭯ</text:span></text:p>
      <text:p text:style-name="P19"><text:span text:style-name="T36">ﭰ</text:span><text:span text:style-name="T37"> </text:span><text:span text:style-name="T36">ﭱ</text:span><text:span text:style-name="T37"> </text:span><text:span text:style-name="T36">ﭲ</text:span><text:span text:style-name="T37"> </text:span><text:span text:style-name="T36">ﭳﭴ</text:span><text:span text:style-name="T37"> </text:span><text:span text:style-name="T36">ﭵ</text:span><text:span text:style-name="T37"> </text:span><text:span text:style-name="T36">ﭶ</text:span><text:span text:style-name="T37"> </text:span><text:span text:style-name="T36">ﭷ</text:span><text:span text:style-name="T37"> </text:span><text:span text:style-name="T36">ﭸ</text:span><text:span text:style-name="T37"> </text:span><text:span text:style-name="T36">ﭹ</text:span><text:span text:style-name="T37"> </text:span><text:span text:style-name="T36">ﭺ</text:span></text:p>
      <text:p text:style-name="P19"><text:span text:style-name="T36">ﭻ</text:span><text:span text:style-name="T37"> </text:span><text:span text:style-name="T36">ﭼ</text:span><text:span text:style-name="T37"> </text:span><text:span text:style-name="T36">ﭽ</text:span><text:span text:style-name="T37"> </text:span><text:span text:style-name="T36">ﭾ</text:span><text:span text:style-name="T37"> </text:span><text:span text:style-name="T36">ﭿ</text:span><text:span text:style-name="T37"> </text:span><text:span text:style-name="T36">ﮀ</text:span><text:span text:style-name="T37"> </text:span><text:span text:style-name="T36">ﮁ</text:span><text:span text:style-name="T37"> </text:span><text:span text:style-name="T36">ﮂ</text:span><text:span text:style-name="T37"> </text:span><text:span text:style-name="T36">ﮃ</text:span><text:span text:style-name="T37"> </text:span><text:span text:style-name="T36">ﮄﮅ</text:span><text:span text:style-name="T37"> </text:span><text:span text:style-name="T36">ﮆ</text:span></text:p>
      <text:p text:style-name="P19"><text:span text:style-name="T36">ﮇ</text:span><text:span text:style-name="T37"> </text:span><text:span text:style-name="T36">ﮈ</text:span><text:span text:style-name="T37"> </text:span><text:span text:style-name="T36">ﮉ</text:span><text:span text:style-name="T37"> </text:span><text:span text:style-name="T36">ﮊ</text:span><text:span text:style-name="T37"> </text:span><text:span text:style-name="T36">ﮋ</text:span><text:span text:style-name="T37"> </text:span><text:span text:style-name="T36">ﮌ</text:span><text:span text:style-name="T37"> </text:span><text:span text:style-name="T36">ﮍﮎ</text:span><text:span text:style-name="T37"> </text:span><text:span text:style-name="T36">ﮏ</text:span></text:p>
      <text:p text:style-name="P19"><text:span text:style-name="T36">ﮐ</text:span><text:span text:style-name="T37"> </text:span><text:span text:style-name="T36">ﮑ</text:span><text:span text:style-name="T37"> </text:span><text:span text:style-name="T36">ﮒ</text:span><text:span text:style-name="T37"> </text:span><text:span text:style-name="T36">ﮓ</text:span><text:span text:style-name="T37"> </text:span><text:span text:style-name="T36">ﮔ</text:span><text:span text:style-name="T37"> </text:span><text:span text:style-name="T36">ﮕ</text:span><text:span text:style-name="T37"> </text:span><text:span text:style-name="T36">ﮖ</text:span><text:span text:style-name="T37"> </text:span><text:span text:style-name="T36">ﮗﮘ</text:span></text:p>
      <text:p text:style-name="P19"><text:span text:style-name="T36">ﮙ</text:span><text:span text:style-name="T37"> </text:span><text:span text:style-name="T36">ﮚ</text:span><text:span text:style-name="T37"> </text:span><text:span text:style-name="T36">ﮛ</text:span><text:span text:style-name="T37"> </text:span><text:span text:style-name="T36">ﮜ</text:span><text:span text:style-name="T37"> </text:span><text:span text:style-name="T36">ﮝ</text:span><text:span text:style-name="T37"> </text:span><text:span text:style-name="T36">ﮞﮟ</text:span><text:span text:style-name="T37"> </text:span><text:span text:style-name="T36">ﮠ</text:span><text:span text:style-name="T37"> </text:span><text:span text:style-name="T36">ﮡ</text:span><text:span text:style-name="T37"> </text:span><text:span text:style-name="T36">ﮢ</text:span></text:p>
      <text:p text:style-name="P19"><text:span text:style-name="T36">ﮣ</text:span><text:span text:style-name="T37"> </text:span><text:span text:style-name="T36">ﮤ</text:span><text:span text:style-name="T37"> </text:span><text:span text:style-name="T36">ﮥ</text:span><text:span text:style-name="T37"> </text:span><text:span text:style-name="T36">ﮦ</text:span><text:span text:style-name="T37"> </text:span><text:span text:style-name="T36">ﮧ</text:span><text:span text:style-name="T37"> </text:span><text:span text:style-name="T36">ﮨ</text:span><text:span text:style-name="T37"> </text:span><text:span text:style-name="T36">ﮩ</text:span><text:span text:style-name="T37"> </text:span><text:span text:style-name="T36">ﮪ</text:span><text:span text:style-name="T37"> </text:span><text:span text:style-name="T36">ﮫ</text:span></text:p>
      <text:p text:style-name="P19"><text:span text:style-name="T36">ﮬ</text:span><text:span text:style-name="T37"> </text:span><text:span text:style-name="T36">ﮭ</text:span><text:span text:style-name="T37"> </text:span><text:span text:style-name="T36">ﮮ</text:span><text:span text:style-name="T37"> </text:span><text:span text:style-name="T36">ﮯ</text:span><text:span text:style-name="T37"> </text:span><text:span text:style-name="T36">ﮰ</text:span><text:span text:style-name="T37"> </text:span><text:span text:style-name="T36">ﮱ</text:span><text:span text:style-name="T37"> </text:span><text:span text:style-name="T36">ﯓ</text:span><text:span text:style-name="T37"> </text:span><text:span text:style-name="T36">ﯔ</text:span><text:span text:style-name="T37"> </text:span><text:span text:style-name="T36">ﯕ</text:span></text:p>
      <text:p text:style-name="P19"><text:span text:style-name="T36">ﯖ</text:span><text:span text:style-name="T37"> </text:span><text:span text:style-name="T36">ﯗﯘ</text:span><text:span text:style-name="T37"> </text:span><text:span text:style-name="T36">ﯙ</text:span><text:span text:style-name="T37"> </text:span><text:span text:style-name="T36">ﯚ</text:span><text:span text:style-name="T37"> </text:span><text:span text:style-name="T36">ﯛ</text:span><text:span text:style-name="T37"> </text:span><text:span text:style-name="T36">ﯜ</text:span><text:span text:style-name="T37"> </text:span><text:span text:style-name="T36">ﯝ</text:span></text:p>
      <text:p text:style-name="P19"><text:span text:style-name="T36">ﯞ</text:span><text:span text:style-name="T37"> </text:span><text:span text:style-name="T36">ﯟ</text:span><text:span text:style-name="T37"> </text:span><text:span text:style-name="T36">ﯠ</text:span><text:span text:style-name="T37"> </text:span><text:span text:style-name="T36">ﯡ</text:span><text:span text:style-name="T37"> </text:span><text:span text:style-name="T36">ﯢﯣ</text:span><text:span text:style-name="T37"> </text:span><text:span text:style-name="T36">ﯤ</text:span><text:span text:style-name="T37"> </text:span><text:span text:style-name="T36">ﯥ</text:span></text:p>
      <text:p text:style-name="P19"><text:span text:style-name="T36">ﯦ</text:span><text:span text:style-name="T37"> </text:span><text:span text:style-name="T36">ﯧ</text:span><text:span text:style-name="T37"> </text:span><text:span text:style-name="T36">ﯨ</text:span><text:span text:style-name="T37"> </text:span><text:span text:style-name="T36">ﯩ</text:span><text:span text:style-name="T37"> </text:span><text:span text:style-name="T36">ﯪ</text:span><text:span text:style-name="T37"> </text:span><text:span text:style-name="T36">ﯫ</text:span><text:span text:style-name="T37"> </text:span><text:span text:style-name="T36">ﯬ</text:span><text:span text:style-name="T37"> </text:span><text:span text:style-name="T36">ﯭ</text:span><text:span text:style-name="T37"> </text:span><text:span text:style-name="T36">ﯮ</text:span></text:p>
      <text:p text:style-name="P19"><text:span text:style-name="T36">ﯯ</text:span><text:span text:style-name="T37"> </text:span><text:span text:style-name="T36">ﯰ</text:span><text:span text:style-name="T37"> </text:span><text:span text:style-name="T36">ﯱ</text:span><text:span text:style-name="T37"> </text:span><text:span text:style-name="T36">ﯲ</text:span><text:span text:style-name="T37"> </text:span><text:span text:style-name="T36">ﯳ</text:span><text:span text:style-name="T37"> </text:span><text:span text:style-name="T36">ﯴ</text:span><text:span text:style-name="T37"> </text:span><text:span text:style-name="T36">ﯵ</text:span><text:span text:style-name="T37"> </text:span><text:span text:style-name="T36">ﯶ</text:span><text:span text:style-name="T37"> </text:span><text:span text:style-name="T36">ﯷ</text:span></text:p>
      <text:p text:style-name="P12"><text:span text:style-name="T36">ﯸ</text:span><text:span text:style-name="T37"> </text:span><text:span text:style-name="T36">ﯹ</text:span><text:span text:style-name="T37"> </text:span><text:span text:style-name="T36">ﯺﯻ</text:span><text:span text:style-name="T37"> </text:span><text:span text:style-name="T36">ﯼ</text:span><text:span text:style-name="T37"> </text:span><text:span text:style-name="T36">ﯽ</text:span><text:span text:style-name="T37"> </text:span><text:span text:style-name="T36">ﯾ</text:span><text:span text:style-name="T37"> </text:span><text:span text:style-name="T36">ﯿ</text:span><text:span text:style-name="T37"> </text:span><text:span text:style-name="T36">ﰀ</text:span></text:p>
      <text:p text:style-name="P37"><text:span text:style-name="T38">ﭑ</text:span><text:span text:style-name="T39"> </text:span><text:span text:style-name="T38">ﭒ</text:span><text:span text:style-name="T39"> </text:span><text:span text:style-name="T38">ﭓ</text:span><text:span text:style-name="T39"> </text:span><text:span text:style-name="T38">ﭔ</text:span><text:span text:style-name="T39"> </text:span><text:span text:style-name="T38">ﭕ</text:span><text:span text:style-name="T39"> </text:span><text:span text:style-name="T38">ﭖ</text:span><text:span text:style-name="T39"> </text:span><text:span text:style-name="T38">ﭗ</text:span><text:span text:style-name="T39"> </text:span><text:span text:style-name="T38">ﭘ</text:span><text:span text:style-name="T39"> </text:span><text:span text:style-name="T38">ﭙﭚ</text:span><text:span text:style-name="T39"> </text:span><text:span text:style-name="T38">ﭛ</text:span></text:p>
      <text:p text:style-name="P20"><text:span text:style-name="T38">ﭜ</text:span><text:span text:style-name="T39"> </text:span><text:span text:style-name="T38">ﭝ</text:span><text:span text:style-name="T39"> </text:span><text:span text:style-name="T38">ﭞ</text:span><text:span text:style-name="T39"> </text:span><text:span text:style-name="T38">ﭟ</text:span><text:span text:style-name="T39"> </text:span><text:span text:style-name="T38">ﭠ</text:span><text:span text:style-name="T39"> </text:span><text:span text:style-name="T38">ﭡ</text:span><text:span text:style-name="T39"> </text:span><text:span text:style-name="T38">ﭢ</text:span><text:span text:style-name="T39"> </text:span><text:span text:style-name="T38">ﭣ</text:span><text:span text:style-name="T39"> </text:span><text:span text:style-name="T38">ﭤ</text:span></text:p>
      <text:p text:style-name="P20"><text:span text:style-name="T38">ﭥ</text:span><text:span text:style-name="T39"> </text:span><text:span text:style-name="T38">ﭦ</text:span><text:span text:style-name="T39"> </text:span><text:span text:style-name="T38">ﭧﭨ</text:span><text:span text:style-name="T39"> </text:span><text:span text:style-name="T38">ﭩ</text:span><text:span text:style-name="T39"> </text:span><text:span text:style-name="T38">ﭪ</text:span><text:span text:style-name="T39"> </text:span><text:span text:style-name="T38">ﭫ</text:span><text:span text:style-name="T39"> </text:span><text:span text:style-name="T38">ﭬ</text:span><text:span text:style-name="T39"> </text:span><text:span text:style-name="T38">ﭭ</text:span><text:span text:style-name="T39"> </text:span><text:span text:style-name="T38">ﭮ</text:span><text:span text:style-name="T39"> </text:span><text:span text:style-name="T38">ﭯ</text:span><text:span text:style-name="T39"> </text:span><text:span text:style-name="T38">ﭰ</text:span></text:p>
      <text:p text:style-name="P20"><text:span text:style-name="T38">ﭱ</text:span><text:span text:style-name="T39"> </text:span><text:span text:style-name="T38">ﭲ</text:span><text:span text:style-name="T39"> </text:span><text:span text:style-name="T38">ﭳ</text:span><text:span text:style-name="T39"> </text:span><text:span text:style-name="T38">ﭴ</text:span><text:span text:style-name="T39"> </text:span><text:span text:style-name="T38">ﭵ</text:span><text:span text:style-name="T39"> </text:span><text:span text:style-name="T38">ﭶ</text:span><text:span text:style-name="T39"> </text:span><text:span text:style-name="T38">ﭷ</text:span><text:span text:style-name="T39"> </text:span><text:span text:style-name="T38">ﭸ</text:span></text:p>
      <text:p text:style-name="P20"><text:span text:style-name="T38">ﭹ</text:span><text:span text:style-name="T39"> </text:span><text:span text:style-name="T38">ﭺ</text:span><text:span text:style-name="T39"> </text:span><text:span text:style-name="T38">ﭻ</text:span><text:span text:style-name="T39"> </text:span><text:span text:style-name="T38">ﭼ</text:span><text:span text:style-name="T39"> </text:span><text:span text:style-name="T38">ﭽ</text:span><text:span text:style-name="T39"> </text:span><text:span text:style-name="T38">ﭾ</text:span><text:span text:style-name="T39"> </text:span><text:span text:style-name="T38">ﭿ</text:span><text:span text:style-name="T39"> </text:span><text:span text:style-name="T38">ﮀ</text:span><text:span text:style-name="T39"> </text:span><text:span text:style-name="T38">ﮁ</text:span></text:p>
      <text:p text:style-name="P20"><text:span text:style-name="T38">ﮂ</text:span><text:span text:style-name="T39"> </text:span><text:span text:style-name="T38">ﮃ</text:span><text:span text:style-name="T39"> </text:span><text:span text:style-name="T38">ﮄ</text:span><text:span text:style-name="T39"> </text:span><text:span text:style-name="T38">ﮅ</text:span><text:span text:style-name="T39"> </text:span><text:span text:style-name="T38">ﮆ</text:span><text:span text:style-name="T39"> </text:span><text:span text:style-name="T38">ﮇﮈ</text:span><text:span text:style-name="T39"> </text:span><text:span text:style-name="T38">ﮉ</text:span><text:span text:style-name="T39"> </text:span><text:span text:style-name="T38">ﮊ</text:span><text:span text:style-name="T39"> </text:span><text:span text:style-name="T38">ﮋ</text:span><text:span text:style-name="T39"> </text:span><text:span text:style-name="T38">ﮌ</text:span><text:span text:style-name="T39"> </text:span><text:span text:style-name="T38">ﮍ</text:span><text:span text:style-name="T39"> </text:span><text:span text:style-name="T38">ﮎ</text:span><text:span text:style-name="T39"> </text:span><text:span text:style-name="T38">ﮏ</text:span></text:p>
      <text:p text:style-name="P20"><text:span text:style-name="T38">ﮐ</text:span><text:span text:style-name="T39"> </text:span><text:span text:style-name="T38">ﮑﮒ</text:span><text:span text:style-name="T39"> </text:span><text:span text:style-name="T38">ﮓ</text:span><text:span text:style-name="T39"> </text:span><text:span text:style-name="T38">ﮔ</text:span><text:span text:style-name="T39"> </text:span><text:span text:style-name="T38">ﮕ</text:span><text:span text:style-name="T39"> </text:span><text:span text:style-name="T38">ﮖ</text:span><text:span text:style-name="T39"> </text:span><text:span text:style-name="T38">ﮗ</text:span><text:span text:style-name="T39"> </text:span><text:span text:style-name="T38">ﮘ</text:span></text:p>
      <text:p text:style-name="P20"><text:span text:style-name="T38">ﮙ</text:span><text:span text:style-name="T39"> </text:span><text:span text:style-name="T38">ﮚ</text:span><text:span text:style-name="T39"> </text:span><text:span text:style-name="T38">ﮛ</text:span><text:span text:style-name="T39"> </text:span><text:span text:style-name="T38">ﮜ</text:span><text:span text:style-name="T39"> </text:span><text:span text:style-name="T38">ﮝ</text:span><text:span text:style-name="T39"> </text:span><text:span text:style-name="T38">ﮞ</text:span><text:span text:style-name="T39"> </text:span><text:span text:style-name="T38">ﮟ</text:span><text:span text:style-name="T39"> </text:span><text:span text:style-name="T38">ﮠ</text:span><text:span text:style-name="T39"> </text:span><text:span text:style-name="T38">ﮡ</text:span></text:p>
      <text:p text:style-name="P20"><text:span text:style-name="T38">ﮢ</text:span><text:span text:style-name="T39"> </text:span><text:span text:style-name="T38">ﮣ</text:span><text:span text:style-name="T39"> </text:span><text:span text:style-name="T38">ﮤ</text:span><text:span text:style-name="T39"> </text:span><text:span text:style-name="T38">ﮥ</text:span><text:span text:style-name="T39"> </text:span><text:span text:style-name="T38">ﮦ</text:span><text:span text:style-name="T39"> </text:span><text:span text:style-name="T38">ﮧ</text:span><text:span text:style-name="T39"> </text:span><text:span text:style-name="T38">ﮨ</text:span><text:span text:style-name="T39"> </text:span><text:span text:style-name="T38">ﮩ</text:span><text:span text:style-name="T39"> </text:span><text:span text:style-name="T38">ﮪ</text:span></text:p>
      <text:p text:style-name="P20"><text:span text:style-name="T38">ﮫ</text:span><text:span text:style-name="T39"> </text:span><text:span text:style-name="T38">ﮬ</text:span><text:span text:style-name="T39"> </text:span><text:span text:style-name="T38">ﮭ</text:span><text:span text:style-name="T39"> </text:span><text:span text:style-name="T38">ﮮ</text:span><text:span text:style-name="T39"> </text:span><text:span text:style-name="T38">ﮯ</text:span><text:span text:style-name="T39"> </text:span><text:span text:style-name="T38">ﮰ</text:span><text:span text:style-name="T39"> </text:span><text:span text:style-name="T38">ﮱ</text:span><text:span text:style-name="T39"> </text:span><text:span text:style-name="T38">ﯓ</text:span><text:span text:style-name="T39"> </text:span><text:span text:style-name="T38">ﯔ</text:span><text:span text:style-name="T39"> </text:span><text:span text:style-name="T38">ﯕ</text:span></text:p>
      <text:p text:style-name="P20"><text:span text:style-name="T38">ﯖ</text:span><text:span text:style-name="T39"> </text:span><text:span text:style-name="T38">ﯗ</text:span><text:span text:style-name="T39"> </text:span><text:span text:style-name="T38">ﯘ</text:span><text:span text:style-name="T39"> </text:span><text:span text:style-name="T38">ﯙ</text:span><text:span text:style-name="T39"> </text:span><text:span text:style-name="T38">ﯚ</text:span><text:span text:style-name="T39"> </text:span><text:span text:style-name="T38">ﯛ</text:span><text:span text:style-name="T39"> </text:span><text:span text:style-name="T38">ﯜ</text:span><text:span text:style-name="T39"> </text:span><text:span text:style-name="T38">ﯝ</text:span><text:span text:style-name="T39"> </text:span><text:span text:style-name="T38">ﯞ</text:span></text:p>
      <text:p text:style-name="P20"><text:span text:style-name="T38">ﯟ</text:span><text:span text:style-name="T39"> </text:span><text:span text:style-name="T38">ﯠ</text:span><text:span text:style-name="T39"> </text:span><text:span text:style-name="T38">ﯡ</text:span><text:span text:style-name="T39"> </text:span><text:span text:style-name="T38">ﯢ</text:span><text:span text:style-name="T39"> </text:span><text:span text:style-name="T38">ﯣ</text:span><text:span text:style-name="T39"> </text:span><text:span text:style-name="T38">ﯤ</text:span><text:span text:style-name="T39"> </text:span><text:span text:style-name="T38">ﯥ</text:span><text:span text:style-name="T39"> </text:span><text:span text:style-name="T38">ﯦ</text:span><text:span text:style-name="T39"> </text:span><text:span text:style-name="T38">ﯧ</text:span><text:span text:style-name="T39"> </text:span><text:span text:style-name="T38">ﯨ</text:span></text:p>
      <text:p text:style-name="P20"><text:span text:style-name="T38">ﯩ</text:span><text:span text:style-name="T39"> </text:span><text:span text:style-name="T38">ﯪ</text:span><text:span text:style-name="T39"> </text:span><text:span text:style-name="T38">ﯫ</text:span><text:span text:style-name="T39"> </text:span><text:span text:style-name="T38">ﯬ</text:span><text:span text:style-name="T39"> </text:span><text:span text:style-name="T38">ﯭ</text:span><text:span text:style-name="T39"> </text:span><text:span text:style-name="T38">ﯮﯯ</text:span><text:span text:style-name="T39"> </text:span><text:span text:style-name="T38">ﯰ</text:span><text:span text:style-name="T39"> </text:span><text:span text:style-name="T38">ﯱ</text:span><text:span text:style-name="T39"> </text:span><text:span text:style-name="T38">ﯲ</text:span></text:p>
      <text:p text:style-name="P20"><text:span text:style-name="T38">ﯳ</text:span><text:span text:style-name="T39"> </text:span><text:span text:style-name="T38">ﯴﯵ</text:span><text:span text:style-name="T39"> </text:span><text:span text:style-name="T38">ﯶ</text:span><text:span text:style-name="T39"> </text:span><text:span text:style-name="T38">ﯷ</text:span><text:span text:style-name="T39"> </text:span><text:span text:style-name="T38">ﯸ</text:span><text:span text:style-name="T39"> </text:span><text:span text:style-name="T38">ﯹ</text:span><text:span text:style-name="T39"> </text:span><text:span text:style-name="T38">ﯺ</text:span><text:span text:style-name="T39"> </text:span><text:span text:style-name="T38">ﯻ</text:span><text:span text:style-name="T39"> </text:span><text:span text:style-name="T38">ﯼ</text:span><text:span text:style-name="T39"> </text:span><text:span text:style-name="T38">ﯽ</text:span><text:span text:style-name="T39"> </text:span><text:span text:style-name="T38">ﯾ</text:span></text:p>
      <text:p text:style-name="P13"><text:span text:style-name="T38">ﯿ</text:span><text:span text:style-name="T39"> </text:span><text:span text:style-name="T38">ﰀ</text:span><text:span text:style-name="T39"> </text:span><text:span text:style-name="T38">ﰁ</text:span><text:span text:style-name="T39"> </text:span><text:span text:style-name="T38">ﰂ</text:span><text:span text:style-name="T39"> </text:span><text:span text:style-name="T38">ﰃ</text:span><text:span text:style-name="T39"> </text:span><text:span text:style-name="T38">ﰄﰅ</text:span><text:span text:style-name="T39"> </text:span><text:span text:style-name="T38">ﰆ</text:span><text:span text:style-name="T39"> </text:span><text:span text:style-name="T38">ﰇ</text:span><text:span text:style-name="T39"> </text:span><text:span text:style-name="T38">ﰈ</text:span><text:span text:style-name="T39"> </text:span><text:span text:style-name="T38">ﰉ</text:span><text:span text:style-name="T39"> </text:span><text:span text:style-name="T38">ﰊ</text:span></text:p>
      <text:p text:style-name="P38"><text:span text:style-name="T41">ﭑ</text:span><text:span text:style-name="T43"> </text:span><text:span text:style-name="T41">ﭒ</text:span><text:span text:style-name="T43"> </text:span><text:span text:style-name="T41">ﭓ</text:span><text:span text:style-name="T43"> </text:span><text:span text:style-name="T41">ﭔﭕ</text:span><text:span text:style-name="T43"> </text:span><text:span text:style-name="T41">ﭖ</text:span><text:span text:style-name="T43"> </text:span><text:span text:style-name="T41">ﭗ</text:span><text:span text:style-name="T43"> </text:span><text:span text:style-name="T41">ﭘ</text:span><text:span text:style-name="T43"> </text:span><text:span text:style-name="T41">ﭙ</text:span><text:span text:style-name="T43"> </text:span><text:span text:style-name="T41">ﭚ</text:span><text:span text:style-name="T43"> </text:span><text:span text:style-name="T41">ﭛ</text:span></text:p>
      <text:p text:style-name="P26"><text:span text:style-name="T41">ﭜ</text:span><text:span text:style-name="T43"> </text:span><text:span text:style-name="T41">ﭝ</text:span><text:span text:style-name="T43"> </text:span><text:span text:style-name="T41">ﭞ</text:span><text:span text:style-name="T43"> </text:span><text:span text:style-name="T41">ﭟ</text:span><text:span text:style-name="T43"> </text:span><text:span text:style-name="T41">ﭠ</text:span><text:span text:style-name="T43"> </text:span><text:span text:style-name="T41">ﭡ</text:span><text:span text:style-name="T43"> </text:span><text:span text:style-name="T41">ﭢ</text:span><text:span text:style-name="T43"> </text:span><text:span text:style-name="T41">ﭣ</text:span><text:span text:style-name="T43"> </text:span><text:span text:style-name="T41">ﭤ</text:span><text:span text:style-name="T43"> </text:span><text:span text:style-name="T41">ﭥ</text:span></text:p>
      <text:p text:style-name="P26"><text:span text:style-name="T41">ﭦ</text:span><text:span text:style-name="T43"> </text:span><text:span text:style-name="T41">ﭧ</text:span><text:span text:style-name="T43"> </text:span><text:span text:style-name="T41">ﭨ</text:span><text:span text:style-name="T43"> </text:span><text:span text:style-name="T41">ﭩ</text:span><text:span text:style-name="T43"> </text:span><text:span text:style-name="T41">ﭪﭫ</text:span><text:span text:style-name="T43"> </text:span><text:span text:style-name="T41">ﭬ</text:span><text:span text:style-name="T43"> </text:span><text:span text:style-name="T41">ﭭ</text:span><text:span text:style-name="T43"> </text:span><text:span text:style-name="T41">ﭮ</text:span><text:span text:style-name="T43"> </text:span><text:span text:style-name="T41">ﭯ</text:span></text:p>
      <text:p text:style-name="P26"><text:span text:style-name="T41">ﭰ</text:span><text:span text:style-name="T43"> </text:span><text:span text:style-name="T41">ﭱ</text:span><text:span text:style-name="T43"> </text:span><text:span text:style-name="T41">ﭲ</text:span><text:span text:style-name="T43"> </text:span><text:span text:style-name="T41">ﭳ</text:span><text:span text:style-name="T43"> </text:span><text:span text:style-name="T41">ﭴ</text:span><text:span text:style-name="T43"> </text:span><text:span text:style-name="T41">ﭵ</text:span><text:span text:style-name="T43"> </text:span><text:span text:style-name="T41">ﭶ</text:span><text:span text:style-name="T43"> </text:span><text:span text:style-name="T41">ﭷ</text:span><text:span text:style-name="T43"> </text:span><text:span text:style-name="T41">ﭸ</text:span></text:p>
      <text:p text:style-name="P26"><text:span text:style-name="T41">ﭹ</text:span><text:span text:style-name="T43"> </text:span><text:span text:style-name="T41">ﭺ</text:span><text:span text:style-name="T43"> </text:span><text:span text:style-name="T41">ﭻ</text:span><text:span text:style-name="T43"> </text:span><text:span text:style-name="T41">ﭼ</text:span><text:span text:style-name="T43"> </text:span><text:span text:style-name="T41">ﭽ</text:span><text:span text:style-name="T43"> </text:span><text:span text:style-name="T41">ﭾ</text:span><text:span text:style-name="T43"> </text:span><text:span text:style-name="T41">ﭿ</text:span><text:span text:style-name="T43"> </text:span><text:span text:style-name="T41">ﮀ</text:span><text:span text:style-name="T43"> </text:span><text:span text:style-name="T41">ﮁ</text:span></text:p>
      <text:p text:style-name="P26"><text:span text:style-name="T41">ﮂ</text:span><text:span text:style-name="T43"> </text:span><text:span text:style-name="T41">ﮃ</text:span><text:span text:style-name="T43"> </text:span><text:span text:style-name="T41">ﮄ</text:span><text:span text:style-name="T43"> </text:span><text:span text:style-name="T41">ﮅ</text:span><text:span text:style-name="T43"> </text:span><text:span text:style-name="T41">ﮆ</text:span><text:span text:style-name="T43"> </text:span><text:span text:style-name="T41">ﮇ</text:span><text:span text:style-name="T43"> </text:span><text:span text:style-name="T41">ﮈﮉ</text:span><text:span text:style-name="T43"> </text:span><text:span text:style-name="T41">ﮊ</text:span><text:span text:style-name="T43"> </text:span><text:span text:style-name="T41">ﮋ</text:span><text:span text:style-name="T43"> </text:span><text:span text:style-name="T41">ﮌ</text:span></text:p>
      <text:p text:style-name="P26"><text:span text:style-name="T41">ﮍ</text:span><text:span text:style-name="T43"> </text:span><text:span text:style-name="T41">ﮎ</text:span><text:span text:style-name="T43"> </text:span><text:span text:style-name="T41">ﮏ</text:span><text:span text:style-name="T43"> </text:span><text:span text:style-name="T41">ﮐ</text:span><text:span text:style-name="T43"> </text:span><text:span text:style-name="T41">ﮑ</text:span><text:span text:style-name="T43"> </text:span><text:span text:style-name="T41">ﮒ</text:span><text:span text:style-name="T43"> </text:span><text:span text:style-name="T41">ﮓ</text:span><text:span text:style-name="T43"> </text:span><text:span text:style-name="T41">ﮔ</text:span><text:span text:style-name="T43"> </text:span><text:span text:style-name="T41">ﮕ</text:span><text:span text:style-name="T43"> </text:span><text:span text:style-name="T41">ﮖ</text:span></text:p>
      <text:p text:style-name="P26"><text:span text:style-name="T41">ﮗ</text:span><text:span text:style-name="T43"> </text:span><text:span text:style-name="T41">ﮘ</text:span><text:span text:style-name="T43"> </text:span><text:span text:style-name="T41">ﮙ</text:span><text:span text:style-name="T43"> </text:span><text:span text:style-name="T41">ﮚ</text:span><text:span text:style-name="T43"> </text:span><text:span text:style-name="T41">ﮛ</text:span><text:span text:style-name="T43"> </text:span><text:span text:style-name="T41">ﮜ</text:span><text:span text:style-name="T43"> </text:span><text:span text:style-name="T41">ﮝ</text:span><text:span text:style-name="T43"> </text:span><text:span text:style-name="T41">ﮞ</text:span></text:p>
      <text:p text:style-name="P26"><text:span text:style-name="T41">ﮟ</text:span><text:span text:style-name="T43"> </text:span><text:span text:style-name="T41">ﮠ</text:span><text:span text:style-name="T43"> </text:span><text:span text:style-name="T41">ﮡ</text:span><text:span text:style-name="T43"> </text:span><text:span text:style-name="T41">ﮢ</text:span><text:span text:style-name="T43"> </text:span><text:span text:style-name="T41">ﮣ</text:span><text:span text:style-name="T43"> </text:span><text:span text:style-name="T41">ﮤ</text:span><text:span text:style-name="T43"> </text:span><text:span text:style-name="T41">ﮥ</text:span><text:span text:style-name="T43"> </text:span><text:span text:style-name="T41">ﮦ</text:span></text:p>
      <text:p text:style-name="P26"><text:span text:style-name="T41">ﮧ</text:span><text:span text:style-name="T43"> </text:span><text:span text:style-name="T41">ﮨ</text:span><text:span text:style-name="T43"> </text:span><text:span text:style-name="T41">ﮩ</text:span><text:span text:style-name="T43"> </text:span><text:span text:style-name="T41">ﮪ</text:span><text:span text:style-name="T43"> </text:span><text:span text:style-name="T41">ﮫﮬ</text:span><text:span text:style-name="T43"> </text:span><text:span text:style-name="T41">ﮭ</text:span><text:span text:style-name="T43"> </text:span><text:span text:style-name="T41">ﮮ</text:span><text:span text:style-name="T43"> </text:span><text:span text:style-name="T41">ﮯ</text:span></text:p>
      <text:p text:style-name="P26"><text:span text:style-name="T41">ﮰ</text:span><text:span text:style-name="T43"> </text:span><text:span text:style-name="T41">ﮱ</text:span><text:span text:style-name="T43"> </text:span><text:span text:style-name="T41">ﯓﯔ</text:span><text:span text:style-name="T43"> </text:span><text:span text:style-name="T41">ﯕ</text:span><text:span text:style-name="T43"> </text:span><text:span text:style-name="T41">ﯖ</text:span><text:span text:style-name="T43"> </text:span><text:span text:style-name="T41">ﯗ</text:span><text:span text:style-name="T43"> </text:span><text:span text:style-name="T41">ﯘ</text:span><text:span text:style-name="T43"> </text:span><text:span text:style-name="T41">ﯙ</text:span></text:p>
      <text:p text:style-name="P26"><text:span text:style-name="T41">ﯚ</text:span><text:span text:style-name="T43"> </text:span><text:span text:style-name="T41">ﯛ</text:span><text:span text:style-name="T43"> </text:span><text:span text:style-name="T41">ﯜ</text:span><text:span text:style-name="T43"> </text:span><text:span text:style-name="T41">ﯝ</text:span><text:span text:style-name="T43"> </text:span><text:span text:style-name="T41">ﯞ</text:span><text:span text:style-name="T43"> </text:span><text:span text:style-name="T41">ﯟ</text:span><text:span text:style-name="T43"> </text:span><text:span text:style-name="T41">ﯠ</text:span><text:span text:style-name="T43"> </text:span><text:span text:style-name="T41">ﯡ</text:span><text:span text:style-name="T43"> </text:span><text:span text:style-name="T41">ﯢ</text:span><text:span text:style-name="T43"> </text:span><text:span text:style-name="T41">ﯣ</text:span></text:p>
      <text:p text:style-name="P26"><text:span text:style-name="T41">ﯤ</text:span><text:span text:style-name="T43"> </text:span><text:span text:style-name="T41">ﯥ</text:span><text:span text:style-name="T43"> </text:span><text:span text:style-name="T41">ﯦ</text:span><text:span text:style-name="T43"> </text:span><text:span text:style-name="T41">ﯧ</text:span><text:span text:style-name="T43"> </text:span><text:span text:style-name="T41">ﯨ</text:span><text:span text:style-name="T43"> </text:span><text:span text:style-name="T41">ﯩ</text:span><text:span text:style-name="T43"> </text:span><text:span text:style-name="T41">ﯪ</text:span><text:span text:style-name="T43"> </text:span><text:span text:style-name="T41">ﯫ</text:span><text:span text:style-name="T43"> </text:span><text:span text:style-name="T41">ﯬ</text:span></text:p>
      <text:p text:style-name="P26"><text:span text:style-name="T41">ﯭ</text:span><text:span text:style-name="T43"> </text:span><text:span text:style-name="T41">ﯮ</text:span><text:span text:style-name="T43"> </text:span><text:span text:style-name="T41">ﯯ</text:span><text:span text:style-name="T43"> </text:span><text:span text:style-name="T41">ﯰ</text:span><text:span text:style-name="T43"> </text:span><text:span text:style-name="T41">ﯱ</text:span><text:span text:style-name="T43"> </text:span><text:span text:style-name="T41">ﯲ</text:span><text:span text:style-name="T43"> </text:span><text:span text:style-name="T41">ﯳ</text:span><text:span text:style-name="T43"> </text:span><text:span text:style-name="T41">ﯴ</text:span><text:span text:style-name="T43"> </text:span><text:span text:style-name="T41">ﯵ</text:span><text:span text:style-name="T43"> </text:span><text:span text:style-name="T41">ﯶ</text:span><text:span text:style-name="T43"> </text:span><text:span text:style-name="T41">ﯷ</text:span></text:p>
      <text:p text:style-name="P6"><text:span text:style-name="T40">ﯸ</text:span><text:span text:style-name="T42"> </text:span><text:span text:style-name="T40">ﯹ</text:span><text:span text:style-name="T42"> </text:span><text:span text:style-name="T40">ﯺ</text:span><text:span text:style-name="T42"> </text:span><text:span text:style-name="T40">ﯻ</text:span><text:span text:style-name="T42"> </text:span><text:span text:style-name="T40">ﯼ</text:span><text:span text:style-name="T42"> </text:span><text:span text:style-name="T40">ﯽ</text:span><text:span text:style-name="T42"> </text:span><text:span text:style-name="T40">ﯾ</text:span><text:span text:style-name="T42"> </text:span><text:span text:style-name="T40">ﯿ</text:span><text:span text:style-name="T42"> </text:span><text:span text:style-name="T40">ﰀ</text:span><text:span text:style-name="T42"> </text:span><text:span text:style-name="T40">ﰁ</text:span><text:span text:style-name="T42"> </text:span><text:span text:style-name="T40">ﰂ</text:span><text:span text:style-name="T42"> </text:span><text:span text:style-name="T40">ﰃ</text:span></text:p>
      <text:p text:style-name="P34"><text:span text:style-name="T44">ﭑ</text:span><text:span text:style-name="T45"> </text:span><text:span text:style-name="T44">ﭒ</text:span><text:span text:style-name="T45"> </text:span><text:span text:style-name="T44">ﭓ</text:span><text:span text:style-name="T45"> </text:span><text:span text:style-name="T44">ﭔ</text:span><text:span text:style-name="T45"> </text:span><text:span text:style-name="T44">ﭕ</text:span><text:span text:style-name="T45"> </text:span><text:span text:style-name="T44">ﭖ</text:span><text:span text:style-name="T45"> </text:span><text:span text:style-name="T44">ﭗ</text:span><text:span text:style-name="T45"> </text:span><text:span text:style-name="T44">ﭘ</text:span></text:p>
      <text:p text:style-name="P17"><text:span text:style-name="T44">ﭙ</text:span><text:span text:style-name="T45"> </text:span><text:span text:style-name="T44">ﭚ</text:span><text:span text:style-name="T45"> </text:span><text:span text:style-name="T44">ﭛ</text:span><text:span text:style-name="T45"> </text:span><text:span text:style-name="T44">ﭜﭝ</text:span><text:span text:style-name="T45"> </text:span><text:span text:style-name="T44">ﭞ</text:span><text:span text:style-name="T45"> </text:span><text:span text:style-name="T44">ﭟ</text:span><text:span text:style-name="T45"> </text:span><text:span text:style-name="T44">ﭠ</text:span></text:p>
      <text:p text:style-name="P17"><text:span text:style-name="T44">ﭡ</text:span><text:span text:style-name="T45"> </text:span><text:span text:style-name="T44">ﭢ</text:span><text:span text:style-name="T45"> </text:span><text:span text:style-name="T44">ﭣ</text:span><text:span text:style-name="T45"> </text:span><text:span text:style-name="T44">ﭤ</text:span><text:span text:style-name="T45"> </text:span><text:span text:style-name="T44">ﭥ</text:span><text:span text:style-name="T45"> </text:span><text:span text:style-name="T44">ﭦ</text:span><text:span text:style-name="T45"> </text:span><text:span text:style-name="T44">ﭧ</text:span><text:span text:style-name="T45"> </text:span><text:span text:style-name="T44">ﭨ</text:span><text:span text:style-name="T45"> </text:span><text:span text:style-name="T44">ﭩ</text:span></text:p>
      <text:p text:style-name="P17"><text:span text:style-name="T44">ﭪ</text:span><text:span text:style-name="T45"> </text:span><text:span text:style-name="T44">ﭫ</text:span><text:span text:style-name="T45"> </text:span><text:span text:style-name="T44">ﭬ</text:span><text:span text:style-name="T45"> </text:span><text:span text:style-name="T44">ﭭ</text:span><text:span text:style-name="T45"> </text:span><text:span text:style-name="T44">ﭮ</text:span><text:span text:style-name="T45"> </text:span><text:span text:style-name="T44">ﭯ</text:span><text:span text:style-name="T45"> </text:span><text:span text:style-name="T44">ﭰ</text:span><text:span text:style-name="T45"> </text:span><text:span text:style-name="T44">ﭱ</text:span><text:span text:style-name="T45"> </text:span><text:span text:style-name="T44">ﭲ</text:span></text:p>
      <text:p text:style-name="P17"><text:span text:style-name="T44">ﭳ</text:span><text:span text:style-name="T45"> </text:span><text:span text:style-name="T44">ﭴ</text:span><text:span text:style-name="T45"> </text:span><text:span text:style-name="T44">ﭵ</text:span><text:span text:style-name="T45"> </text:span><text:span text:style-name="T44">ﭶ</text:span><text:span text:style-name="T45"> </text:span><text:span text:style-name="T44">ﭷ</text:span><text:span text:style-name="T45"> </text:span><text:span text:style-name="T44">ﭸ</text:span><text:span text:style-name="T45"> </text:span><text:span text:style-name="T44">ﭹ</text:span><text:span text:style-name="T45"> </text:span><text:span text:style-name="T44">ﭺ</text:span><text:span text:style-name="T45"> </text:span><text:span text:style-name="T44">ﭻ</text:span></text:p>
      <text:p text:style-name="P17"><text:span text:style-name="T44">ﭼ</text:span><text:span text:style-name="T45"> </text:span><text:span text:style-name="T44">ﭽ</text:span><text:span text:style-name="T45"> </text:span><text:span text:style-name="T44">ﭾ</text:span><text:span text:style-name="T45"> </text:span><text:span text:style-name="T44">ﭿ</text:span><text:span text:style-name="T45"> </text:span><text:span text:style-name="T44">ﮀ</text:span><text:span text:style-name="T45"> </text:span><text:span text:style-name="T44">ﮁ</text:span><text:span text:style-name="T45"> </text:span><text:span text:style-name="T44">ﮂ</text:span><text:span text:style-name="T45"> </text:span><text:span text:style-name="T44">ﮃ</text:span><text:span text:style-name="T45"> </text:span><text:span text:style-name="T44">ﮄ</text:span><text:span text:style-name="T45"> </text:span><text:span text:style-name="T44">ﮅ</text:span></text:p>
      <text:p text:style-name="P17"><text:span text:style-name="T44">ﮆ</text:span><text:span text:style-name="T45"> </text:span><text:span text:style-name="T44">ﮇ</text:span><text:span text:style-name="T45"> </text:span><text:span text:style-name="T44">ﮈ</text:span><text:span text:style-name="T45"> </text:span><text:span text:style-name="T44">ﮉ</text:span><text:span text:style-name="T45"> </text:span><text:span text:style-name="T44">ﮊ</text:span><text:span text:style-name="T45"> </text:span><text:span text:style-name="T44">ﮋ</text:span><text:span text:style-name="T45"> </text:span><text:span text:style-name="T44">ﮌ</text:span><text:span text:style-name="T45"> </text:span><text:span text:style-name="T44">ﮍ</text:span></text:p>
      <text:p text:style-name="P17"><text:span text:style-name="T44">ﮎ</text:span><text:span text:style-name="T45"> </text:span><text:span text:style-name="T44">ﮏ</text:span><text:span text:style-name="T45"> </text:span><text:span text:style-name="T44">ﮐ</text:span><text:span text:style-name="T45"> </text:span><text:span text:style-name="T44">ﮑ</text:span><text:span text:style-name="T45"> </text:span><text:span text:style-name="T44">ﮒ</text:span><text:span text:style-name="T45"> </text:span><text:span text:style-name="T44">ﮓ</text:span><text:span text:style-name="T45"> </text:span><text:span text:style-name="T44">ﮔ</text:span><text:span text:style-name="T45"> </text:span><text:span text:style-name="T44">ﮕ</text:span><text:span text:style-name="T45"> </text:span><text:span text:style-name="T44">ﮖ</text:span></text:p>
      <text:p text:style-name="P17"><text:span text:style-name="T44">ﮗ</text:span><text:span text:style-name="T45"> </text:span><text:span text:style-name="T44">ﮘ</text:span><text:span text:style-name="T45"> </text:span><text:span text:style-name="T44">ﮙ</text:span><text:span text:style-name="T45"> </text:span><text:span text:style-name="T44">ﮚ</text:span><text:span text:style-name="T45"> </text:span><text:span text:style-name="T44">ﮛ</text:span><text:span text:style-name="T45"> </text:span><text:span text:style-name="T44">ﮜ</text:span><text:span text:style-name="T45"> </text:span><text:span text:style-name="T44">ﮝ</text:span></text:p>
      <text:p text:style-name="P17"><text:span text:style-name="T44">ﮞ</text:span><text:span text:style-name="T45"> </text:span><text:span text:style-name="T44">ﮟ</text:span><text:span text:style-name="T45"> </text:span><text:span text:style-name="T44">ﮠ</text:span><text:span text:style-name="T45"> </text:span><text:span text:style-name="T44">ﮡ</text:span><text:span text:style-name="T45"> </text:span><text:span text:style-name="T44">ﮢ</text:span><text:span text:style-name="T45"> </text:span><text:span text:style-name="T44">ﮣﮤ</text:span><text:span text:style-name="T45"> </text:span><text:span text:style-name="T44">ﮥ</text:span><text:span text:style-name="T45"> </text:span><text:span text:style-name="T44">ﮦ</text:span><text:span text:style-name="T45"> </text:span><text:span text:style-name="T44">ﮧ</text:span></text:p>
      <text:p text:style-name="P17"><text:span text:style-name="T44">ﮨ</text:span><text:span text:style-name="T45"> </text:span><text:span text:style-name="T44">ﮩ</text:span><text:span text:style-name="T45"> </text:span><text:span text:style-name="T44">ﮪ</text:span><text:span text:style-name="T45"> </text:span><text:span text:style-name="T44">ﮫ</text:span><text:span text:style-name="T45"> </text:span><text:span text:style-name="T44">ﮬ</text:span><text:span text:style-name="T45"> </text:span><text:span text:style-name="T44">ﮭ</text:span><text:span text:style-name="T45"> </text:span><text:span text:style-name="T44">ﮮ</text:span><text:span text:style-name="T45"> </text:span><text:span text:style-name="T44">ﮯ</text:span><text:span text:style-name="T45"> </text:span><text:span text:style-name="T44">ﮰ</text:span><text:span text:style-name="T45"> </text:span><text:span text:style-name="T44">ﮱ</text:span><text:span text:style-name="T45"> </text:span><text:span text:style-name="T44">ﯓ</text:span></text:p>
      <text:p text:style-name="P17"><text:span text:style-name="T44">ﯔ</text:span><text:span text:style-name="T45"> </text:span><text:span text:style-name="T44">ﯕ</text:span><text:span text:style-name="T45"> </text:span><text:span text:style-name="T44">ﯖ</text:span><text:span text:style-name="T45"> </text:span><text:span text:style-name="T44">ﯗ</text:span><text:span text:style-name="T45"> </text:span><text:span text:style-name="T44">ﯘ</text:span><text:span text:style-name="T45"> </text:span><text:span text:style-name="T44">ﯙ</text:span><text:span text:style-name="T45"> </text:span><text:span text:style-name="T44">ﯚ</text:span><text:span text:style-name="T45"> </text:span><text:span text:style-name="T44">ﯛ</text:span></text:p>
      <text:p text:style-name="P17"><text:span text:style-name="T44">ﯜ</text:span><text:span text:style-name="T45"> </text:span><text:span text:style-name="T44">ﯝ</text:span><text:span text:style-name="T45"> </text:span><text:span text:style-name="T44">ﯞ</text:span><text:span text:style-name="T45"> </text:span><text:span text:style-name="T44">ﯟ</text:span><text:span text:style-name="T45"> </text:span><text:span text:style-name="T44">ﯠ</text:span><text:span text:style-name="T45"> </text:span><text:span text:style-name="T44">ﯡ</text:span><text:span text:style-name="T45"> </text:span><text:span text:style-name="T44">ﯢ</text:span><text:span text:style-name="T45"> </text:span><text:span text:style-name="T44">ﯣ</text:span></text:p>
      <text:p text:style-name="P17"><text:span text:style-name="T44">ﯤ</text:span><text:span text:style-name="T45"> </text:span><text:span text:style-name="T44">ﯥ</text:span><text:span text:style-name="T45"> </text:span><text:span text:style-name="T44">ﯦ</text:span><text:span text:style-name="T45"> </text:span><text:span text:style-name="T44">ﯧ</text:span><text:span text:style-name="T45"> </text:span><text:span text:style-name="T44">ﯨﯩ</text:span><text:span text:style-name="T45"> </text:span><text:span text:style-name="T44">ﯪ</text:span><text:span text:style-name="T45"> </text:span><text:span text:style-name="T44">ﯫ</text:span><text:span text:style-name="T45"> </text:span><text:span text:style-name="T44">ﯬ</text:span></text:p>
      <text:p text:style-name="P7"><text:span text:style-name="T44">ﯭ</text:span><text:span text:style-name="T45"> </text:span><text:span text:style-name="T44">ﯮﯯ</text:span><text:span text:style-name="T45"> </text:span><text:span text:style-name="T44">ﯰ</text:span><text:span text:style-name="T45"> </text:span><text:span text:style-name="T44">ﯱ</text:span><text:span text:style-name="T45"> </text:span><text:span text:style-name="T44">ﯲ</text:span><text:span text:style-name="T45"> </text:span><text:span text:style-name="T44">ﯳ</text:span><text:span text:style-name="T45"> </text:span><text:span text:style-name="T44">ﯴ</text:span><text:span text:style-name="T45"> </text:span><text:span text:style-name="T44">ﯵ</text:span><text:span text:style-name="T45"> </text:span><text:span text:style-name="T44">ﯶ</text:span></text:p>
      <text:p text:style-name="P35"><text:span text:style-name="T47">ﭑ</text:span><text:span text:style-name="T45"> </text:span><text:span text:style-name="T47">ﭒ</text:span><text:span text:style-name="T45"> </text:span><text:span text:style-name="T47">ﭓ</text:span><text:span text:style-name="T45"> </text:span><text:span text:style-name="T47">ﭔ</text:span><text:span text:style-name="T45"> </text:span><text:span text:style-name="T47">ﭕ</text:span><text:span text:style-name="T45"> </text:span><text:span text:style-name="T47">ﭖ</text:span><text:span text:style-name="T45"> </text:span><text:span text:style-name="T47">ﭗ</text:span><text:span text:style-name="T45"> </text:span><text:span text:style-name="T47">ﭘ</text:span><text:span text:style-name="T45"> </text:span><text:span text:style-name="T47">ﭙ</text:span></text:p>
      <text:p text:style-name="P18"><text:span text:style-name="T47">ﭚ</text:span><text:span text:style-name="T45"> </text:span><text:span text:style-name="T47">ﭛ</text:span><text:span text:style-name="T45"> </text:span><text:span text:style-name="T47">ﭜ</text:span><text:span text:style-name="T45"> </text:span><text:span text:style-name="T47">ﭝ</text:span><text:span text:style-name="T45"> </text:span><text:span text:style-name="T47">ﭞ</text:span><text:span text:style-name="T45"> </text:span><text:span text:style-name="T47">ﭟ</text:span><text:span text:style-name="T45"> </text:span><text:span text:style-name="T47">ﭠ</text:span><text:span text:style-name="T45"> </text:span><text:span text:style-name="T47">ﭡ</text:span></text:p>
      <text:p text:style-name="P18"><text:span text:style-name="T47">ﭢﭣ</text:span><text:span text:style-name="T45"> </text:span><text:span text:style-name="T47">ﭤ</text:span><text:span text:style-name="T45"> </text:span><text:span text:style-name="T47">ﭥ</text:span><text:span text:style-name="T45"> </text:span><text:span text:style-name="T47">ﭦ</text:span><text:span text:style-name="T45"> </text:span><text:span text:style-name="T47">ﭧ</text:span><text:span text:style-name="T45"> </text:span><text:span text:style-name="T47">ﭨ</text:span></text:p>
      <text:p text:style-name="P18"><text:span text:style-name="T47">ﭩ</text:span><text:span text:style-name="T45"> </text:span><text:span text:style-name="T47">ﭪ</text:span><text:span text:style-name="T45"> </text:span><text:span text:style-name="T47">ﭫ</text:span><text:span text:style-name="T45"> </text:span><text:span text:style-name="T47">ﭬ</text:span><text:span text:style-name="T45"> </text:span><text:span text:style-name="T47">ﭭ</text:span><text:span text:style-name="T45"> </text:span><text:span text:style-name="T47">ﭮ</text:span><text:span text:style-name="T45"> </text:span><text:span text:style-name="T47">ﭯ</text:span><text:span text:style-name="T45"> </text:span><text:span text:style-name="T47">ﭰ</text:span><text:span text:style-name="T45"> </text:span><text:span text:style-name="T47">ﭱ</text:span><text:span text:style-name="T45"> </text:span><text:span text:style-name="T47">ﭲ</text:span></text:p>
      <text:p text:style-name="P18"><text:span text:style-name="T47">ﭳ</text:span><text:span text:style-name="T45"> </text:span><text:span text:style-name="T47">ﭴ</text:span><text:span text:style-name="T45"> </text:span><text:span text:style-name="T47">ﭵ</text:span><text:span text:style-name="T45"> </text:span><text:span text:style-name="T47">ﭶ</text:span><text:span text:style-name="T45"> </text:span><text:span text:style-name="T47">ﭷ</text:span><text:span text:style-name="T45"> </text:span><text:span text:style-name="T47">ﭸ</text:span><text:span text:style-name="T45"> </text:span><text:span text:style-name="T47">ﭹ</text:span><text:span text:style-name="T45"> </text:span><text:span text:style-name="T47">ﭺ</text:span><text:span text:style-name="T45"> </text:span><text:span text:style-name="T47">ﭻ</text:span><text:span text:style-name="T45"> </text:span><text:span text:style-name="T47">ﭼ</text:span></text:p>
      <text:p text:style-name="P18"><text:span text:style-name="T47">ﭽ</text:span><text:span text:style-name="T45"> </text:span><text:span text:style-name="T47">ﭾ</text:span><text:span text:style-name="T45"> </text:span><text:span text:style-name="T47">ﭿ</text:span><text:span text:style-name="T45"> </text:span><text:span text:style-name="T47">ﮀ</text:span><text:span text:style-name="T45"> </text:span><text:span text:style-name="T47">ﮁ</text:span><text:span text:style-name="T45"> </text:span><text:span text:style-name="T47">ﮂﮃ</text:span><text:span text:style-name="T45"> </text:span><text:span text:style-name="T47">ﮄ</text:span></text:p>
      <text:p text:style-name="P18"><text:span text:style-name="T47">ﮅ</text:span><text:span text:style-name="T45"> </text:span><text:span text:style-name="T47">ﮆ</text:span><text:span text:style-name="T45"> </text:span><text:span text:style-name="T47">ﮇ</text:span><text:span text:style-name="T45"> </text:span><text:span text:style-name="T47">ﮈﮉ</text:span><text:span text:style-name="T45"> </text:span><text:span text:style-name="T47">ﮊ</text:span><text:span text:style-name="T45"> </text:span><text:span text:style-name="T47">ﮋ</text:span><text:span text:style-name="T45"> </text:span><text:span text:style-name="T47">ﮌ</text:span><text:span text:style-name="T45"> </text:span><text:span text:style-name="T47">ﮍ</text:span><text:span text:style-name="T45"> </text:span><text:span text:style-name="T47">ﮎﮏ</text:span><text:span text:style-name="T45"> </text:span><text:span text:style-name="T47">ﮐ</text:span></text:p>
      <text:p text:style-name="P18"><text:span text:style-name="T47">ﮑ</text:span><text:span text:style-name="T45"> </text:span><text:span text:style-name="T47">ﮒ</text:span><text:span text:style-name="T45"> </text:span><text:span text:style-name="T47">ﮓ</text:span><text:span text:style-name="T45"> </text:span><text:span text:style-name="T47">ﮔ</text:span><text:span text:style-name="T45"> </text:span><text:span text:style-name="T47">ﮕ</text:span><text:span text:style-name="T45"> </text:span><text:span text:style-name="T47">ﮖ</text:span><text:span text:style-name="T45"> </text:span><text:span text:style-name="T47">ﮗ</text:span><text:span text:style-name="T45"> </text:span><text:span text:style-name="T47">ﮘ</text:span><text:span text:style-name="T45"> </text:span><text:span text:style-name="T47">ﮙ</text:span><text:span text:style-name="T45"> </text:span><text:span text:style-name="T47">ﮚ</text:span></text:p>
      <text:p text:style-name="P18"><text:span text:style-name="T47">ﮛ</text:span><text:span text:style-name="T45"> </text:span><text:span text:style-name="T47">ﮜ</text:span><text:span text:style-name="T45"> </text:span><text:span text:style-name="T47">ﮝ</text:span><text:span text:style-name="T45"> </text:span><text:span text:style-name="T47">ﮞ</text:span><text:span text:style-name="T45"> </text:span><text:span text:style-name="T47">ﮟ</text:span><text:span text:style-name="T45"> </text:span><text:span text:style-name="T47">ﮠ</text:span><text:span text:style-name="T45"> </text:span><text:span text:style-name="T47">ﮡ</text:span><text:span text:style-name="T45"> </text:span><text:span text:style-name="T47">ﮢ</text:span><text:span text:style-name="T45"> </text:span><text:span text:style-name="T47">ﮣ</text:span><text:span text:style-name="T45"> </text:span><text:span text:style-name="T47">ﮤ</text:span></text:p>
      <text:p text:style-name="P18"><text:span text:style-name="T47">ﮥ</text:span><text:span text:style-name="T45"> </text:span><text:span text:style-name="T47">ﮦ</text:span><text:span text:style-name="T45"> </text:span><text:span text:style-name="T47">ﮧ</text:span><text:span text:style-name="T45"> </text:span><text:span text:style-name="T47">ﮨ</text:span><text:span text:style-name="T45"> </text:span><text:span text:style-name="T47">ﮩ</text:span><text:span text:style-name="T45"> </text:span><text:span text:style-name="T47">ﮪ</text:span><text:span text:style-name="T45"> </text:span><text:span text:style-name="T47">ﮫ</text:span><text:span text:style-name="T45"> </text:span><text:span text:style-name="T47">ﮬ</text:span><text:span text:style-name="T45"> </text:span><text:span text:style-name="T47">ﮭ</text:span></text:p>
      <text:p text:style-name="P18"><text:span text:style-name="T47">ﮮ</text:span><text:span text:style-name="T45"> </text:span><text:span text:style-name="T47">ﮯ</text:span><text:span text:style-name="T45"> </text:span><text:span text:style-name="T47">ﮰﮱ</text:span><text:span text:style-name="T45"> </text:span><text:span text:style-name="T47">ﯓ</text:span><text:span text:style-name="T45"> </text:span><text:span text:style-name="T47">ﯔ</text:span><text:span text:style-name="T45"> </text:span><text:span text:style-name="T47">ﯕ</text:span><text:span text:style-name="T45"> </text:span><text:span text:style-name="T47">ﯖ</text:span></text:p>
      <text:p text:style-name="P18"><text:span text:style-name="T47">ﯗ</text:span><text:span text:style-name="T45"> </text:span><text:span text:style-name="T47">ﯘ</text:span><text:span text:style-name="T45"> </text:span><text:span text:style-name="T47">ﯙ</text:span><text:span text:style-name="T45"> </text:span><text:span text:style-name="T47">ﯚﯛ</text:span><text:span text:style-name="T45"> </text:span><text:span text:style-name="T47">ﯜ</text:span><text:span text:style-name="T45"> </text:span><text:span text:style-name="T47">ﯝ</text:span><text:span text:style-name="T45"> </text:span><text:span text:style-name="T47">ﯞ</text:span><text:span text:style-name="T45"> </text:span><text:span text:style-name="T47">ﯟ</text:span><text:span text:style-name="T45"> </text:span><text:span text:style-name="T47">ﯠ</text:span><text:span text:style-name="T45"> </text:span><text:span text:style-name="T47">ﯡﯢ</text:span></text:p>
      <text:p text:style-name="P18"><text:span text:style-name="T47">ﯣ</text:span><text:span text:style-name="T45"> </text:span><text:span text:style-name="T47">ﯤ</text:span><text:span text:style-name="T45"> </text:span><text:span text:style-name="T47">ﯥ</text:span><text:span text:style-name="T45"> </text:span><text:span text:style-name="T47">ﯦ</text:span><text:span text:style-name="T45"> </text:span><text:span text:style-name="T47">ﯧ</text:span><text:span text:style-name="T45"> </text:span><text:span text:style-name="T47">ﯨ</text:span><text:span text:style-name="T45"> </text:span><text:span text:style-name="T47">ﯩ</text:span></text:p>
      <text:p text:style-name="P18"><text:span text:style-name="T47">ﯪﯫ</text:span><text:span text:style-name="T45"> </text:span><text:span text:style-name="T47">ﯬ</text:span><text:span text:style-name="T45"> </text:span><text:span text:style-name="T47">ﯭ</text:span><text:span text:style-name="T45"> </text:span><text:span text:style-name="T47">ﯮ</text:span><text:span text:style-name="T45"> </text:span><text:span text:style-name="T47">ﯯ</text:span><text:span text:style-name="T45"> </text:span><text:span text:style-name="T47">ﯰ</text:span><text:span text:style-name="T45"> </text:span><text:span text:style-name="T47">ﯱ</text:span><text:span text:style-name="T45"> </text:span><text:span text:style-name="T47">ﯲ</text:span></text:p>
      <text:p text:style-name="P8"><text:span text:style-name="T47">ﯳ</text:span><text:span text:style-name="T45"> </text:span><text:span text:style-name="T47">ﯴ</text:span><text:span text:style-name="T45"> </text:span><text:span text:style-name="T47">ﯵﯶ</text:span><text:span text:style-name="T45"> </text:span><text:span text:style-name="T47">ﯷ</text:span><text:span text:style-name="T45"> </text:span><text:span text:style-name="T47">ﯸ</text:span><text:span text:style-name="T45"> </text:span><text:span text:style-name="T47">ﯹ</text:span><text:span text:style-name="T45"> </text:span><text:span text:style-name="T47">ﯺ</text:span><text:span text:style-name="T45"> </text:span><text:span text:style-name="T47">ﯻ</text:span><text:span text:style-name="T45"> </text:span><text:span text:style-name="T47">ﯼ</text:span></text:p>
      <text:p text:style-name="P39"><text:span text:style-name="T49">ﭑ</text:span><text:span text:style-name="T46"> </text:span><text:span text:style-name="T49">ﭒ</text:span><text:span text:style-name="T46"> </text:span><text:span text:style-name="T49">ﭓ</text:span><text:span text:style-name="T46"> </text:span><text:span text:style-name="T49">ﭔ</text:span><text:span text:style-name="T46"> </text:span><text:span text:style-name="T49">ﭕ</text:span><text:span text:style-name="T46"> </text:span><text:span text:style-name="T49">ﭖ</text:span><text:span text:style-name="T46"> </text:span><text:span text:style-name="T49">ﭗ</text:span><text:span text:style-name="T46"> </text:span><text:span text:style-name="T49">ﭘ</text:span></text:p>
      <text:p text:style-name="P27"><text:span text:style-name="T49">ﭙ</text:span><text:span text:style-name="T46"> </text:span><text:span text:style-name="T49">ﭚ</text:span><text:span text:style-name="T46"> </text:span><text:span text:style-name="T49">ﭛ</text:span><text:span text:style-name="T46"> </text:span><text:span text:style-name="T49">ﭜ</text:span><text:span text:style-name="T46"> </text:span><text:span text:style-name="T49">ﭝ</text:span><text:span text:style-name="T46"> </text:span><text:span text:style-name="T49">ﭞ</text:span><text:span text:style-name="T46"> </text:span><text:span text:style-name="T49">ﭟ</text:span><text:span text:style-name="T46"> </text:span><text:span text:style-name="T49">ﭠ</text:span><text:span text:style-name="T46"> </text:span><text:span text:style-name="T49">ﭡ</text:span></text:p>
      <text:p text:style-name="P27"><text:span text:style-name="T49">ﭢ</text:span><text:span text:style-name="T46"> </text:span><text:span text:style-name="T49">ﭣ</text:span><text:span text:style-name="T46"> </text:span><text:span text:style-name="T49">ﭤ</text:span><text:span text:style-name="T46"> </text:span><text:span text:style-name="T49">ﭥ</text:span><text:span text:style-name="T46"> </text:span><text:span text:style-name="T49">ﭦ</text:span><text:span text:style-name="T46"> </text:span><text:span text:style-name="T49">ﭧ</text:span><text:span text:style-name="T46"> </text:span><text:span text:style-name="T49">ﭨ</text:span><text:span text:style-name="T46"> </text:span><text:span text:style-name="T49">ﭩ</text:span><text:span text:style-name="T46"> </text:span><text:span text:style-name="T49">ﭪ</text:span><text:span text:style-name="T46"> </text:span><text:span text:style-name="T49">ﭫ</text:span></text:p>
      <text:p text:style-name="P27"><text:span text:style-name="T49">ﭬ</text:span><text:span text:style-name="T46"> </text:span><text:span text:style-name="T49">ﭭ</text:span><text:span text:style-name="T46"> </text:span><text:span text:style-name="T49">ﭮ</text:span><text:span text:style-name="T46"> </text:span><text:span text:style-name="T49">ﭯ</text:span><text:span text:style-name="T46"> </text:span><text:span text:style-name="T49">ﭰ</text:span><text:span text:style-name="T46"> </text:span><text:span text:style-name="T49">ﭱ</text:span><text:span text:style-name="T46"> </text:span><text:span text:style-name="T49">ﭲ</text:span></text:p>
      <text:p text:style-name="P27"><text:span text:style-name="T49">ﭳ</text:span><text:span text:style-name="T46"> </text:span><text:span text:style-name="T49">ﭴ</text:span><text:span text:style-name="T46"> </text:span><text:span text:style-name="T49">ﭵ</text:span><text:span text:style-name="T46"> </text:span><text:span text:style-name="T49">ﭶ</text:span><text:span text:style-name="T46"> </text:span><text:span text:style-name="T49">ﭷ</text:span><text:span text:style-name="T46"> </text:span><text:span text:style-name="T49">ﭸ</text:span><text:span text:style-name="T46"> </text:span><text:span text:style-name="T49">ﭹ</text:span><text:span text:style-name="T46"> </text:span><text:span text:style-name="T49">ﭺ</text:span><text:span text:style-name="T46"> </text:span><text:span text:style-name="T49">ﭻ</text:span></text:p>
      <text:p text:style-name="P27"><text:span text:style-name="T49">ﭼ</text:span><text:span text:style-name="T46"> </text:span><text:span text:style-name="T49">ﭽ</text:span><text:span text:style-name="T46"> </text:span><text:span text:style-name="T49">ﭾﭿ</text:span><text:span text:style-name="T46"> </text:span><text:span text:style-name="T49">ﮀ</text:span><text:span text:style-name="T46"> </text:span><text:span text:style-name="T49">ﮁ</text:span><text:span text:style-name="T46"> </text:span><text:span text:style-name="T49">ﮂ</text:span><text:span text:style-name="T46"> </text:span><text:span text:style-name="T49">ﮃ</text:span><text:span text:style-name="T46"> </text:span><text:span text:style-name="T49">ﮄ</text:span><text:span text:style-name="T46"> </text:span><text:span text:style-name="T49">ﮅ</text:span><text:span text:style-name="T46"> </text:span><text:span text:style-name="T49">ﮆ</text:span></text:p>
      <text:p text:style-name="P27"><text:span text:style-name="T49">ﮇ</text:span><text:span text:style-name="T46"> </text:span><text:span text:style-name="T49">ﮈ</text:span><text:span text:style-name="T46"> </text:span><text:span text:style-name="T49">ﮉ</text:span><text:span text:style-name="T46"> </text:span><text:span text:style-name="T49">ﮊ</text:span><text:span text:style-name="T46"> </text:span><text:span text:style-name="T49">ﮋ</text:span><text:span text:style-name="T46"> </text:span><text:span text:style-name="T49">ﮌ</text:span><text:span text:style-name="T46"> </text:span><text:span text:style-name="T49">ﮍ</text:span><text:span text:style-name="T46"> </text:span><text:span text:style-name="T49">ﮎ</text:span><text:span text:style-name="T46"> </text:span><text:span text:style-name="T49">ﮏ</text:span></text:p>
      <text:p text:style-name="P27"><text:span text:style-name="T49">ﮐ</text:span><text:span text:style-name="T46"> </text:span><text:span text:style-name="T49">ﮑ</text:span><text:span text:style-name="T46"> </text:span><text:span text:style-name="T49">ﮒ</text:span><text:span text:style-name="T46"> </text:span><text:span text:style-name="T49">ﮓ</text:span><text:span text:style-name="T46"> </text:span><text:span text:style-name="T49">ﮔ</text:span><text:span text:style-name="T46"> </text:span><text:span text:style-name="T49">ﮕ</text:span><text:span text:style-name="T46"> </text:span><text:span text:style-name="T49">ﮖ</text:span><text:span text:style-name="T46"> </text:span><text:span text:style-name="T49">ﮗ</text:span><text:span text:style-name="T46"> </text:span><text:span text:style-name="T49">ﮘ</text:span></text:p>
      <text:p text:style-name="P27"><text:span text:style-name="T49">ﮙ</text:span><text:span text:style-name="T46"> </text:span><text:span text:style-name="T49">ﮚ</text:span><text:span text:style-name="T46"> </text:span><text:span text:style-name="T49">ﮛ</text:span><text:span text:style-name="T46"> </text:span><text:span text:style-name="T49">ﮜ</text:span><text:span text:style-name="T46"> </text:span><text:span text:style-name="T49">ﮝ</text:span><text:span text:style-name="T46"> </text:span><text:span text:style-name="T49">ﮞ</text:span><text:span text:style-name="T46"> </text:span><text:span text:style-name="T49">ﮟ</text:span><text:span text:style-name="T46"> </text:span><text:span text:style-name="T49">ﮠ</text:span><text:span text:style-name="T46"> </text:span><text:span text:style-name="T49">ﮡ</text:span></text:p>
      <text:p text:style-name="P27"><text:span text:style-name="T49">ﮢ</text:span><text:span text:style-name="T46"> </text:span><text:span text:style-name="T49">ﮣ</text:span><text:span text:style-name="T46"> </text:span><text:span text:style-name="T49">ﮤ</text:span><text:span text:style-name="T46"> </text:span><text:span text:style-name="T49">ﮥ</text:span><text:span text:style-name="T46"> </text:span><text:span text:style-name="T49">ﮦ</text:span><text:span text:style-name="T46"> </text:span><text:span text:style-name="T49">ﮧ</text:span><text:span text:style-name="T46"> </text:span><text:span text:style-name="T49">ﮨ</text:span><text:span text:style-name="T46"> </text:span><text:span text:style-name="T49">ﮩﮪ</text:span><text:span text:style-name="T46"> </text:span><text:span text:style-name="T49">ﮫ</text:span></text:p>
      <text:p text:style-name="P27"><text:span text:style-name="T49">ﮬ</text:span><text:span text:style-name="T46"> </text:span><text:span text:style-name="T49">ﮭﮮ</text:span><text:span text:style-name="T46"> </text:span><text:span text:style-name="T49">ﮯ</text:span><text:span text:style-name="T46"> </text:span><text:span text:style-name="T49">ﮰ</text:span><text:span text:style-name="T46"> </text:span><text:span text:style-name="T49">ﮱ</text:span><text:span text:style-name="T46"> </text:span><text:span text:style-name="T49">ﯓ</text:span><text:span text:style-name="T46"> </text:span><text:span text:style-name="T49">ﯔ</text:span><text:span text:style-name="T46"> </text:span><text:span text:style-name="T49">ﯕ</text:span><text:span text:style-name="T46"> </text:span><text:span text:style-name="T49">ﯖ</text:span></text:p>
      <text:p text:style-name="P27"><text:span text:style-name="T49">ﯗ</text:span><text:span text:style-name="T46"> </text:span><text:span text:style-name="T49">ﯘ</text:span><text:span text:style-name="T46"> </text:span><text:span text:style-name="T49">ﯙ</text:span><text:span text:style-name="T46"> </text:span><text:span text:style-name="T49">ﯚ</text:span><text:span text:style-name="T46"> </text:span><text:span text:style-name="T49">ﯛ</text:span><text:span text:style-name="T46"> </text:span><text:span text:style-name="T49">ﯜ</text:span><text:span text:style-name="T46"> </text:span><text:span text:style-name="T49">ﯝ</text:span><text:span text:style-name="T46"> </text:span><text:span text:style-name="T49">ﯞ</text:span><text:span text:style-name="T46"> </text:span><text:span text:style-name="T49">ﯟﯠ</text:span><text:span text:style-name="T46"> </text:span><text:span text:style-name="T49">ﯡ</text:span><text:span text:style-name="T46"> </text:span><text:span text:style-name="T49">ﯢ</text:span><text:span text:style-name="T46"> </text:span><text:span text:style-name="T49">ﯣ</text:span><text:span text:style-name="T46"> </text:span><text:span text:style-name="T49">ﯤ</text:span></text:p>
      <text:p text:style-name="P27"><text:span text:style-name="T49">ﯥ</text:span><text:span text:style-name="T46"> </text:span><text:span text:style-name="T49">ﯦ</text:span><text:span text:style-name="T46"> </text:span><text:span text:style-name="T49">ﯧ</text:span><text:span text:style-name="T46"> </text:span><text:span text:style-name="T49">ﯨ</text:span><text:span text:style-name="T46"> </text:span><text:span text:style-name="T49">ﯩ</text:span><text:span text:style-name="T46"> </text:span><text:span text:style-name="T49">ﯪ</text:span><text:span text:style-name="T46"> </text:span><text:span text:style-name="T49">ﯫ</text:span><text:span text:style-name="T46"> </text:span><text:span text:style-name="T49">ﯬﯭ</text:span><text:span text:style-name="T46"> </text:span><text:span text:style-name="T49">ﯮ</text:span><text:span text:style-name="T46"> </text:span><text:span text:style-name="T49">ﯯ</text:span></text:p>
      <text:p text:style-name="P27"><text:span text:style-name="T49">ﯰ</text:span><text:span text:style-name="T46"> </text:span><text:span text:style-name="T49">ﯱ</text:span><text:span text:style-name="T46"> </text:span><text:span text:style-name="T49">ﯲ</text:span><text:span text:style-name="T46"> </text:span><text:span text:style-name="T49">ﯳ</text:span><text:span text:style-name="T46"> </text:span><text:span text:style-name="T49">ﯴ</text:span><text:span text:style-name="T46"> </text:span><text:span text:style-name="T49">ﯵ</text:span><text:span text:style-name="T46"> </text:span><text:span text:style-name="T49">ﯶ</text:span><text:span text:style-name="T46"> </text:span><text:span text:style-name="T49">ﯷ</text:span><text:span text:style-name="T46"> </text:span><text:span text:style-name="T49">ﯸ</text:span><text:span text:style-name="T46"> </text:span><text:span text:style-name="T49">ﯹﯺ</text:span><text:span text:style-name="T46"> </text:span><text:span text:style-name="T49">ﯻ</text:span><text:span text:style-name="T46"> </text:span><text:span text:style-name="T49">ﯼ</text:span></text:p>
      <text:p text:style-name="P9"><text:span text:style-name="T48">ﯽ</text:span><text:span text:style-name="T45"> </text:span><text:span text:style-name="T48">ﯾ</text:span><text:span text:style-name="T45"> </text:span><text:span text:style-name="T48">ﯿ</text:span><text:span text:style-name="T45"> </text:span><text:span text:style-name="T48">ﰀ</text:span><text:span text:style-name="T45"> </text:span><text:span text:style-name="T48">ﰁ</text:span><text:span text:style-name="T45"> </text:span><text:span text:style-name="T48">ﰂ</text:span><text:span text:style-name="T45"> </text:span><text:span text:style-name="T48">ﰃ</text:span><text:span text:style-name="T45"> </text:span><text:span text:style-name="T48">ﰄ</text:span><text:span text:style-name="T45"> </text:span><text:span text:style-name="T48">ﰅ</text:span></text:p>
      <text:p text:style-name="P40"><text:span text:style-name="T51">ﭑ</text:span><text:span text:style-name="T46"> </text:span><text:span text:style-name="T51">ﭒ</text:span><text:span text:style-name="T46"> </text:span><text:span text:style-name="T51">ﭓ</text:span><text:span text:style-name="T46"> </text:span><text:span text:style-name="T51">ﭔ</text:span><text:span text:style-name="T46"> </text:span><text:span text:style-name="T51">ﭕ</text:span><text:span text:style-name="T46"> </text:span><text:span text:style-name="T51">ﭖ</text:span><text:span text:style-name="T46"> </text:span><text:span text:style-name="T51">ﭗ</text:span><text:span text:style-name="T46"> </text:span><text:span text:style-name="T51">ﭘ</text:span><text:span text:style-name="T46"> </text:span><text:span text:style-name="T51">ﭙ</text:span><text:span text:style-name="T46"> </text:span><text:span text:style-name="T51">ﭚ</text:span><text:span text:style-name="T46"> </text:span><text:span text:style-name="T51">ﭛ</text:span><text:span text:style-name="T46"> </text:span><text:span text:style-name="T51">ﭜ</text:span><text:span text:style-name="T46"> </text:span><text:span text:style-name="T51">ﭝ</text:span></text:p>
      <text:p text:style-name="P28"><text:span text:style-name="T51">ﭞ</text:span><text:span text:style-name="T46"> </text:span><text:span text:style-name="T51">ﭟ</text:span><text:span text:style-name="T46"> </text:span><text:span text:style-name="T51">ﭠ</text:span><text:span text:style-name="T46"> </text:span><text:span text:style-name="T51">ﭡ</text:span><text:span text:style-name="T46"> </text:span><text:span text:style-name="T51">ﭢ</text:span><text:span text:style-name="T46"> </text:span><text:span text:style-name="T51">ﭣ</text:span><text:span text:style-name="T46"> </text:span><text:span text:style-name="T51">ﭤ</text:span><text:span text:style-name="T46"> </text:span><text:span text:style-name="T51">ﭥ</text:span><text:span text:style-name="T46"> </text:span><text:span text:style-name="T51">ﭦ</text:span><text:span text:style-name="T46"> </text:span><text:span text:style-name="T51">ﭧ</text:span><text:span text:style-name="T46"> </text:span><text:span text:style-name="T51">ﭨ</text:span><text:span text:style-name="T46"> </text:span><text:span text:style-name="T51">ﭩ</text:span></text:p>
      <text:p text:style-name="P28"><text:span text:style-name="T51">ﭪ</text:span><text:span text:style-name="T46"> </text:span><text:span text:style-name="T51">ﭫ</text:span><text:span text:style-name="T46"> </text:span><text:span text:style-name="T51">ﭬ</text:span><text:span text:style-name="T46"> </text:span><text:span text:style-name="T51">ﭭ</text:span><text:span text:style-name="T46"> </text:span><text:span text:style-name="T51">ﭮ</text:span><text:span text:style-name="T46"> </text:span><text:span text:style-name="T51">ﭯ</text:span><text:span text:style-name="T46"> </text:span><text:span text:style-name="T51">ﭰ</text:span><text:span text:style-name="T46"> </text:span><text:span text:style-name="T51">ﭱ</text:span><text:span text:style-name="T46"> </text:span><text:span text:style-name="T51">ﭲﭳ</text:span><text:span text:style-name="T46"> </text:span><text:span text:style-name="T51">ﭴ</text:span></text:p>
      <text:p text:style-name="P28"><text:span text:style-name="T51">ﭵ</text:span><text:span text:style-name="T46"> </text:span><text:span text:style-name="T51">ﭶ</text:span><text:span text:style-name="T46"> </text:span><text:span text:style-name="T51">ﭷﭸ</text:span><text:span text:style-name="T46"> </text:span><text:span text:style-name="T51">ﭹ</text:span><text:span text:style-name="T46"> </text:span><text:span text:style-name="T51">ﭺ</text:span><text:span text:style-name="T46"> </text:span><text:span text:style-name="T51">ﭻ</text:span><text:span text:style-name="T46"> </text:span><text:span text:style-name="T51">ﭼ</text:span><text:span text:style-name="T46"> </text:span><text:span text:style-name="T51">ﭽ</text:span><text:span text:style-name="T46"> </text:span><text:span text:style-name="T51">ﭾ</text:span></text:p>
      <text:p text:style-name="P28"><text:span text:style-name="T51">ﭿ</text:span><text:span text:style-name="T46"> </text:span><text:span text:style-name="T51">ﮀ</text:span><text:span text:style-name="T46"> </text:span><text:span text:style-name="T51">ﮁ</text:span><text:span text:style-name="T46"> </text:span><text:span text:style-name="T51">ﮂﮃ</text:span><text:span text:style-name="T46"> </text:span><text:span text:style-name="T51">ﮄ</text:span><text:span text:style-name="T46"> </text:span><text:span text:style-name="T51">ﮅ</text:span><text:span text:style-name="T46"> </text:span><text:span text:style-name="T51">ﮆ</text:span><text:span text:style-name="T46"> </text:span><text:span text:style-name="T51">ﮇ</text:span><text:span text:style-name="T46"> </text:span><text:span text:style-name="T51">ﮈ</text:span></text:p>
      <text:p text:style-name="P28"><text:span text:style-name="T51">ﮉ</text:span><text:span text:style-name="T46"> </text:span><text:span text:style-name="T51">ﮊ</text:span><text:span text:style-name="T46"> </text:span><text:span text:style-name="T51">ﮋ</text:span><text:span text:style-name="T46"> </text:span><text:span text:style-name="T51">ﮌﮍ</text:span><text:span text:style-name="T46"> </text:span><text:span text:style-name="T51">ﮎ</text:span><text:span text:style-name="T46"> </text:span><text:span text:style-name="T51">ﮏ</text:span><text:span text:style-name="T46"> </text:span><text:span text:style-name="T51">ﮐ</text:span><text:span text:style-name="T46"> </text:span><text:span text:style-name="T51">ﮑ</text:span><text:span text:style-name="T46"> </text:span><text:span text:style-name="T51">ﮒ</text:span></text:p>
      <text:p text:style-name="P28"><text:span text:style-name="T51">ﮓ</text:span><text:span text:style-name="T46"> </text:span><text:span text:style-name="T51">ﮔ</text:span><text:span text:style-name="T46"> </text:span><text:span text:style-name="T51">ﮕ</text:span><text:span text:style-name="T46"> </text:span><text:span text:style-name="T51">ﮖ</text:span><text:span text:style-name="T46"> </text:span><text:span text:style-name="T51">ﮗ</text:span><text:span text:style-name="T46"> </text:span><text:span text:style-name="T51">ﮘ</text:span><text:span text:style-name="T46"> </text:span><text:span text:style-name="T51">ﮙ</text:span><text:span text:style-name="T46"> </text:span><text:span text:style-name="T51">ﮚ</text:span><text:span text:style-name="T46"> </text:span><text:span text:style-name="T51">ﮛ</text:span><text:span text:style-name="T46"> </text:span><text:span text:style-name="T51">ﮜ</text:span></text:p>
      <text:p text:style-name="P28"><text:span text:style-name="T51">ﮝ</text:span><text:span text:style-name="T46"> </text:span><text:span text:style-name="T51">ﮞ</text:span><text:span text:style-name="T46"> </text:span><text:span text:style-name="T51">ﮟ</text:span><text:span text:style-name="T46"> </text:span><text:span text:style-name="T51">ﮠ</text:span><text:span text:style-name="T46"> </text:span><text:span text:style-name="T51">ﮡﮢ</text:span><text:span text:style-name="T46"> </text:span><text:span text:style-name="T51">ﮣ</text:span><text:span text:style-name="T46"> </text:span><text:span text:style-name="T51">ﮤ</text:span><text:span text:style-name="T46"> </text:span><text:span text:style-name="T51">ﮥ</text:span><text:span text:style-name="T46"> </text:span><text:span text:style-name="T51">ﮦ</text:span><text:span text:style-name="T46"> </text:span><text:span text:style-name="T51">ﮧ</text:span></text:p>
      <text:p text:style-name="P28"><text:span text:style-name="T51">ﮨ</text:span><text:span text:style-name="T46"> </text:span><text:span text:style-name="T51">ﮩﮪ</text:span><text:span text:style-name="T46"> </text:span><text:span text:style-name="T51">ﮫ</text:span><text:span text:style-name="T46"> </text:span><text:span text:style-name="T51">ﮬ</text:span><text:span text:style-name="T46"> </text:span><text:span text:style-name="T51">ﮭ</text:span><text:span text:style-name="T46"> </text:span><text:span text:style-name="T51">ﮮ</text:span><text:span text:style-name="T46"> </text:span><text:span text:style-name="T51">ﮯ</text:span><text:span text:style-name="T46"> </text:span><text:span text:style-name="T51">ﮰ</text:span><text:span text:style-name="T46"> </text:span><text:span text:style-name="T51">ﮱﯓ</text:span><text:span text:style-name="T46"> </text:span><text:span text:style-name="T51">ﯔ</text:span></text:p>
      <text:p text:style-name="P28"><text:span text:style-name="T51">ﯕ</text:span><text:span text:style-name="T46"> </text:span><text:span text:style-name="T51">ﯖ</text:span><text:span text:style-name="T46"> </text:span><text:span text:style-name="T51">ﯗ</text:span><text:span text:style-name="T46"> </text:span><text:span text:style-name="T51">ﯘ</text:span><text:span text:style-name="T46"> </text:span><text:span text:style-name="T51">ﯙ</text:span><text:span text:style-name="T46"> </text:span><text:span text:style-name="T51">ﯚﯛ</text:span><text:span text:style-name="T46"> </text:span><text:span text:style-name="T51">ﯜ</text:span><text:span text:style-name="T46"> </text:span><text:span text:style-name="T51">ﯝ</text:span><text:span text:style-name="T46"> </text:span><text:span text:style-name="T51">ﯞ</text:span><text:span text:style-name="T46"> </text:span><text:span text:style-name="T51">ﯟ</text:span><text:span text:style-name="T46"> </text:span><text:span text:style-name="T51">ﯠ</text:span></text:p>
      <text:p text:style-name="P28"><text:span text:style-name="T51">ﯡ</text:span><text:span text:style-name="T46"> </text:span><text:span text:style-name="T51">ﯢ</text:span><text:span text:style-name="T46"> </text:span><text:span text:style-name="T51">ﯣ</text:span><text:span text:style-name="T46"> </text:span><text:span text:style-name="T51">ﯤ</text:span><text:span text:style-name="T46"> </text:span><text:span text:style-name="T51">ﯥ</text:span><text:span text:style-name="T46"> </text:span><text:span text:style-name="T51">ﯦ</text:span><text:span text:style-name="T46"> </text:span><text:span text:style-name="T51">ﯧ</text:span><text:span text:style-name="T46"> </text:span><text:span text:style-name="T51">ﯨ</text:span><text:span text:style-name="T46"> </text:span><text:span text:style-name="T51">ﯩ</text:span><text:span text:style-name="T46"> </text:span><text:span text:style-name="T51">ﯪ</text:span></text:p>
      <text:p text:style-name="P28"><text:span text:style-name="T51">ﯫ</text:span><text:span text:style-name="T46"> </text:span><text:span text:style-name="T51">ﯬ</text:span><text:span text:style-name="T46"> </text:span><text:span text:style-name="T51">ﯭ</text:span><text:span text:style-name="T46"> </text:span><text:span text:style-name="T51">ﯮ</text:span><text:span text:style-name="T46"> </text:span><text:span text:style-name="T51">ﯯ</text:span><text:span text:style-name="T46"> </text:span><text:span text:style-name="T51">ﯰ</text:span><text:span text:style-name="T46"> </text:span><text:span text:style-name="T51">ﯱ</text:span><text:span text:style-name="T46"> </text:span><text:span text:style-name="T51">ﯲ</text:span><text:span text:style-name="T46"> </text:span><text:span text:style-name="T51">ﯳ</text:span><text:span text:style-name="T46"> </text:span><text:span text:style-name="T51">ﯴ</text:span></text:p>
      <text:p text:style-name="P28"><text:span text:style-name="T51">ﯵ</text:span><text:span text:style-name="T46"> </text:span><text:span text:style-name="T51">ﯶ</text:span><text:span text:style-name="T46"> </text:span><text:span text:style-name="T51">ﯷ</text:span><text:span text:style-name="T46"> </text:span><text:span text:style-name="T51">ﯸ</text:span><text:span text:style-name="T46"> </text:span><text:span text:style-name="T51">ﯹ</text:span><text:span text:style-name="T46"> </text:span><text:span text:style-name="T51">ﯺ</text:span><text:span text:style-name="T46"> </text:span><text:span text:style-name="T51">ﯻ</text:span><text:span text:style-name="T46"> </text:span><text:span text:style-name="T51">ﯼ</text:span><text:span text:style-name="T46"> </text:span><text:span text:style-name="T51">ﯽ</text:span></text:p>
      <text:p text:style-name="P28"><text:span text:style-name="T51">ﯾ</text:span><text:span text:style-name="T46"> </text:span><text:span text:style-name="T51">ﯿ</text:span><text:span text:style-name="T46"> </text:span><text:span text:style-name="T51">ﰀ</text:span><text:span text:style-name="T46"> </text:span><text:span text:style-name="T51">ﰁ</text:span><text:span text:style-name="T46"> </text:span><text:span text:style-name="T51">ﰂ</text:span><text:span text:style-name="T46"> </text:span><text:span text:style-name="T51">ﰃ</text:span><text:span text:style-name="T46"> </text:span><text:span text:style-name="T51">ﰄ</text:span><text:span text:style-name="T46"> </text:span><text:span text:style-name="T51">ﰅ</text:span><text:span text:style-name="T46"> </text:span><text:span text:style-name="T51">ﰆ</text:span></text:p>
      <text:p text:style-name="P10"><text:span text:style-name="T50">ﰇ</text:span><text:span text:style-name="T45"> </text:span><text:span text:style-name="T50">ﰈ</text:span><text:span text:style-name="T45"> </text:span><text:span text:style-name="T50">ﰉ</text:span><text:span text:style-name="T45"> </text:span><text:span text:style-name="T50">ﰊ</text:span><text:span text:style-name="T45"> </text:span><text:span text:style-name="T50">ﰋﰌ</text:span><text:span text:style-name="T45"> </text:span><text:span text:style-name="T50">ﰍ</text:span><text:span text:style-name="T45"> </text:span><text:span text:style-name="T50">ﰎ</text:span><text:span text:style-name="T45"> </text:span><text:span text:style-name="T50">ﰏ</text:span></text:p>
      <text:p text:style-name="P41"><text:span text:style-name="T53">ﭑ</text:span><text:span text:style-name="T46"> </text:span><text:span text:style-name="T53">ﭒ</text:span><text:span text:style-name="T46"> </text:span><text:span text:style-name="T53">ﭓ</text:span><text:span text:style-name="T46"> </text:span><text:span text:style-name="T53">ﭔ</text:span><text:span text:style-name="T46"> </text:span><text:span text:style-name="T53">ﭕ</text:span><text:span text:style-name="T46"> </text:span><text:span text:style-name="T53">ﭖ</text:span><text:span text:style-name="T46"> </text:span><text:span text:style-name="T53">ﭗ</text:span><text:span text:style-name="T46"> </text:span><text:span text:style-name="T53">ﭘ</text:span><text:span text:style-name="T46"> </text:span><text:span text:style-name="T53">ﭙ</text:span><text:span text:style-name="T46"> </text:span><text:span text:style-name="T53">ﭚ</text:span></text:p>
      <text:p text:style-name="P29"><text:span text:style-name="T53">ﭛ</text:span><text:span text:style-name="T46"> </text:span><text:span text:style-name="T53">ﭜ</text:span><text:span text:style-name="T46"> </text:span><text:span text:style-name="T53">ﭝ</text:span><text:span text:style-name="T46"> </text:span><text:span text:style-name="T53">ﭞ</text:span><text:span text:style-name="T46"> </text:span><text:span text:style-name="T53">ﭟ</text:span><text:span text:style-name="T46"> </text:span><text:span text:style-name="T53">ﭠ</text:span><text:span text:style-name="T46"> </text:span><text:span text:style-name="T53">ﭡ</text:span><text:span text:style-name="T46"> </text:span><text:span text:style-name="T53">ﭢ</text:span><text:span text:style-name="T46"> </text:span><text:span text:style-name="T53">ﭣ</text:span></text:p>
      <text:p text:style-name="P29"><text:span text:style-name="T53">ﭤ</text:span><text:span text:style-name="T46"> </text:span><text:span text:style-name="T53">ﭥ</text:span><text:span text:style-name="T46"> </text:span><text:span text:style-name="T53">ﭦ</text:span><text:span text:style-name="T46"> </text:span><text:span text:style-name="T53">ﭧ</text:span><text:span text:style-name="T46"> </text:span><text:span text:style-name="T53">ﭨ</text:span><text:span text:style-name="T46"> </text:span><text:span text:style-name="T53">ﭩ</text:span><text:span text:style-name="T46"> </text:span><text:span text:style-name="T53">ﭪ</text:span><text:span text:style-name="T46"> </text:span><text:span text:style-name="T53">ﭫ</text:span></text:p>
      <text:p text:style-name="P29"><text:span text:style-name="T53">ﭬ</text:span><text:span text:style-name="T46"> </text:span><text:span text:style-name="T53">ﭭ</text:span><text:span text:style-name="T46"> </text:span><text:span text:style-name="T53">ﭮ</text:span><text:span text:style-name="T46"> </text:span><text:span text:style-name="T53">ﭯ</text:span><text:span text:style-name="T46"> </text:span><text:span text:style-name="T53">ﭰ</text:span><text:span text:style-name="T46"> </text:span><text:span text:style-name="T53">ﭱ</text:span><text:span text:style-name="T46"> </text:span><text:span text:style-name="T53">ﭲ</text:span><text:span text:style-name="T46"> </text:span><text:span text:style-name="T53">ﭳ</text:span><text:span text:style-name="T46"> </text:span><text:span text:style-name="T53">ﭴ</text:span><text:span text:style-name="T46"> </text:span><text:span text:style-name="T53">ﭵﭶ</text:span></text:p>
      <text:p text:style-name="P29"><text:span text:style-name="T53">ﭷ</text:span><text:span text:style-name="T46"> </text:span><text:span text:style-name="T53">ﭸ</text:span><text:span text:style-name="T46"> </text:span><text:span text:style-name="T53">ﭹ</text:span><text:span text:style-name="T46"> </text:span><text:span text:style-name="T53">ﭺ</text:span><text:span text:style-name="T46"> </text:span><text:span text:style-name="T53">ﭻ</text:span><text:span text:style-name="T46"> </text:span><text:span text:style-name="T53">ﭼ</text:span><text:span text:style-name="T46"> </text:span><text:span text:style-name="T53">ﭽ</text:span><text:span text:style-name="T46"> </text:span><text:span text:style-name="T53">ﭾ</text:span><text:span text:style-name="T46"> </text:span><text:span text:style-name="T53">ﭿ</text:span></text:p>
      <text:p text:style-name="P29"><text:span text:style-name="T53">ﮀ</text:span><text:span text:style-name="T46"> </text:span><text:span text:style-name="T53">ﮁ</text:span><text:span text:style-name="T46"> </text:span><text:span text:style-name="T53">ﮂ</text:span><text:span text:style-name="T46"> </text:span><text:span text:style-name="T53">ﮃ</text:span><text:span text:style-name="T46"> </text:span><text:span text:style-name="T53">ﮄ</text:span><text:span text:style-name="T46"> </text:span><text:span text:style-name="T53">ﮅ</text:span><text:span text:style-name="T46"> </text:span><text:span text:style-name="T53">ﮆ</text:span><text:span text:style-name="T46"> </text:span><text:span text:style-name="T53">ﮇﮈ</text:span><text:span text:style-name="T46"> </text:span><text:span text:style-name="T53">ﮉ</text:span></text:p>
      <text:p text:style-name="P29"><text:span text:style-name="T53">ﮊ</text:span><text:span text:style-name="T46"> </text:span><text:span text:style-name="T53">ﮋ</text:span><text:span text:style-name="T46"> </text:span><text:span text:style-name="T53">ﮌ</text:span><text:span text:style-name="T46"> </text:span><text:span text:style-name="T53">ﮍ</text:span><text:span text:style-name="T46"> </text:span><text:span text:style-name="T53">ﮎ</text:span><text:span text:style-name="T46"> </text:span><text:span text:style-name="T53">ﮏ</text:span><text:span text:style-name="T46"> </text:span><text:span text:style-name="T53">ﮐ</text:span><text:span text:style-name="T46"> </text:span><text:span text:style-name="T53">ﮑﮒ</text:span><text:span text:style-name="T46"> </text:span><text:span text:style-name="T53">ﮓ</text:span></text:p>
      <text:p text:style-name="P29"><text:span text:style-name="T53">ﮔ</text:span><text:span text:style-name="T46"> </text:span><text:span text:style-name="T53">ﮕ</text:span><text:span text:style-name="T46"> </text:span><text:span text:style-name="T53">ﮖ</text:span><text:span text:style-name="T46"> </text:span><text:span text:style-name="T53">ﮗ</text:span><text:span text:style-name="T46"> </text:span><text:span text:style-name="T53">ﮘ</text:span><text:span text:style-name="T46"> </text:span><text:span text:style-name="T53">ﮙ</text:span><text:span text:style-name="T46"> </text:span><text:span text:style-name="T53">ﮚ</text:span><text:span text:style-name="T46"> </text:span><text:span text:style-name="T53">ﮛ</text:span><text:span text:style-name="T46"> </text:span><text:span text:style-name="T53">ﮜ</text:span><text:span text:style-name="T46"> </text:span><text:span text:style-name="T53">ﮝ</text:span><text:span text:style-name="T46"> </text:span><text:span text:style-name="T53">ﮞ</text:span></text:p>
      <text:p text:style-name="P29"><text:span text:style-name="T53">ﮟ</text:span><text:span text:style-name="T46"> </text:span><text:span text:style-name="T53">ﮠ</text:span><text:span text:style-name="T46"> </text:span><text:span text:style-name="T53">ﮡ</text:span><text:span text:style-name="T46"> </text:span><text:span text:style-name="T53">ﮢ</text:span><text:span text:style-name="T46"> </text:span><text:span text:style-name="T53">ﮣ</text:span><text:span text:style-name="T46"> </text:span><text:span text:style-name="T53">ﮤﮥ</text:span><text:span text:style-name="T46"> </text:span><text:span text:style-name="T53">ﮦ</text:span></text:p>
      <text:p text:style-name="P29"><text:span text:style-name="T53">ﮧ</text:span><text:span text:style-name="T46"> </text:span><text:span text:style-name="T53">ﮨ</text:span><text:span text:style-name="T46"> </text:span><text:span text:style-name="T53">ﮩ</text:span><text:span text:style-name="T46"> </text:span><text:span text:style-name="T53">ﮪ</text:span><text:span text:style-name="T46"> </text:span><text:span text:style-name="T53">ﮫ</text:span><text:span text:style-name="T46"> </text:span><text:span text:style-name="T53">ﮬ</text:span><text:span text:style-name="T46"> </text:span><text:span text:style-name="T53">ﮭ</text:span></text:p>
      <text:p text:style-name="P29"><text:span text:style-name="T53">ﮮ</text:span><text:span text:style-name="T46"> </text:span><text:span text:style-name="T53">ﮯ</text:span><text:span text:style-name="T46"> </text:span><text:span text:style-name="T53">ﮰﮱ</text:span><text:span text:style-name="T46"> </text:span><text:span text:style-name="T53">ﯓ</text:span><text:span text:style-name="T46"> </text:span><text:span text:style-name="T53">ﯔ</text:span><text:span text:style-name="T46"> </text:span><text:span text:style-name="T53">ﯕ</text:span><text:span text:style-name="T46"> </text:span><text:span text:style-name="T53">ﯖ</text:span><text:span text:style-name="T46"> </text:span><text:span text:style-name="T53">ﯗ</text:span><text:span text:style-name="T46"> </text:span><text:span text:style-name="T53">ﯘ</text:span></text:p>
      <text:p text:style-name="P29"><text:span text:style-name="T53">ﯙ</text:span><text:span text:style-name="T46"> </text:span><text:span text:style-name="T53">ﯚ</text:span><text:span text:style-name="T46"> </text:span><text:span text:style-name="T53">ﯛ</text:span><text:span text:style-name="T46"> </text:span><text:span text:style-name="T53">ﯜ</text:span><text:span text:style-name="T46"> </text:span><text:span text:style-name="T53">ﯝ</text:span><text:span text:style-name="T46"> </text:span><text:span text:style-name="T53">ﯞ</text:span><text:span text:style-name="T46"> </text:span><text:span text:style-name="T53">ﯟ</text:span><text:span text:style-name="T46"> </text:span><text:span text:style-name="T53">ﯠ</text:span></text:p>
      <text:p text:style-name="P29"><text:span text:style-name="T53">ﯡ</text:span><text:span text:style-name="T46"> </text:span><text:span text:style-name="T53">ﯢ</text:span><text:span text:style-name="T46"> </text:span><text:span text:style-name="T53">ﯣ</text:span><text:span text:style-name="T46"> </text:span><text:span text:style-name="T53">ﯤ</text:span><text:span text:style-name="T46"> </text:span><text:span text:style-name="T53">ﯥ</text:span><text:span text:style-name="T46"> </text:span><text:span text:style-name="T53">ﯦ</text:span></text:p>
      <text:p text:style-name="P29"><text:span text:style-name="T53">ﯧ</text:span><text:span text:style-name="T46"> </text:span><text:span text:style-name="T53">ﯨ</text:span><text:span text:style-name="T46"> </text:span><text:span text:style-name="T53">ﯩ</text:span><text:span text:style-name="T46"> </text:span><text:span text:style-name="T53">ﯪ</text:span><text:span text:style-name="T46"> </text:span><text:span text:style-name="T53">ﯫ</text:span><text:span text:style-name="T46"> </text:span><text:span text:style-name="T53">ﯬ</text:span><text:span text:style-name="T46"> </text:span><text:span text:style-name="T53">ﯭ</text:span></text:p>
      <text:p text:style-name="P11"><text:span text:style-name="T52">ﯮ</text:span><text:span text:style-name="T45"> </text:span><text:span text:style-name="T52">ﯯ</text:span><text:span text:style-name="T45"> </text:span><text:span text:style-name="T52">ﯰ</text:span><text:span text:style-name="T45"> </text:span><text:span text:style-name="T52">ﯱ</text:span><text:span text:style-name="T45"> </text:span><text:span text:style-name="T52">ﯲ</text:span><text:span text:style-name="T45"> </text:span><text:span text:style-name="T52">ﯳ</text:span><text:span text:style-name="T45"> </text:span><text:span text:style-name="T52">ﯴ</text:span></text:p>
      <text:p text:style-name="P60"><text:span text:style-name="T54">ﭑ</text:span><text:span text:style-name="T56"> </text:span><text:span text:style-name="T54">ﭒ</text:span><text:span text:style-name="T56"> </text:span><text:span text:style-name="T54">ﭓ</text:span><text:span text:style-name="T56"> </text:span><text:span text:style-name="T54">ﭔ</text:span><text:span text:style-name="T56"> </text:span><text:span text:style-name="T54">ﭕ</text:span><text:span text:style-name="T56"> </text:span><text:span text:style-name="T54">ﭖ</text:span><text:span text:style-name="T56"> </text:span><text:span text:style-name="T54">ﭗ</text:span><text:span text:style-name="T56"> </text:span><text:span text:style-name="T54">ﭘ</text:span></text:p>
      <text:p text:style-name="P51"><text:span text:style-name="T54">ﭙ</text:span><text:span text:style-name="T56"> </text:span><text:span text:style-name="T54">ﭚ</text:span><text:span text:style-name="T56"> </text:span><text:span text:style-name="T54">ﭛ</text:span><text:span text:style-name="T56"> </text:span><text:span text:style-name="T54">ﭜ</text:span><text:span text:style-name="T56"> </text:span><text:span text:style-name="T54">ﭝ</text:span><text:span text:style-name="T56"> </text:span><text:span text:style-name="T54">ﭞ</text:span><text:span text:style-name="T56"> </text:span><text:span text:style-name="T54">ﭟ</text:span><text:span text:style-name="T56"> </text:span><text:span text:style-name="T54">ﭠ</text:span></text:p>
      <text:p text:style-name="P51"><text:span text:style-name="T54">ﭡ</text:span><text:span text:style-name="T56"> </text:span><text:span text:style-name="T54">ﭢ</text:span><text:span text:style-name="T56"> </text:span><text:span text:style-name="T54">ﭣ</text:span><text:span text:style-name="T56"> </text:span><text:span text:style-name="T54">ﭤ</text:span><text:span text:style-name="T56"> </text:span><text:span text:style-name="T54">ﭥ</text:span><text:span text:style-name="T56"> </text:span><text:span text:style-name="T54">ﭦ</text:span><text:span text:style-name="T56"> </text:span><text:span text:style-name="T54">ﭧ</text:span></text:p>
      <text:p text:style-name="P51"><text:span text:style-name="T54">ﭨ</text:span><text:span text:style-name="T56"> </text:span><text:span text:style-name="T54">ﭩ</text:span><text:span text:style-name="T56"> </text:span><text:span text:style-name="T54">ﭪ</text:span><text:span text:style-name="T56"> </text:span><text:span text:style-name="T54">ﭫ</text:span><text:span text:style-name="T56"> </text:span><text:span text:style-name="T54">ﭬ</text:span><text:span text:style-name="T56"> </text:span><text:span text:style-name="T54">ﭭ</text:span><text:span text:style-name="T56"> </text:span><text:span text:style-name="T54">ﭮ</text:span><text:span text:style-name="T56"> </text:span></text:p>
      <text:p text:style-name="P51"><text:span text:style-name="T54">ﭯ</text:span><text:span text:style-name="T56"> </text:span><text:span text:style-name="T54">ﭰ</text:span><text:span text:style-name="T56"> </text:span><text:span text:style-name="T54">ﭱ</text:span><text:span text:style-name="T56"> </text:span><text:span text:style-name="T54">ﭲ</text:span><text:span text:style-name="T56"> </text:span><text:span text:style-name="T54">ﭳ</text:span><text:span text:style-name="T56"> </text:span><text:span text:style-name="T54">ﭴ</text:span><text:span text:style-name="T56"> </text:span><text:span text:style-name="T54">ﭵ</text:span></text:p>
      <text:p text:style-name="P51"><text:span text:style-name="T54">ﭶ</text:span><text:span text:style-name="T54">ﭷ</text:span><text:span text:style-name="T56"> </text:span><text:span text:style-name="T54">ﭸ</text:span><text:span text:style-name="T56"> </text:span><text:span text:style-name="T54">ﭹ</text:span><text:span text:style-name="T56"> </text:span><text:span text:style-name="T54">ﭺ</text:span><text:span text:style-name="T56"> </text:span><text:span text:style-name="T54">ﭻ</text:span><text:span text:style-name="T56"> </text:span><text:span text:style-name="T54">ﭼ</text:span><text:span text:style-name="T54">ﭽ</text:span></text:p>
      <text:p text:style-name="P51"><text:span text:style-name="T54">ﭾ</text:span><text:span text:style-name="T56"> </text:span><text:span text:style-name="T54">ﭿ</text:span><text:span text:style-name="T56"> </text:span><text:span text:style-name="T54">ﮀ</text:span><text:span text:style-name="T56"> </text:span><text:span text:style-name="T54">ﮁ</text:span><text:span text:style-name="T56"> </text:span><text:span text:style-name="T54">ﮂ</text:span><text:span text:style-name="T56"> </text:span><text:span text:style-name="T54">ﮃ</text:span><text:span text:style-name="T56"> </text:span><text:span text:style-name="T54">ﮄ</text:span><text:span text:style-name="T56"> </text:span><text:span text:style-name="T54">ﮅ</text:span><text:span text:style-name="T56"> </text:span><text:span text:style-name="T54">ﮆ</text:span><text:span text:style-name="T56"> </text:span><text:span text:style-name="T54">ﮇ</text:span></text:p>
      <text:p text:style-name="P51"><text:span text:style-name="T54">ﮈ</text:span><text:span text:style-name="T54">ﮉ</text:span><text:span text:style-name="T56"> </text:span><text:span text:style-name="T54">ﮊ</text:span><text:span text:style-name="T56"> </text:span><text:span text:style-name="T54">ﮋ</text:span><text:span text:style-name="T56"> </text:span><text:span text:style-name="T54">ﮌ</text:span><text:span text:style-name="T56"> </text:span><text:span text:style-name="T54">ﮍ</text:span><text:span text:style-name="T56"> </text:span><text:span text:style-name="T54">ﮎ</text:span><text:span text:style-name="T56"> </text:span><text:span text:style-name="T54">ﮏ</text:span><text:span text:style-name="T54">ﮐ</text:span><text:span text:style-name="T56"> </text:span><text:span text:style-name="T54">ﮑ</text:span><text:span text:style-name="T56"> </text:span><text:span text:style-name="T54">ﮒ</text:span></text:p>
      <text:p text:style-name="P51"><text:span text:style-name="T54">ﮓ</text:span><text:span text:style-name="T56"> </text:span><text:span text:style-name="T54">ﮔ</text:span><text:span text:style-name="T56"> </text:span><text:span text:style-name="T54">ﮕ</text:span><text:span text:style-name="T56"> </text:span><text:span text:style-name="T54">ﮖ</text:span><text:span text:style-name="T56"> </text:span><text:span text:style-name="T54">ﮗ</text:span><text:span text:style-name="T56"> </text:span><text:span text:style-name="T54">ﮘ</text:span><text:span text:style-name="T56"> </text:span><text:span text:style-name="T54">ﮙ</text:span><text:span text:style-name="T56"> </text:span><text:span text:style-name="T54">ﮚ</text:span></text:p>
      <text:p text:style-name="P51"><text:span text:style-name="T54">ﮛ</text:span><text:span text:style-name="T56"> </text:span><text:span text:style-name="T54">ﮜ</text:span><text:span text:style-name="T54">ﮝ</text:span><text:span text:style-name="T56"> </text:span><text:span text:style-name="T54">ﮞ</text:span><text:span text:style-name="T56"> </text:span><text:span text:style-name="T54">ﮟ</text:span><text:span text:style-name="T56"> </text:span><text:span text:style-name="T54">ﮠ</text:span><text:span text:style-name="T56"> </text:span><text:span text:style-name="T54">ﮡ</text:span><text:span text:style-name="T56"> </text:span><text:span text:style-name="T54">ﮢ</text:span><text:span text:style-name="T56"> </text:span><text:span text:style-name="T54">ﮣ</text:span><text:span text:style-name="T56"> </text:span><text:span text:style-name="T54">ﮤ</text:span><text:span text:style-name="T56"> </text:span></text:p>
      <text:p text:style-name="P51"><text:span text:style-name="T54">ﮥ</text:span><text:span text:style-name="T56"> </text:span><text:span text:style-name="T54">ﮦ</text:span><text:span text:style-name="T56"> </text:span><text:span text:style-name="T54">ﮧ</text:span><text:span text:style-name="T56"> </text:span><text:span text:style-name="T54">ﮨ</text:span><text:span text:style-name="T56"> </text:span><text:span text:style-name="T54">ﮩ</text:span><text:span text:style-name="T56"> </text:span><text:span text:style-name="T54">ﮪ</text:span><text:span text:style-name="T56"> </text:span><text:span text:style-name="T54">ﮫ</text:span><text:span text:style-name="T56"> </text:span><text:span text:style-name="T54">ﮬ</text:span></text:p>
      <text:p text:style-name="P51"><text:span text:style-name="T54">ﮭ</text:span><text:span text:style-name="T54">ﮮ</text:span><text:span text:style-name="T56"> </text:span><text:span text:style-name="T54">ﮯ</text:span><text:span text:style-name="T56"> </text:span><text:span text:style-name="T54">ﮰ</text:span><text:span text:style-name="T56"> </text:span><text:span text:style-name="T54">ﮱ</text:span><text:span text:style-name="T56"> </text:span><text:span text:style-name="T54">ﯓ</text:span><text:span text:style-name="T56"> </text:span><text:span text:style-name="T54">ﯔ</text:span><text:span text:style-name="T56"> </text:span><text:span text:style-name="T54">ﯕ</text:span><text:span text:style-name="T56"> </text:span><text:span text:style-name="T54">ﯖ</text:span></text:p>
      <text:p text:style-name="P51"><text:span text:style-name="T54">ﯗ</text:span><text:span text:style-name="T54">ﯘ</text:span><text:span text:style-name="T56"> </text:span><text:span text:style-name="T54">ﯙ</text:span><text:span text:style-name="T56"> </text:span><text:span text:style-name="T54">ﯚ</text:span><text:span text:style-name="T56"> </text:span><text:span text:style-name="T54">ﯛ</text:span><text:span text:style-name="T56"> </text:span><text:span text:style-name="T54">ﯜ</text:span><text:span text:style-name="T56"> </text:span><text:span text:style-name="T54">ﯝ</text:span><text:span text:style-name="T56"> </text:span><text:span text:style-name="T54">ﯞ</text:span><text:span text:style-name="T56"> </text:span><text:span text:style-name="T54">ﯟ</text:span></text:p>
      <text:p text:style-name="P51"><text:span text:style-name="T54">ﯠ</text:span><text:span text:style-name="T56"> </text:span><text:span text:style-name="T54">ﯡ</text:span><text:span text:style-name="T56"> </text:span><text:span text:style-name="T54">ﯢ</text:span><text:span text:style-name="T56"> </text:span><text:span text:style-name="T54">ﯣ</text:span><text:span text:style-name="T56"> </text:span><text:span text:style-name="T54">ﯤ</text:span><text:span text:style-name="T56"> </text:span><text:span text:style-name="T54">ﯥ</text:span><text:span text:style-name="T56"> </text:span><text:span text:style-name="T54">ﯦ</text:span><text:span text:style-name="T56"> </text:span><text:span text:style-name="T54">ﯧ</text:span></text:p>
      <text:p text:style-name="P42"><text:span text:style-name="T54">ﯨ</text:span><text:span text:style-name="T54">ﯩ</text:span><text:span text:style-name="T56"> </text:span><text:span text:style-name="T54">ﯪ</text:span><text:span text:style-name="T56"> </text:span><text:span text:style-name="T54">ﯫ</text:span><text:span text:style-name="T56"> </text:span><text:span text:style-name="T54">ﯬ</text:span><text:span text:style-name="T56"> </text:span><text:span text:style-name="T54">ﯭ</text:span><text:span text:style-name="T56"> </text:span><text:span text:style-name="T54">ﯮ</text:span><text:span text:style-name="T56"> </text:span><text:span text:style-name="T54">ﯯ</text:span><text:span text:style-name="T56"> </text:span><text:span text:style-name="T54">ﯰ</text:span><text:span text:style-name="T56"> </text:span><text:span text:style-name="T54">ﯱ</text:span></text:p>
      <text:p text:style-name="P61"><text:span text:style-name="T58">ﭑ</text:span><text:span text:style-name="T57"> </text:span><text:span text:style-name="T58">ﭒ</text:span><text:span text:style-name="T57"> </text:span><text:span text:style-name="T58">ﭓ</text:span><text:span text:style-name="T57"> </text:span><text:span text:style-name="T58">ﭔ</text:span><text:span text:style-name="T57"> </text:span><text:span text:style-name="T58">ﭕ</text:span><text:span text:style-name="T57"> </text:span><text:span text:style-name="T58">ﭖ</text:span><text:span text:style-name="T57"> </text:span><text:span text:style-name="T58">ﭗ</text:span><text:span text:style-name="T57"> </text:span><text:span text:style-name="T58">ﭘ</text:span><text:span text:style-name="T57"> </text:span><text:span text:style-name="T58">ﭙ</text:span></text:p>
      <text:p text:style-name="P56"><text:span text:style-name="T58">ﭚ</text:span><text:span text:style-name="T57"> </text:span><text:span text:style-name="T58">ﭛ</text:span><text:span text:style-name="T57"> </text:span><text:span text:style-name="T58">ﭜ</text:span><text:span text:style-name="T57"> </text:span><text:span text:style-name="T58">ﭝ</text:span><text:span text:style-name="T57"> </text:span><text:span text:style-name="T58">ﭞ</text:span><text:span text:style-name="T57"> </text:span><text:span text:style-name="T58">ﭟ</text:span><text:span text:style-name="T57"> </text:span><text:span text:style-name="T58">ﭠ</text:span><text:span text:style-name="T57"> </text:span><text:span text:style-name="T58">ﭡ</text:span></text:p>
      <text:p text:style-name="P56"><text:span text:style-name="T58">ﭢ</text:span><text:span text:style-name="T57"> </text:span><text:span text:style-name="T58">ﭣ</text:span><text:span text:style-name="T57"> </text:span><text:span text:style-name="T58">ﭤ</text:span><text:span text:style-name="T57"> </text:span><text:span text:style-name="T58">ﭥ</text:span><text:span text:style-name="T57"> </text:span><text:span text:style-name="T58">ﭦ</text:span><text:span text:style-name="T58">ﭧ</text:span><text:span text:style-name="T57"> </text:span><text:span text:style-name="T58">ﭨ</text:span><text:span text:style-name="T57"> </text:span><text:span text:style-name="T58">ﭩ</text:span><text:span text:style-name="T57"> </text:span><text:span text:style-name="T58">ﭪ</text:span><text:span text:style-name="T57"> </text:span><text:span text:style-name="T58">ﭫ</text:span></text:p>
      <text:p text:style-name="P56"><text:span text:style-name="T58">ﭬ</text:span><text:span text:style-name="T57"> </text:span><text:span text:style-name="T58">ﭭ</text:span><text:span text:style-name="T57"> </text:span><text:span text:style-name="T58">ﭮ</text:span><text:span text:style-name="T57"> </text:span><text:span text:style-name="T58">ﭯ</text:span><text:span text:style-name="T57"> </text:span><text:span text:style-name="T58">ﭰ</text:span><text:span text:style-name="T57"> </text:span><text:span text:style-name="T58">ﭱ</text:span><text:span text:style-name="T57"> </text:span><text:span text:style-name="T58">ﭲ</text:span><text:span text:style-name="T57"> </text:span><text:span text:style-name="T58">ﭳ</text:span><text:span text:style-name="T57"> </text:span><text:span text:style-name="T58">ﭴ</text:span><text:span text:style-name="T57"> </text:span><text:span text:style-name="T58">ﭵ</text:span></text:p>
      <text:p text:style-name="P56"><text:span text:style-name="T58">ﭶ</text:span><text:span text:style-name="T57"> </text:span><text:span text:style-name="T58">ﭷ</text:span><text:span text:style-name="T57"> </text:span><text:span text:style-name="T58">ﭸ</text:span><text:span text:style-name="T57"> </text:span><text:span text:style-name="T58">ﭹ</text:span><text:span text:style-name="T57"> </text:span><text:span text:style-name="T58">ﭺ</text:span><text:span text:style-name="T57"> </text:span><text:span text:style-name="T58">ﭻ</text:span><text:span text:style-name="T57"> </text:span><text:span text:style-name="T58">ﭼ</text:span><text:span text:style-name="T57"> </text:span><text:span text:style-name="T58">ﭽ</text:span><text:span text:style-name="T57"> </text:span><text:span text:style-name="T58">ﭾ</text:span><text:span text:style-name="T57"> </text:span><text:span text:style-name="T58">ﭿ</text:span><text:span text:style-name="T57"> </text:span><text:span text:style-name="T58">ﮀ</text:span><text:span text:style-name="T58">ﮁ</text:span></text:p>
      <text:p text:style-name="P56"><text:span text:style-name="T58">ﮂ</text:span><text:span text:style-name="T57"> </text:span><text:span text:style-name="T58">ﮃ</text:span><text:span text:style-name="T57"> </text:span><text:span text:style-name="T58">ﮄ</text:span><text:span text:style-name="T57"> </text:span><text:span text:style-name="T58">ﮅ</text:span><text:span text:style-name="T58">ﮆ</text:span><text:span text:style-name="T57"> </text:span><text:span text:style-name="T58">ﮇ</text:span><text:span text:style-name="T57"> </text:span><text:span text:style-name="T58">ﮈ</text:span><text:span text:style-name="T57"> </text:span><text:span text:style-name="T58">ﮉ</text:span></text:p>
      <text:p text:style-name="P56"><text:span text:style-name="T58">ﮊ</text:span><text:span text:style-name="T57"> </text:span><text:span text:style-name="T58">ﮋ</text:span><text:span text:style-name="T57"> </text:span><text:span text:style-name="T58">ﮌ</text:span><text:span text:style-name="T57"> </text:span><text:span text:style-name="T58">ﮍ</text:span><text:span text:style-name="T57"> </text:span><text:span text:style-name="T58">ﮎ</text:span><text:span text:style-name="T57"> </text:span><text:span text:style-name="T58">ﮏ</text:span><text:span text:style-name="T57"> </text:span><text:span text:style-name="T58">ﮐ</text:span><text:span text:style-name="T57"> </text:span><text:span text:style-name="T58">ﮑ</text:span><text:span text:style-name="T57"> </text:span><text:span text:style-name="T58">ﮒ</text:span><text:span text:style-name="T57"> </text:span><text:span text:style-name="T58">ﮓ</text:span><text:span text:style-name="T57"> </text:span><text:span text:style-name="T58">ﮔ</text:span><text:span text:style-name="T57"> </text:span><text:span text:style-name="T58">ﮕ</text:span></text:p>
      <text:p text:style-name="P56"><text:span text:style-name="T58">ﮖ</text:span><text:span text:style-name="T57"> </text:span><text:span text:style-name="T58">ﮗ</text:span><text:span text:style-name="T57"> </text:span><text:span text:style-name="T58">ﮘ</text:span><text:span text:style-name="T57"> </text:span><text:span text:style-name="T58">ﮙ</text:span><text:span text:style-name="T57"> </text:span><text:span text:style-name="T58">ﮚ</text:span><text:span text:style-name="T57"> </text:span><text:span text:style-name="T58">ﮛ</text:span><text:span text:style-name="T57"> </text:span><text:span text:style-name="T58">ﮜ</text:span><text:span text:style-name="T57"> </text:span><text:span text:style-name="T58">ﮝ</text:span></text:p>
      <text:p text:style-name="P56"><text:span text:style-name="T58">ﮞ</text:span><text:span text:style-name="T58">ﮟ</text:span><text:span text:style-name="T57"> </text:span><text:span text:style-name="T58">ﮠ</text:span><text:span text:style-name="T57"> </text:span><text:span text:style-name="T58">ﮡ</text:span><text:span text:style-name="T57"> </text:span><text:span text:style-name="T58">ﮢ</text:span><text:span text:style-name="T57"> </text:span><text:span text:style-name="T58">ﮣ</text:span><text:span text:style-name="T57"> </text:span><text:span text:style-name="T58">ﮤ</text:span><text:span text:style-name="T57"> </text:span><text:span text:style-name="T58">ﮥ</text:span><text:span text:style-name="T57"> </text:span><text:span text:style-name="T58">ﮦ</text:span><text:span text:style-name="T57"> </text:span><text:span text:style-name="T58">ﮧ</text:span><text:span text:style-name="T57"> </text:span><text:span text:style-name="T58">ﮨ</text:span></text:p>
      <text:p text:style-name="P56"><text:span text:style-name="T58">ﮩ</text:span><text:span text:style-name="T57"> </text:span><text:span text:style-name="T58">ﮪ</text:span><text:span text:style-name="T57"> </text:span><text:span text:style-name="T58">ﮫ</text:span><text:span text:style-name="T57"> </text:span><text:span text:style-name="T58">ﮬ</text:span><text:span text:style-name="T57"> </text:span><text:span text:style-name="T58">ﮭ</text:span><text:span text:style-name="T57"> </text:span><text:span text:style-name="T58">ﮮ</text:span><text:span text:style-name="T57"> </text:span><text:span text:style-name="T58">ﮯ</text:span><text:span text:style-name="T57"> </text:span><text:span text:style-name="T58">ﮰ</text:span></text:p>
      <text:p text:style-name="P56"><text:span text:style-name="T58">ﮱ</text:span><text:span text:style-name="T57"> </text:span><text:span text:style-name="T58">ﯓ</text:span><text:span text:style-name="T57"> </text:span><text:span text:style-name="T58">ﯔ</text:span><text:span text:style-name="T57"> </text:span><text:span text:style-name="T58">ﯕ</text:span><text:span text:style-name="T57"> </text:span><text:span text:style-name="T58">ﯖ</text:span><text:span text:style-name="T57"> </text:span><text:span text:style-name="T58">ﯗ</text:span><text:span text:style-name="T57"> </text:span><text:span text:style-name="T58">ﯘ</text:span><text:span text:style-name="T57"> </text:span><text:span text:style-name="T58">ﯙ</text:span></text:p>
      <text:p text:style-name="P56"><text:span text:style-name="T58">ﯚ</text:span><text:span text:style-name="T57"> </text:span><text:span text:style-name="T58">ﯛ</text:span><text:span text:style-name="T57"> </text:span><text:span text:style-name="T58">ﯜ</text:span><text:span text:style-name="T57"> </text:span><text:span text:style-name="T58">ﯝ</text:span><text:span text:style-name="T57"> </text:span><text:span text:style-name="T58">ﯞ</text:span><text:span text:style-name="T57"> </text:span><text:span text:style-name="T58">ﯟ</text:span></text:p>
      <text:p text:style-name="P56"><text:span text:style-name="T58">ﯠ</text:span><text:span text:style-name="T57"> </text:span><text:span text:style-name="T58">ﯡ</text:span><text:span text:style-name="T57"> </text:span><text:span text:style-name="T58">ﯢ</text:span><text:span text:style-name="T57"> </text:span><text:span text:style-name="T58">ﯣ</text:span><text:span text:style-name="T58">ﯤ</text:span><text:span text:style-name="T57"> </text:span><text:span text:style-name="T58">ﯥ</text:span><text:span text:style-name="T57"> </text:span><text:span text:style-name="T58">ﯦ</text:span><text:span text:style-name="T57"> </text:span><text:span text:style-name="T58">ﯧ</text:span></text:p>
      <text:p text:style-name="P56"><text:span text:style-name="T58">ﯨ</text:span><text:span text:style-name="T57"> </text:span><text:span text:style-name="T58">ﯩ</text:span><text:span text:style-name="T57"> </text:span><text:span text:style-name="T58">ﯪ</text:span><text:span text:style-name="T57"> </text:span><text:span text:style-name="T58">ﯫ</text:span><text:span text:style-name="T57"> </text:span><text:span text:style-name="T58">ﯬ</text:span><text:span text:style-name="T58">ﯭ</text:span><text:span text:style-name="T57"> </text:span><text:span text:style-name="T58">ﯮ</text:span><text:span text:style-name="T57"> </text:span><text:span text:style-name="T58">ﯯ</text:span></text:p>
      <text:p text:style-name="P43"><text:span text:style-name="T61">ﯰ</text:span><text:span text:style-name="T56"> </text:span><text:span text:style-name="T61">ﯱ</text:span><text:span text:style-name="T56"> </text:span><text:span text:style-name="T61">ﯲ</text:span><text:span text:style-name="T56"> </text:span><text:span text:style-name="T61">ﯳ</text:span><text:span text:style-name="T56"> </text:span><text:span text:style-name="T61">ﯴ</text:span><text:span text:style-name="T56"> </text:span><text:span text:style-name="T61">ﯵ</text:span><text:span text:style-name="T56"> </text:span><text:span text:style-name="T61">ﯶ</text:span></text:p>
      <text:p text:style-name="P62"><text:span text:style-name="T62">ﭑ</text:span><text:span text:style-name="T57"> </text:span><text:span text:style-name="T62">ﭒ</text:span><text:span text:style-name="T57"> </text:span><text:span text:style-name="T62">ﭓ</text:span><text:span text:style-name="T57"> </text:span><text:span text:style-name="T62">ﭔ</text:span><text:span text:style-name="T57"> </text:span><text:span text:style-name="T62">ﭕ</text:span><text:span text:style-name="T57"> </text:span><text:span text:style-name="T62">ﭖ</text:span><text:span text:style-name="T57"> </text:span><text:span text:style-name="T62">ﭗ</text:span><text:span text:style-name="T57"> </text:span><text:span text:style-name="T62">ﭘ</text:span><text:span text:style-name="T57"> </text:span><text:span text:style-name="T62">ﭙ</text:span><text:span text:style-name="T57"> </text:span><text:span text:style-name="T62">ﭚ</text:span></text:p>
      <text:p text:style-name="P57"><text:span text:style-name="T62">ﭛ</text:span><text:span text:style-name="T57"> </text:span><text:span text:style-name="T62">ﭜ</text:span><text:span text:style-name="T57"> </text:span><text:span text:style-name="T62">ﭝ</text:span><text:span text:style-name="T57"> </text:span><text:span text:style-name="T62">ﭞ</text:span><text:span text:style-name="T57"> </text:span><text:span text:style-name="T62">ﭟ</text:span><text:span text:style-name="T57"> </text:span><text:span text:style-name="T62">ﭠ</text:span><text:span text:style-name="T57"> </text:span><text:span text:style-name="T62">ﭡ</text:span><text:span text:style-name="T57"> </text:span><text:span text:style-name="T62">ﭢ</text:span><text:span text:style-name="T57"> </text:span><text:span text:style-name="T62">ﭣ</text:span></text:p>
      <text:p text:style-name="P57"><text:span text:style-name="T62">ﭤ</text:span><text:span text:style-name="T57"> </text:span><text:span text:style-name="T62">ﭥ</text:span><text:span text:style-name="T57"> </text:span><text:span text:style-name="T62">ﭦ</text:span><text:span text:style-name="T57"> </text:span><text:span text:style-name="T62">ﭧ</text:span><text:span text:style-name="T57"> </text:span><text:span text:style-name="T62">ﭨ</text:span><text:span text:style-name="T62">ﭩ</text:span><text:span text:style-name="T57"> </text:span><text:span text:style-name="T62">ﭪ</text:span><text:span text:style-name="T57"> </text:span><text:span text:style-name="T62">ﭫ</text:span><text:span text:style-name="T57"> </text:span><text:span text:style-name="T62">ﭬ</text:span></text:p>
      <text:p text:style-name="P57"><text:span text:style-name="T62">ﭭ</text:span><text:span text:style-name="T57"> </text:span><text:span text:style-name="T62">ﭮ</text:span><text:span text:style-name="T57"> </text:span><text:span text:style-name="T62">ﭯ</text:span><text:span text:style-name="T57"> </text:span><text:span text:style-name="T62">ﭰ</text:span><text:span text:style-name="T57"> </text:span><text:span text:style-name="T62">ﭱ</text:span><text:span text:style-name="T57"> </text:span><text:span text:style-name="T62">ﭲ</text:span><text:span text:style-name="T57"> </text:span><text:span text:style-name="T62">ﭳ</text:span><text:span text:style-name="T57"> </text:span><text:span text:style-name="T62">ﭴ</text:span><text:span text:style-name="T57"> </text:span><text:span text:style-name="T62">ﭵ</text:span><text:span text:style-name="T62">ﭶ</text:span></text:p>
      <text:p text:style-name="P57"><text:span text:style-name="T62">ﭷ</text:span><text:span text:style-name="T57"> </text:span><text:span text:style-name="T62">ﭸ</text:span><text:span text:style-name="T57"> </text:span><text:span text:style-name="T62">ﭹ</text:span><text:span text:style-name="T57"> </text:span><text:span text:style-name="T62">ﭺ</text:span><text:span text:style-name="T57"> </text:span><text:span text:style-name="T62">ﭻ</text:span><text:span text:style-name="T57"> </text:span><text:span text:style-name="T62">ﭼ</text:span><text:span text:style-name="T57"> </text:span><text:span text:style-name="T62">ﭽ</text:span><text:span text:style-name="T57"> </text:span><text:span text:style-name="T62">ﭾ</text:span><text:span text:style-name="T57"> </text:span><text:span text:style-name="T62">ﭿ</text:span><text:span text:style-name="T57"> </text:span><text:span text:style-name="T62">ﮀ</text:span></text:p>
      <text:p text:style-name="P57"><text:span text:style-name="T62">ﮁ</text:span><text:span text:style-name="T57"> </text:span><text:span text:style-name="T62">ﮂ</text:span><text:span text:style-name="T57"> </text:span><text:span text:style-name="T62">ﮃ</text:span><text:span text:style-name="T62">ﮄ</text:span><text:span text:style-name="T57"> </text:span><text:span text:style-name="T62">ﮅ</text:span><text:span text:style-name="T57"> </text:span><text:span text:style-name="T62">ﮆ</text:span><text:span text:style-name="T57"> </text:span><text:span text:style-name="T62">ﮇ</text:span><text:span text:style-name="T57"> </text:span><text:span text:style-name="T62">ﮈ</text:span><text:span text:style-name="T57"> </text:span><text:span text:style-name="T62">ﮉ</text:span><text:span text:style-name="T57"> </text:span><text:span text:style-name="T62">ﮊ</text:span><text:span text:style-name="T57"> </text:span><text:span text:style-name="T62">ﮋ</text:span></text:p>
      <text:p text:style-name="P57"><text:span text:style-name="T62">ﮌ</text:span><text:span text:style-name="T57"> </text:span><text:span text:style-name="T62">ﮍ</text:span><text:span text:style-name="T57"> </text:span><text:span text:style-name="T62">ﮎ</text:span><text:span text:style-name="T57"> </text:span><text:span text:style-name="T62">ﮏ</text:span><text:span text:style-name="T57"> </text:span><text:span text:style-name="T62">ﮐ</text:span><text:span text:style-name="T57"> </text:span><text:span text:style-name="T62">ﮑ</text:span><text:span text:style-name="T57"> </text:span><text:span text:style-name="T62">ﮒ</text:span><text:span text:style-name="T57"> </text:span><text:span text:style-name="T62">ﮓ</text:span></text:p>
      <text:p text:style-name="P57"><text:span text:style-name="T62">ﮔ</text:span><text:span text:style-name="T57"> </text:span><text:span text:style-name="T62">ﮕ</text:span><text:span text:style-name="T57"> </text:span><text:span text:style-name="T62">ﮖ</text:span><text:span text:style-name="T57"> </text:span><text:span text:style-name="T62">ﮗ</text:span><text:span text:style-name="T57"> </text:span><text:span text:style-name="T62">ﮘ</text:span><text:span text:style-name="T57"> </text:span><text:span text:style-name="T62">ﮙ</text:span><text:span text:style-name="T57"> </text:span><text:span text:style-name="T62">ﮚ</text:span><text:span text:style-name="T57"> </text:span><text:span text:style-name="T62">ﮛ</text:span></text:p>
      <text:p text:style-name="P57"><text:span text:style-name="T62">ﮜ</text:span><text:span text:style-name="T57"> </text:span><text:span text:style-name="T62">ﮝ</text:span><text:span text:style-name="T57"> </text:span><text:span text:style-name="T62">ﮞ</text:span><text:span text:style-name="T57"> </text:span><text:span text:style-name="T62">ﮟ</text:span><text:span text:style-name="T57"> </text:span><text:span text:style-name="T62">ﮠ</text:span><text:span text:style-name="T57"> </text:span><text:span text:style-name="T62">ﮡ</text:span><text:span text:style-name="T57"> </text:span><text:span text:style-name="T62">ﮢ</text:span><text:span text:style-name="T57"> </text:span><text:span text:style-name="T62">ﮣ</text:span></text:p>
      <text:p text:style-name="P57"><text:span text:style-name="T62">ﮤ</text:span><text:span text:style-name="T57"> </text:span><text:span text:style-name="T62">ﮥ</text:span><text:span text:style-name="T57"> </text:span><text:span text:style-name="T62">ﮦ</text:span><text:span text:style-name="T57"> </text:span><text:span text:style-name="T62">ﮧ</text:span><text:span text:style-name="T57"> </text:span><text:span text:style-name="T62">ﮨ</text:span><text:span text:style-name="T57"> </text:span><text:span text:style-name="T62">ﮩ</text:span><text:span text:style-name="T57"> </text:span><text:span text:style-name="T62">ﮪ</text:span><text:span text:style-name="T57"> </text:span><text:span text:style-name="T62">ﮫ</text:span></text:p>
      <text:p text:style-name="P57"><text:span text:style-name="T62">ﮬ</text:span><text:span text:style-name="T57"> </text:span><text:span text:style-name="T62">ﮭ</text:span><text:span text:style-name="T57"> </text:span><text:span text:style-name="T62">ﮮ</text:span><text:span text:style-name="T62">ﮯ</text:span><text:span text:style-name="T57"> </text:span><text:span text:style-name="T62">ﮰ</text:span><text:span text:style-name="T57"> </text:span><text:span text:style-name="T62">ﮱ</text:span><text:span text:style-name="T57"> </text:span><text:span text:style-name="T62">ﯓ</text:span><text:span text:style-name="T57"> </text:span><text:span text:style-name="T62">ﯔ</text:span><text:span text:style-name="T57"> </text:span><text:span text:style-name="T62">ﯕ</text:span><text:span text:style-name="T57"> </text:span><text:span text:style-name="T62">ﯖ</text:span></text:p>
      <text:p text:style-name="P57"><text:span text:style-name="T62">ﯗ</text:span><text:span text:style-name="T57"> </text:span><text:span text:style-name="T62">ﯘ</text:span><text:span text:style-name="T57"> </text:span><text:span text:style-name="T62">ﯙ</text:span><text:span text:style-name="T57"> </text:span><text:span text:style-name="T62">ﯚ</text:span><text:span text:style-name="T57"> </text:span><text:span text:style-name="T62">ﯛ</text:span><text:span text:style-name="T57"> </text:span><text:span text:style-name="T62">ﯜ</text:span><text:span text:style-name="T62">ﯝ</text:span><text:span text:style-name="T57"> </text:span><text:span text:style-name="T62">ﯞ</text:span><text:span text:style-name="T57"> </text:span><text:span text:style-name="T62">ﯟ</text:span></text:p>
      <text:p text:style-name="P57"><text:span text:style-name="T62">ﯠ</text:span><text:span text:style-name="T57"> </text:span><text:span text:style-name="T62">ﯡ</text:span><text:span text:style-name="T57"> </text:span><text:span text:style-name="T62">ﯢ</text:span><text:span text:style-name="T57"> </text:span><text:span text:style-name="T62">ﯣ</text:span><text:span text:style-name="T57"> </text:span><text:span text:style-name="T62">ﯤ</text:span><text:span text:style-name="T57"> </text:span><text:span text:style-name="T62">ﯥ</text:span><text:span text:style-name="T57"> </text:span><text:span text:style-name="T62">ﯦ</text:span><text:span text:style-name="T57"> </text:span><text:span text:style-name="T62">ﯧ</text:span><text:span text:style-name="T57"> </text:span><text:span text:style-name="T62">ﯨ</text:span><text:span text:style-name="T57"> </text:span><text:span text:style-name="T62">ﯩ</text:span></text:p>
      <text:p text:style-name="P57"><text:span text:style-name="T62">ﯪ</text:span><text:span text:style-name="T57"> </text:span><text:span text:style-name="T62">ﯫ</text:span><text:span text:style-name="T57"> </text:span><text:span text:style-name="T62">ﯬ</text:span><text:span text:style-name="T57"> </text:span><text:span text:style-name="T62">ﯭ</text:span><text:span text:style-name="T57"> </text:span><text:span text:style-name="T62">ﯮ</text:span><text:span text:style-name="T57"> </text:span><text:span text:style-name="T62">ﯯ</text:span><text:span text:style-name="T57"> </text:span><text:span text:style-name="T62">ﯰ</text:span><text:span text:style-name="T57"> </text:span><text:span text:style-name="T62">ﯱ</text:span></text:p>
      <text:p text:style-name="P44"><text:span text:style-name="T64">ﯲ</text:span><text:span text:style-name="T56"> </text:span><text:span text:style-name="T64">ﯳ</text:span><text:span text:style-name="T56"> </text:span><text:span text:style-name="T64">ﯴ</text:span><text:span text:style-name="T56"> </text:span><text:span text:style-name="T64">ﯵ</text:span><text:span text:style-name="T56"> </text:span><text:span text:style-name="T64">ﯶ</text:span><text:span text:style-name="T56"> </text:span><text:span text:style-name="T64">ﯷ</text:span><text:span text:style-name="T56"> </text:span><text:span text:style-name="T64">ﯸ</text:span><text:span text:style-name="T56"> </text:span><text:span text:style-name="T64">ﯹ</text:span></text:p>
      <text:p text:style-name="P63"><text:span text:style-name="T65">ﭑ</text:span><text:span text:style-name="T56"> </text:span><text:span text:style-name="T65">ﭒ</text:span><text:span text:style-name="T56"> </text:span><text:span text:style-name="T65">ﭓ</text:span><text:span text:style-name="T56"> </text:span><text:span text:style-name="T65">ﭔ</text:span><text:span text:style-name="T56"> </text:span><text:span text:style-name="T65">ﭕ</text:span><text:span text:style-name="T56"> </text:span><text:span text:style-name="T65">ﭖ</text:span><text:span text:style-name="T56"> </text:span><text:span text:style-name="T65">ﭗ</text:span><text:span text:style-name="T65">ﭘ</text:span><text:span text:style-name="T56"> </text:span><text:span text:style-name="T65">ﭙ</text:span><text:span text:style-name="T56"> </text:span><text:span text:style-name="T65">ﭚ</text:span></text:p>
      <text:p text:style-name="P52"><text:span text:style-name="T65">ﭛ</text:span><text:span text:style-name="T56"> </text:span><text:span text:style-name="T65">ﭜ</text:span><text:span text:style-name="T56"> </text:span><text:span text:style-name="T65">ﭝ</text:span><text:span text:style-name="T56"> </text:span><text:span text:style-name="T65">ﭞ</text:span><text:span text:style-name="T56"> </text:span><text:span text:style-name="T65">ﭟ</text:span><text:span text:style-name="T56"> </text:span><text:span text:style-name="T65">ﭠ</text:span></text:p>
      <text:p text:style-name="P52"><text:span text:style-name="T65">ﭡ</text:span><text:span text:style-name="T56"> </text:span><text:span text:style-name="T65">ﭢ</text:span><text:span text:style-name="T56"> </text:span><text:span text:style-name="T65">ﭣ</text:span><text:span text:style-name="T56"> </text:span><text:span text:style-name="T65">ﭤ</text:span><text:span text:style-name="T56"> </text:span><text:span text:style-name="T65">ﭥ</text:span><text:span text:style-name="T56"> </text:span><text:span text:style-name="T65">ﭦ</text:span><text:span text:style-name="T56"> </text:span><text:span text:style-name="T65">ﭧ</text:span><text:span text:style-name="T56"> </text:span><text:span text:style-name="T65">ﭨ</text:span><text:span text:style-name="T65">ﭩ</text:span></text:p>
      <text:p text:style-name="P52"><text:span text:style-name="T65">ﭪ</text:span><text:span text:style-name="T56"> </text:span><text:span text:style-name="T65">ﭫ</text:span><text:span text:style-name="T56"> </text:span><text:span text:style-name="T65">ﭬ</text:span><text:span text:style-name="T56"> </text:span><text:span text:style-name="T65">ﭭ</text:span><text:span text:style-name="T56"> </text:span><text:span text:style-name="T65">ﭮ</text:span><text:span text:style-name="T56"> </text:span><text:span text:style-name="T65">ﭯ</text:span><text:span text:style-name="T56"> </text:span><text:span text:style-name="T65">ﭰ</text:span><text:span text:style-name="T56"> </text:span><text:span text:style-name="T65">ﭱ</text:span><text:span text:style-name="T56"> </text:span><text:span text:style-name="T65">ﭲ</text:span><text:span text:style-name="T56"> </text:span><text:span text:style-name="T65">ﭳ</text:span></text:p>
      <text:p text:style-name="P52"><text:span text:style-name="T65">ﭴ</text:span><text:span text:style-name="T65">ﭵ</text:span><text:span text:style-name="T56"> </text:span><text:span text:style-name="T65">ﭶ</text:span><text:span text:style-name="T56"> </text:span><text:span text:style-name="T65">ﭷ</text:span><text:span text:style-name="T56"> </text:span><text:span text:style-name="T65">ﭸ</text:span><text:span text:style-name="T56"> </text:span><text:span text:style-name="T65">ﭹ</text:span><text:span text:style-name="T56"> </text:span><text:span text:style-name="T65">ﭺ</text:span><text:span text:style-name="T56"> </text:span><text:span text:style-name="T65">ﭻ</text:span><text:span text:style-name="T56"> </text:span><text:span text:style-name="T65">ﭼ</text:span></text:p>
      <text:p text:style-name="P52"><text:span text:style-name="T65">ﭽ</text:span><text:span text:style-name="T65">ﭾ</text:span><text:span text:style-name="T56"> </text:span><text:span text:style-name="T65">ﭿ</text:span><text:span text:style-name="T56"> </text:span><text:span text:style-name="T65">ﮀ</text:span><text:span text:style-name="T56"> </text:span><text:span text:style-name="T65">ﮁ</text:span><text:span text:style-name="T56"> </text:span><text:span text:style-name="T65">ﮂ</text:span><text:span text:style-name="T56"> </text:span><text:span text:style-name="T65">ﮃ</text:span><text:span text:style-name="T56"> </text:span><text:span text:style-name="T65">ﮄ</text:span><text:span text:style-name="T56"> </text:span><text:span text:style-name="T65">ﮅ</text:span><text:span text:style-name="T56"> </text:span><text:span text:style-name="T65">ﮆ</text:span><text:span text:style-name="T56"> </text:span><text:span text:style-name="T65">ﮇ</text:span><text:span text:style-name="T65">ﮈ</text:span></text:p>
      <text:p text:style-name="P52"><text:span text:style-name="T65">ﮉ</text:span><text:span text:style-name="T56"> </text:span><text:span text:style-name="T65">ﮊ</text:span><text:span text:style-name="T56"> </text:span><text:span text:style-name="T65">ﮋ</text:span><text:span text:style-name="T56"> </text:span><text:span text:style-name="T65">ﮌ</text:span><text:span text:style-name="T56"> </text:span><text:span text:style-name="T65">ﮍ</text:span><text:span text:style-name="T65">ﮎ</text:span><text:span text:style-name="T56"> </text:span><text:span text:style-name="T65">ﮏ</text:span><text:span text:style-name="T56"> </text:span><text:span text:style-name="T65">ﮐ</text:span><text:span text:style-name="T56"> </text:span><text:span text:style-name="T65">ﮑ</text:span></text:p>
      <text:p text:style-name="P52"><text:span text:style-name="T65">ﮒ</text:span><text:span text:style-name="T56"> </text:span><text:span text:style-name="T65">ﮓ</text:span><text:span text:style-name="T56"> </text:span><text:span text:style-name="T65">ﮔ</text:span><text:span text:style-name="T56"> </text:span><text:span text:style-name="T65">ﮕ</text:span><text:span text:style-name="T56"> </text:span><text:span text:style-name="T65">ﮖ</text:span><text:span text:style-name="T56"> </text:span><text:span text:style-name="T65">ﮗ</text:span><text:span text:style-name="T56"> </text:span><text:span text:style-name="T65">ﮘ</text:span><text:span text:style-name="T65">ﮙ</text:span><text:span text:style-name="T56"> </text:span><text:span text:style-name="T65">ﮚ</text:span><text:span text:style-name="T56"> </text:span><text:span text:style-name="T65">ﮛ</text:span><text:span text:style-name="T56"> </text:span><text:span text:style-name="T65">ﮜ</text:span><text:span text:style-name="T56"> </text:span><text:span text:style-name="T65">ﮝ</text:span></text:p>
      <text:p text:style-name="P52"><text:span text:style-name="T65">ﮞ</text:span><text:span text:style-name="T65">ﮟ</text:span><text:span text:style-name="T56"> </text:span><text:span text:style-name="T65">ﮠ</text:span><text:span text:style-name="T56"> </text:span><text:span text:style-name="T65">ﮡ</text:span><text:span text:style-name="T56"> </text:span><text:span text:style-name="T65">ﮢ</text:span><text:span text:style-name="T56"> </text:span><text:span text:style-name="T65">ﮣ</text:span><text:span text:style-name="T56"> </text:span><text:span text:style-name="T65">ﮤ</text:span><text:span text:style-name="T56"> </text:span><text:span text:style-name="T65">ﮥ</text:span><text:span text:style-name="T56"> </text:span><text:span text:style-name="T65">ﮦ</text:span><text:span text:style-name="T56"> </text:span><text:span text:style-name="T65">ﮧ</text:span></text:p>
      <text:p text:style-name="P52"><text:span text:style-name="T65">ﮨ</text:span><text:span text:style-name="T56"> </text:span><text:span text:style-name="T65">ﮩ</text:span><text:span text:style-name="T56"> </text:span><text:span text:style-name="T65">ﮪ</text:span><text:span text:style-name="T56"> </text:span><text:span text:style-name="T65">ﮫ</text:span><text:span text:style-name="T56"> </text:span><text:span text:style-name="T65">ﮬ</text:span><text:span text:style-name="T65">ﮭ</text:span><text:span text:style-name="T56"> </text:span><text:span text:style-name="T65">ﮮ</text:span><text:span text:style-name="T56"> </text:span><text:span text:style-name="T65">ﮯ</text:span><text:span text:style-name="T56"> </text:span><text:span text:style-name="T65">ﮰ</text:span><text:span text:style-name="T56"> </text:span><text:span text:style-name="T65">ﮱ</text:span></text:p>
      <text:p text:style-name="P52"><text:span text:style-name="T65">ﯓ</text:span><text:span text:style-name="T56"> </text:span><text:span text:style-name="T65">ﯔ</text:span><text:span text:style-name="T56"> </text:span><text:span text:style-name="T65">ﯕ</text:span><text:span text:style-name="T56"> </text:span><text:span text:style-name="T65">ﯖ</text:span><text:span text:style-name="T56"> </text:span><text:span text:style-name="T65">ﯗ</text:span><text:span text:style-name="T56"> </text:span><text:span text:style-name="T65">ﯘ</text:span><text:span text:style-name="T56"> </text:span><text:span text:style-name="T65">ﯙ</text:span><text:span text:style-name="T56"> </text:span><text:span text:style-name="T65">ﯚ</text:span></text:p>
      <text:p text:style-name="P52"><text:span text:style-name="T65">ﯛ</text:span><text:span text:style-name="T65">ﯜ</text:span><text:span text:style-name="T56"> </text:span><text:span text:style-name="T65">ﯝ</text:span><text:span text:style-name="T56"> </text:span><text:span text:style-name="T65">ﯞ</text:span><text:span text:style-name="T56"> </text:span><text:span text:style-name="T65">ﯟ</text:span><text:span text:style-name="T56"> </text:span><text:span text:style-name="T65">ﯠ</text:span><text:span text:style-name="T56"> </text:span><text:span text:style-name="T65">ﯡ</text:span><text:span text:style-name="T56"> </text:span><text:span text:style-name="T65">ﯢ</text:span></text:p>
      <text:p text:style-name="P52"><text:span text:style-name="T65">ﯣ</text:span><text:span text:style-name="T56"> </text:span><text:span text:style-name="T65">ﯤ</text:span><text:span text:style-name="T56"> </text:span><text:span text:style-name="T65">ﯥ</text:span><text:span text:style-name="T56"> </text:span><text:span text:style-name="T65">ﯦ</text:span><text:span text:style-name="T56"> </text:span><text:span text:style-name="T65">ﯧ</text:span><text:span text:style-name="T56"> </text:span><text:span text:style-name="T65">ﯨ</text:span><text:span text:style-name="T56"> </text:span><text:span text:style-name="T65">ﯩ</text:span></text:p>
      <text:p text:style-name="P52"><text:span text:style-name="T65">ﯪ</text:span><text:span text:style-name="T56"> </text:span><text:span text:style-name="T65">ﯫ</text:span><text:span text:style-name="T56"> </text:span><text:span text:style-name="T65">ﯬ</text:span><text:span text:style-name="T56"> </text:span><text:span text:style-name="T65">ﯭ</text:span><text:span text:style-name="T56"> </text:span><text:span text:style-name="T65">ﯮ</text:span><text:span text:style-name="T56"> </text:span><text:span text:style-name="T65">ﯯ</text:span><text:span text:style-name="T56"> </text:span><text:span text:style-name="T65">ﯰ</text:span><text:span text:style-name="T65">ﯱ</text:span><text:span text:style-name="T56"> </text:span><text:span text:style-name="T65">ﯲ</text:span><text:span text:style-name="T56"> </text:span><text:span text:style-name="T65">ﯳ</text:span></text:p>
      <text:p text:style-name="P45"><text:span text:style-name="T65">ﯴ</text:span><text:span text:style-name="T56"> </text:span><text:span text:style-name="T65">ﯵ</text:span><text:span text:style-name="T56"> </text:span><text:span text:style-name="T65">ﯶ</text:span><text:span text:style-name="T65">ﯷ</text:span><text:span text:style-name="T56"> </text:span><text:span text:style-name="T65">ﯸ</text:span><text:span text:style-name="T56"> </text:span><text:span text:style-name="T65">ﯹ</text:span><text:span text:style-name="T56"> </text:span><text:span text:style-name="T65">ﯺ</text:span><text:span text:style-name="T56"> </text:span><text:span text:style-name="T65">ﯻ</text:span><text:span text:style-name="T56"> </text:span><text:span text:style-name="T65">ﯼ</text:span></text:p>
      <text:p text:style-name="P64"><text:span text:style-name="T67">ﭒ</text:span><text:span text:style-name="T57"> </text:span><text:span text:style-name="T67">ﭓ</text:span><text:span text:style-name="T57"> </text:span><text:span text:style-name="T67">ﭔ</text:span><text:span text:style-name="T57"> </text:span><text:span text:style-name="T67">ﭕ</text:span><text:span text:style-name="T57"> </text:span><text:span text:style-name="T67">ﭖ</text:span><text:span text:style-name="T57"> </text:span><text:span text:style-name="T67">ﭗ</text:span><text:span text:style-name="T57"> </text:span><text:span text:style-name="T67">ﭘ</text:span><text:span text:style-name="T57"> </text:span><text:span text:style-name="T67">ﭙ</text:span><text:span text:style-name="T57"> </text:span><text:span text:style-name="T67">ﭚ</text:span><text:span text:style-name="T57"> </text:span><text:span text:style-name="T67">ﭛ</text:span><text:span text:style-name="T57"> </text:span><text:span text:style-name="T67">ﭜ</text:span><text:span text:style-name="T67">ﭝ</text:span></text:p>
      <text:p text:style-name="P58"><text:span text:style-name="T67">ﭞ</text:span><text:span text:style-name="T57"> </text:span><text:span text:style-name="T67">ﭟ</text:span><text:span text:style-name="T57"> </text:span><text:span text:style-name="T67">ﭠ</text:span><text:span text:style-name="T57"> </text:span><text:span text:style-name="T67">ﭡ</text:span><text:span text:style-name="T57"> </text:span><text:span text:style-name="T67">ﭢ</text:span><text:span text:style-name="T57"> </text:span><text:span text:style-name="T67">ﭣ</text:span><text:span text:style-name="T57"> </text:span><text:span text:style-name="T67">ﭤ</text:span><text:span text:style-name="T57"> </text:span><text:span text:style-name="T67">ﭥ</text:span><text:span text:style-name="T57"> </text:span><text:span text:style-name="T67">ﭦ</text:span><text:span text:style-name="T57"> </text:span><text:span text:style-name="T67">ﭧ</text:span><text:span text:style-name="T57"> </text:span><text:span text:style-name="T67">ﭨ</text:span><text:span text:style-name="T57"> </text:span><text:span text:style-name="T67">ﭩ</text:span></text:p>
      <text:p text:style-name="P58"><text:span text:style-name="T67">ﭪ</text:span><text:span text:style-name="T57"> </text:span><text:span text:style-name="T67">ﭫ</text:span><text:span text:style-name="T57"> </text:span><text:span text:style-name="T67">ﭬ</text:span><text:span text:style-name="T57"> </text:span><text:span text:style-name="T67">ﭭ</text:span><text:span text:style-name="T57"> </text:span><text:span text:style-name="T67">ﭮ</text:span><text:span text:style-name="T67">ﭯ</text:span><text:span text:style-name="T57"> </text:span><text:span text:style-name="T67">ﭰ</text:span><text:span text:style-name="T57"> </text:span><text:span text:style-name="T67">ﭱ</text:span><text:span text:style-name="T57"> </text:span><text:span text:style-name="T67">ﭲ</text:span><text:span text:style-name="T57"> </text:span><text:span text:style-name="T67">ﭳ</text:span></text:p>
      <text:p text:style-name="P58"><text:span text:style-name="T67">ﭴ</text:span><text:span text:style-name="T57"> </text:span><text:span text:style-name="T67">ﭵ</text:span><text:span text:style-name="T57"> </text:span><text:span text:style-name="T67">ﭶ</text:span><text:span text:style-name="T57"> </text:span><text:span text:style-name="T67">ﭷ</text:span><text:span text:style-name="T57"> </text:span><text:span text:style-name="T67">ﭸ</text:span><text:span text:style-name="T57"> </text:span><text:span text:style-name="T67">ﭹ</text:span><text:span text:style-name="T57"> </text:span><text:span text:style-name="T67">ﭺ</text:span><text:span text:style-name="T57"> </text:span><text:span text:style-name="T67">ﭻ</text:span><text:span text:style-name="T57"> </text:span><text:span text:style-name="T67">ﭼ</text:span><text:span text:style-name="T57"> </text:span><text:span text:style-name="T67">ﭽ</text:span><text:span text:style-name="T57"> </text:span><text:span text:style-name="T67">ﭾ</text:span></text:p>
      <text:p text:style-name="P58"><text:span text:style-name="T67">ﭿ</text:span><text:span text:style-name="T57"> </text:span><text:span text:style-name="T67">ﮀ</text:span><text:span text:style-name="T57"> </text:span><text:span text:style-name="T67">ﮁ</text:span><text:span text:style-name="T57"> </text:span><text:span text:style-name="T67">ﮂ</text:span><text:span text:style-name="T57"> </text:span><text:span text:style-name="T67">ﮃ</text:span><text:span text:style-name="T67">ﮄ</text:span><text:span text:style-name="T57"> </text:span><text:span text:style-name="T67">ﮅ</text:span><text:span text:style-name="T57"> </text:span><text:span text:style-name="T67">ﮆ</text:span><text:span text:style-name="T57"> </text:span><text:span text:style-name="T67">ﮇ</text:span><text:span text:style-name="T57"> </text:span><text:span text:style-name="T67">ﮈ</text:span></text:p>
      <text:p text:style-name="P58"><text:span text:style-name="T67">ﮉ</text:span><text:span text:style-name="T57"> </text:span><text:span text:style-name="T67">ﮊ</text:span><text:span text:style-name="T57"> </text:span><text:span text:style-name="T67">ﮋ</text:span><text:span text:style-name="T57"> </text:span><text:span text:style-name="T67">ﮌ</text:span><text:span text:style-name="T57"> </text:span><text:span text:style-name="T67">ﮍ</text:span><text:span text:style-name="T57"> </text:span><text:span text:style-name="T67">ﮎ</text:span><text:span text:style-name="T57"> </text:span><text:span text:style-name="T67">ﮏ</text:span><text:span text:style-name="T57"> </text:span><text:span text:style-name="T67">ﮐ</text:span><text:span text:style-name="T57"> </text:span><text:span text:style-name="T67">ﮑ</text:span><text:span text:style-name="T57"> </text:span><text:span text:style-name="T67">ﮒ</text:span></text:p>
      <text:p text:style-name="P58"><text:span text:style-name="T67">ﮓ</text:span><text:span text:style-name="T57"> </text:span><text:span text:style-name="T67">ﮔ</text:span><text:span text:style-name="T57"> </text:span><text:span text:style-name="T67">ﮕ</text:span><text:span text:style-name="T57"> </text:span><text:span text:style-name="T67">ﮖ</text:span><text:span text:style-name="T57"> </text:span><text:span text:style-name="T67">ﮗ</text:span><text:span text:style-name="T57"> </text:span><text:span text:style-name="T67">ﮘ</text:span><text:span text:style-name="T57"> </text:span><text:span text:style-name="T67">ﮙ</text:span></text:p>
      <text:p text:style-name="P58"><text:span text:style-name="T67">ﮚ</text:span><text:span text:style-name="T57"> </text:span><text:span text:style-name="T67">ﮛ</text:span><text:span text:style-name="T57"> </text:span><text:span text:style-name="T67">ﮜ</text:span><text:span text:style-name="T57"> </text:span><text:span text:style-name="T67">ﮝ</text:span><text:span text:style-name="T57"> </text:span><text:span text:style-name="T67">ﮞ</text:span><text:span text:style-name="T57"> </text:span><text:span text:style-name="T67">ﮟ</text:span><text:span text:style-name="T57"> </text:span><text:span text:style-name="T67">ﮠ</text:span><text:span text:style-name="T57"> </text:span><text:span text:style-name="T67">ﮡ</text:span><text:span text:style-name="T57"> </text:span><text:span text:style-name="T67">ﮢ</text:span><text:span text:style-name="T67">ﮣ</text:span><text:span text:style-name="T57"> </text:span><text:span text:style-name="T67">ﮤ</text:span></text:p>
      <text:p text:style-name="P58"><text:span text:style-name="T67">ﮥ</text:span><text:span text:style-name="T57"> </text:span><text:span text:style-name="T67">ﮦ</text:span><text:span text:style-name="T57"> </text:span><text:span text:style-name="T67">ﮧ</text:span><text:span text:style-name="T57"> </text:span><text:span text:style-name="T67">ﮨ</text:span><text:span text:style-name="T57"> </text:span><text:span text:style-name="T67">ﮩ</text:span><text:span text:style-name="T67">ﮪ</text:span><text:span text:style-name="T57"> </text:span><text:span text:style-name="T67">ﮫ</text:span><text:span text:style-name="T57"> </text:span><text:span text:style-name="T67">ﮬ</text:span><text:span text:style-name="T57"> </text:span><text:span text:style-name="T67">ﮭ</text:span><text:span text:style-name="T57"> </text:span><text:span text:style-name="T67">ﮮ</text:span><text:span text:style-name="T57"> </text:span><text:span text:style-name="T67">ﮯ</text:span></text:p>
      <text:p text:style-name="P58"><text:span text:style-name="T67">ﮰ</text:span><text:span text:style-name="T57"> </text:span><text:span text:style-name="T67">ﮱ</text:span><text:span text:style-name="T57"> </text:span><text:span text:style-name="T67">ﯓ</text:span><text:span text:style-name="T57"> </text:span><text:span text:style-name="T67">ﯔ</text:span><text:span text:style-name="T57"> </text:span><text:span text:style-name="T67">ﯕ</text:span><text:span text:style-name="T57"> </text:span><text:span text:style-name="T67">ﯖ</text:span><text:span text:style-name="T67">ﯗ</text:span><text:span text:style-name="T57"> </text:span><text:span text:style-name="T67">ﯘ</text:span><text:span text:style-name="T57"> </text:span><text:span text:style-name="T67">ﯙ</text:span></text:p>
      <text:p text:style-name="P58"><text:span text:style-name="T67">ﯚ</text:span><text:span text:style-name="T57"> </text:span><text:span text:style-name="T67">ﯛ</text:span><text:span text:style-name="T57"> </text:span><text:span text:style-name="T67">ﯜ</text:span><text:span text:style-name="T57"> </text:span><text:span text:style-name="T67">ﯝ</text:span><text:span text:style-name="T57"> </text:span><text:span text:style-name="T67">ﯞ</text:span><text:span text:style-name="T57"> </text:span><text:span text:style-name="T67">ﯟ</text:span><text:span text:style-name="T67">ﯠ</text:span><text:span text:style-name="T57"> </text:span><text:span text:style-name="T67">ﯡ</text:span><text:span text:style-name="T57"> </text:span><text:span text:style-name="T67">ﯢ</text:span><text:span text:style-name="T57"> </text:span><text:span text:style-name="T67">ﯣ</text:span><text:span text:style-name="T57"> </text:span><text:span text:style-name="T67">ﯤ</text:span></text:p>
      <text:p text:style-name="P58"><text:span text:style-name="T67">ﯥ</text:span><text:span text:style-name="T57"> </text:span><text:span text:style-name="T67">ﯦ</text:span><text:span text:style-name="T57"> </text:span><text:span text:style-name="T67">ﯧ</text:span><text:span text:style-name="T57"> </text:span><text:span text:style-name="T67">ﯨ</text:span><text:span text:style-name="T57"> </text:span><text:span text:style-name="T67">ﯩ</text:span><text:span text:style-name="T57"> </text:span><text:span text:style-name="T67">ﯪ</text:span><text:span text:style-name="T57"> </text:span><text:span text:style-name="T67">ﯫ</text:span><text:span text:style-name="T57"> </text:span><text:span text:style-name="T67">ﯬ</text:span><text:span text:style-name="T57"> </text:span><text:span text:style-name="T67">ﯭ</text:span><text:span text:style-name="T57"> </text:span><text:span text:style-name="T67">ﯮ</text:span></text:p>
      <text:p text:style-name="P58"><text:span text:style-name="T67">ﯯ</text:span><text:span text:style-name="T57"> </text:span><text:span text:style-name="T67">ﯰ</text:span><text:span text:style-name="T67">ﯱ</text:span><text:span text:style-name="T57"> </text:span><text:span text:style-name="T67">ﯲ</text:span><text:span text:style-name="T57"> </text:span><text:span text:style-name="T67">ﯳ</text:span><text:span text:style-name="T67">ﯴ</text:span><text:span text:style-name="T57"> </text:span><text:span text:style-name="T67">ﯵ</text:span><text:span text:style-name="T57"> </text:span><text:span text:style-name="T67">ﯶ</text:span><text:span text:style-name="T57"> </text:span><text:span text:style-name="T67">ﯷ</text:span><text:span text:style-name="T57"> </text:span><text:span text:style-name="T67">ﯸ</text:span><text:span text:style-name="T57"> </text:span><text:span text:style-name="T67">ﯹ</text:span></text:p>
      <text:p text:style-name="P58"><text:span text:style-name="T67">ﯺ</text:span><text:span text:style-name="T57"> </text:span><text:span text:style-name="T67">ﯻ</text:span><text:span text:style-name="T57"> </text:span><text:span text:style-name="T67">ﯼ</text:span><text:span text:style-name="T57"> </text:span><text:span text:style-name="T67">ﯽ</text:span><text:span text:style-name="T57"> </text:span><text:span text:style-name="T67">ﯾ</text:span><text:span text:style-name="T57"> </text:span><text:span text:style-name="T67">ﯿ</text:span><text:span text:style-name="T57"> </text:span><text:span text:style-name="T67">ﰀ</text:span><text:span text:style-name="T57"> </text:span><text:span text:style-name="T67">ﰁ</text:span><text:span text:style-name="T57"> </text:span><text:span text:style-name="T67">ﰂ</text:span><text:span text:style-name="T57"> </text:span><text:span text:style-name="T67">ﰃ</text:span></text:p>
      <text:p text:style-name="P46"><text:span text:style-name="T69">ﰄ</text:span><text:span text:style-name="T56"> </text:span><text:span text:style-name="T69">ﰅ</text:span><text:span text:style-name="T56"> </text:span><text:span text:style-name="T69">ﰆ</text:span><text:span text:style-name="T56"> </text:span><text:span text:style-name="T69">ﰇ</text:span><text:span text:style-name="T56"> </text:span><text:span text:style-name="T69">ﰈ</text:span><text:span text:style-name="T56"> </text:span><text:span text:style-name="T69">ﰉ</text:span><text:span text:style-name="T56"> </text:span><text:span text:style-name="T69">ﰊ</text:span><text:span text:style-name="T56"> </text:span><text:span text:style-name="T69">ﰋ</text:span><text:span text:style-name="T56"> </text:span><text:span text:style-name="T69">ﰌ</text:span><text:span text:style-name="T56"> </text:span><text:span text:style-name="T69">ﰍ</text:span></text:p>
      <text:p text:style-name="P65"><text:span text:style-name="T70">ﭑ</text:span><text:span text:style-name="T56"> </text:span><text:span text:style-name="T70">ﭒ</text:span><text:span text:style-name="T56"> </text:span><text:span text:style-name="T70">ﭓ</text:span><text:span text:style-name="T56"> </text:span><text:span text:style-name="T70">ﭔ</text:span><text:span text:style-name="T56"> </text:span><text:span text:style-name="T70">ﭕ</text:span><text:span text:style-name="T56"> </text:span><text:span text:style-name="T70">ﭖ</text:span><text:span text:style-name="T56"> </text:span><text:span text:style-name="T70">ﭗ</text:span><text:span text:style-name="T56"> </text:span><text:span text:style-name="T70">ﭘ</text:span></text:p>
      <text:p text:style-name="P53"><text:span text:style-name="T70">ﭙ</text:span><text:span text:style-name="T56"> </text:span><text:span text:style-name="T70">ﭚ</text:span><text:span text:style-name="T56"> </text:span><text:span text:style-name="T70">ﭛ</text:span><text:span text:style-name="T56"> </text:span><text:span text:style-name="T70">ﭜ</text:span><text:span text:style-name="T56"> </text:span><text:span text:style-name="T70">ﭝ</text:span><text:span text:style-name="T56"> </text:span><text:span text:style-name="T70">ﭞ</text:span><text:span text:style-name="T56"> </text:span><text:span text:style-name="T70">ﭟ</text:span><text:span text:style-name="T70">ﭠ</text:span><text:span text:style-name="T56"> </text:span><text:span text:style-name="T70">ﭡ</text:span></text:p>
      <text:p text:style-name="P53"><text:span text:style-name="T70">ﭢ</text:span><text:span text:style-name="T56"> </text:span><text:span text:style-name="T70">ﭣ</text:span><text:span text:style-name="T56"> </text:span><text:span text:style-name="T70">ﭤ</text:span><text:span text:style-name="T56"> </text:span><text:span text:style-name="T70">ﭥ</text:span><text:span text:style-name="T56"> </text:span><text:span text:style-name="T70">ﭦ</text:span><text:span text:style-name="T56"> </text:span><text:span text:style-name="T70">ﭧ</text:span><text:span text:style-name="T70">ﭨ</text:span><text:span text:style-name="T56"> </text:span><text:span text:style-name="T70">ﭩ</text:span><text:span text:style-name="T56"> </text:span><text:span text:style-name="T70">ﭪ</text:span><text:span text:style-name="T56"> </text:span><text:span text:style-name="T70">ﭫ</text:span></text:p>
      <text:p text:style-name="P53"><text:span text:style-name="T70">ﭬ</text:span><text:span text:style-name="T56"> </text:span><text:span text:style-name="T70">ﭭ</text:span><text:span text:style-name="T56"> </text:span><text:span text:style-name="T70">ﭮ</text:span><text:span text:style-name="T56"> </text:span><text:span text:style-name="T70">ﭯ</text:span><text:span text:style-name="T56"> </text:span><text:span text:style-name="T70">ﭰ</text:span><text:span text:style-name="T56"> </text:span><text:span text:style-name="T70">ﭱ</text:span><text:span text:style-name="T56"> </text:span><text:span text:style-name="T70">ﭲ</text:span><text:span text:style-name="T56"> </text:span><text:span text:style-name="T70">ﭳ</text:span><text:span text:style-name="T56"> </text:span><text:span text:style-name="T70">ﭴ</text:span><text:span text:style-name="T56"> </text:span><text:span text:style-name="T70">ﭵ</text:span></text:p>
      <text:p text:style-name="P53"><text:span text:style-name="T70">ﭶ</text:span><text:span text:style-name="T56"> </text:span><text:span text:style-name="T70">ﭷ</text:span><text:span text:style-name="T56"> </text:span><text:span text:style-name="T70">ﭸ</text:span><text:span text:style-name="T56"> </text:span><text:span text:style-name="T70">ﭹ</text:span><text:span text:style-name="T56"> </text:span><text:span text:style-name="T70">ﭺ</text:span><text:span text:style-name="T56"> </text:span><text:span text:style-name="T70">ﭻ</text:span><text:span text:style-name="T56"> </text:span><text:span text:style-name="T70">ﭼ</text:span><text:span text:style-name="T56"> </text:span><text:span text:style-name="T70">ﭽ</text:span><text:span text:style-name="T56"> </text:span><text:span text:style-name="T70">ﭾ</text:span><text:span text:style-name="T56"> </text:span><text:span text:style-name="T70">ﭿ</text:span><text:span text:style-name="T70">ﮀ</text:span></text:p>
      <text:p text:style-name="P53"><text:span text:style-name="T70">ﮁ</text:span><text:span text:style-name="T56"> </text:span><text:span text:style-name="T70">ﮂ</text:span><text:span text:style-name="T56"> </text:span><text:span text:style-name="T70">ﮃ</text:span><text:span text:style-name="T56"> </text:span><text:span text:style-name="T70">ﮄ</text:span><text:span text:style-name="T56"> </text:span><text:span text:style-name="T70">ﮅ</text:span><text:span text:style-name="T56"> </text:span><text:span text:style-name="T70">ﮆ</text:span><text:span text:style-name="T56"> </text:span><text:span text:style-name="T70">ﮇ</text:span><text:span text:style-name="T56"> </text:span><text:span text:style-name="T70">ﮈ</text:span><text:span text:style-name="T70">ﮉ</text:span><text:span text:style-name="T56"> </text:span><text:span text:style-name="T70">ﮊ</text:span><text:span text:style-name="T56"> </text:span><text:span text:style-name="T70">ﮋ</text:span></text:p>
      <text:p text:style-name="P53"><text:span text:style-name="T70">ﮌ</text:span><text:span text:style-name="T56"> </text:span><text:span text:style-name="T70">ﮍ</text:span><text:span text:style-name="T56"> </text:span><text:span text:style-name="T70">ﮎ</text:span><text:span text:style-name="T56"> </text:span><text:span text:style-name="T70">ﮏ</text:span><text:span text:style-name="T56"> </text:span><text:span text:style-name="T70">ﮐ</text:span><text:span text:style-name="T56"> </text:span><text:span text:style-name="T70">ﮑ</text:span><text:span text:style-name="T56"> </text:span><text:span text:style-name="T70">ﮒ</text:span><text:span text:style-name="T56"> </text:span><text:span text:style-name="T70">ﮓ</text:span><text:span text:style-name="T56"> </text:span><text:span text:style-name="T70">ﮔ</text:span><text:span text:style-name="T56"> </text:span><text:span text:style-name="T70">ﮕ</text:span></text:p>
      <text:p text:style-name="P53"><text:span text:style-name="T70">ﮖ</text:span><text:span text:style-name="T70">ﮗ</text:span><text:span text:style-name="T56"> </text:span><text:span text:style-name="T70">ﮘ</text:span><text:span text:style-name="T56"> </text:span><text:span text:style-name="T70">ﮙ</text:span><text:span text:style-name="T56"> </text:span><text:span text:style-name="T70">ﮚ</text:span><text:span text:style-name="T56"> </text:span><text:span text:style-name="T70">ﮛ</text:span><text:span text:style-name="T56"> </text:span><text:span text:style-name="T70">ﮜ</text:span><text:span text:style-name="T70">ﮝ</text:span><text:span text:style-name="T56"> </text:span><text:span text:style-name="T70">ﮞ</text:span><text:span text:style-name="T56"> </text:span><text:span text:style-name="T70">ﮟ</text:span><text:span text:style-name="T56"> </text:span><text:span text:style-name="T70">ﮠ</text:span><text:span text:style-name="T56"> </text:span><text:span text:style-name="T70">ﮡ</text:span><text:span text:style-name="T56"> </text:span><text:span text:style-name="T70">ﮢ</text:span></text:p>
      <text:p text:style-name="P53"><text:span text:style-name="T70">ﮣ</text:span><text:span text:style-name="T56"> </text:span><text:span text:style-name="T70">ﮤ</text:span><text:span text:style-name="T56"> </text:span><text:span text:style-name="T70">ﮥ</text:span><text:span text:style-name="T56"> </text:span><text:span text:style-name="T70">ﮦ</text:span><text:span text:style-name="T70">ﮧ</text:span><text:span text:style-name="T56"> </text:span><text:span text:style-name="T70">ﮨ</text:span><text:span text:style-name="T70">ﮩ</text:span><text:span text:style-name="T56"> </text:span><text:span text:style-name="T70">ﮪ</text:span><text:span text:style-name="T56"> </text:span><text:span text:style-name="T70">ﮫ</text:span><text:span text:style-name="T56"> </text:span><text:span text:style-name="T70">ﮬ</text:span><text:span text:style-name="T56"> </text:span><text:span text:style-name="T70">ﮭ</text:span><text:span text:style-name="T56"> </text:span><text:span text:style-name="T70">ﮮ</text:span></text:p>
      <text:p text:style-name="P53"><text:span text:style-name="T70">ﮯ</text:span><text:span text:style-name="T70">ﮰ</text:span><text:span text:style-name="T56"> </text:span><text:span text:style-name="T70">ﮱ</text:span><text:span text:style-name="T56"> </text:span><text:span text:style-name="T70">ﯓ</text:span><text:span text:style-name="T56"> </text:span><text:span text:style-name="T70">ﯔ</text:span><text:span text:style-name="T56"> </text:span><text:span text:style-name="T70">ﯕ</text:span><text:span text:style-name="T56"> </text:span><text:span text:style-name="T70">ﯖ</text:span><text:span text:style-name="T56"> </text:span><text:span text:style-name="T70">ﯗ</text:span><text:span text:style-name="T56"> </text:span><text:span text:style-name="T70">ﯘ</text:span><text:span text:style-name="T70">ﯙ</text:span></text:p>
      <text:p text:style-name="P53"><text:span text:style-name="T70">ﯚ</text:span><text:span text:style-name="T56"> </text:span><text:span text:style-name="T70">ﯛ</text:span><text:span text:style-name="T56"> </text:span><text:span text:style-name="T70">ﯜ</text:span><text:span text:style-name="T56"> </text:span><text:span text:style-name="T70">ﯝ</text:span><text:span text:style-name="T56"> </text:span><text:span text:style-name="T70">ﯞ</text:span><text:span text:style-name="T56"> </text:span><text:span text:style-name="T70">ﯟ</text:span><text:span text:style-name="T56"> </text:span><text:span text:style-name="T70">ﯠ</text:span><text:span text:style-name="T56"> </text:span><text:span text:style-name="T70">ﯡ</text:span><text:span text:style-name="T56"> </text:span><text:span text:style-name="T70">ﯢ</text:span><text:span text:style-name="T56"> </text:span><text:span text:style-name="T70">ﯣ</text:span></text:p>
      <text:p text:style-name="P53"><text:span text:style-name="T70">ﯤ</text:span><text:span text:style-name="T56"> </text:span><text:span text:style-name="T70">ﯥ</text:span><text:span text:style-name="T56"> </text:span><text:span text:style-name="T70">ﯦ</text:span><text:span text:style-name="T56"> </text:span><text:span text:style-name="T70">ﯧ</text:span><text:span text:style-name="T56"> </text:span><text:span text:style-name="T70">ﯨ</text:span><text:span text:style-name="T56"> </text:span><text:span text:style-name="T70">ﯩ</text:span><text:span text:style-name="T56"> </text:span><text:span text:style-name="T70">ﯪ</text:span><text:span text:style-name="T56"> </text:span><text:span text:style-name="T70">ﯫ</text:span><text:span text:style-name="T56"> </text:span><text:span text:style-name="T70">ﯬ</text:span><text:span text:style-name="T70">ﯭ</text:span></text:p>
      <text:p text:style-name="P53"><text:span text:style-name="T70">ﯮ</text:span><text:span text:style-name="T56"> </text:span><text:span text:style-name="T70">ﯯ</text:span><text:span text:style-name="T56"> </text:span><text:span text:style-name="T70">ﯰ</text:span><text:span text:style-name="T56"> </text:span><text:span text:style-name="T70">ﯱ</text:span><text:span text:style-name="T56"> </text:span><text:span text:style-name="T70">ﯲ</text:span><text:span text:style-name="T56"> </text:span><text:span text:style-name="T70">ﯳ</text:span><text:span text:style-name="T56"> </text:span><text:span text:style-name="T70">ﯴ</text:span><text:span text:style-name="T70">ﯵ</text:span><text:span text:style-name="T56"> </text:span><text:span text:style-name="T70">ﯶ</text:span></text:p>
      <text:p text:style-name="P53"><text:span text:style-name="T70">ﯷ</text:span><text:span text:style-name="T70">ﯸ</text:span><text:span text:style-name="T56"> </text:span><text:span text:style-name="T70">ﯹ</text:span><text:span text:style-name="T56"> </text:span><text:span text:style-name="T70">ﯺ</text:span><text:span text:style-name="T56"> </text:span><text:span text:style-name="T70">ﯻ</text:span><text:span text:style-name="T56"> </text:span><text:span text:style-name="T70">ﯼ</text:span><text:span text:style-name="T56"> </text:span><text:span text:style-name="T70">ﯽ</text:span><text:span text:style-name="T56"> </text:span><text:span text:style-name="T70">ﯾ</text:span><text:span text:style-name="T56"> </text:span><text:span text:style-name="T70">ﯿ</text:span><text:span text:style-name="T56"> </text:span><text:span text:style-name="T70">ﰀ</text:span></text:p>
      <text:p text:style-name="P47"><text:span text:style-name="T70">ﰁ</text:span><text:span text:style-name="T56"> </text:span><text:span text:style-name="T70">ﰂ</text:span><text:span text:style-name="T56"> </text:span><text:span text:style-name="T70">ﰃ</text:span><text:span text:style-name="T70">ﰄ</text:span><text:span text:style-name="T56"> </text:span><text:span text:style-name="T70">ﰅ</text:span><text:span text:style-name="T56"> </text:span><text:span text:style-name="T70">ﰆ</text:span><text:span text:style-name="T56"> </text:span><text:span text:style-name="T70">ﰇ</text:span><text:span text:style-name="T56"> </text:span><text:span text:style-name="T70">ﰈ</text:span><text:span text:style-name="T56"> </text:span><text:span text:style-name="T70">ﰉ</text:span><text:span text:style-name="T56"> </text:span><text:span text:style-name="T70">ﰊ</text:span></text:p>
      <text:p text:style-name="P66"><text:span text:style-name="T72">ﭑ</text:span><text:span text:style-name="T57"> </text:span><text:span text:style-name="T72">ﭒ</text:span><text:span text:style-name="T57"> </text:span><text:span text:style-name="T72">ﭓ</text:span><text:span text:style-name="T57"> </text:span><text:span text:style-name="T72">ﭔ</text:span><text:span text:style-name="T57"> </text:span><text:span text:style-name="T72">ﭕ</text:span><text:span text:style-name="T57"> </text:span><text:span text:style-name="T72">ﭖ</text:span><text:span text:style-name="T57"> </text:span><text:span text:style-name="T72">ﭗ</text:span><text:span text:style-name="T57"> </text:span><text:span text:style-name="T72">ﭘ</text:span><text:span text:style-name="T57"> </text:span><text:span text:style-name="T72">ﭙ</text:span><text:span text:style-name="T72">ﭚ</text:span><text:span text:style-name="T57"> </text:span><text:span text:style-name="T72">ﭛ</text:span></text:p>
      <text:p text:style-name="P59"><text:span text:style-name="T72">ﭜ</text:span><text:span text:style-name="T57"> </text:span><text:span text:style-name="T72">ﭝ</text:span><text:span text:style-name="T57"> </text:span><text:span text:style-name="T72">ﭞ</text:span><text:span text:style-name="T57"> </text:span><text:span text:style-name="T72">ﭟ</text:span><text:span text:style-name="T57"> </text:span><text:span text:style-name="T72">ﭠ</text:span><text:span text:style-name="T72">ﭡ</text:span><text:span text:style-name="T57"> </text:span><text:span text:style-name="T72">ﭢ</text:span><text:span text:style-name="T57"> </text:span><text:span text:style-name="T72">ﭣ</text:span><text:span text:style-name="T57"> </text:span><text:span text:style-name="T72">ﭤ</text:span><text:span text:style-name="T57"> </text:span><text:span text:style-name="T72">ﭥ</text:span><text:span text:style-name="T57"> </text:span><text:span text:style-name="T72">ﭦ</text:span></text:p>
      <text:p text:style-name="P59"><text:span text:style-name="T72">ﭧ</text:span><text:span text:style-name="T57"> </text:span><text:span text:style-name="T72">ﭨ</text:span><text:span text:style-name="T57"> </text:span><text:span text:style-name="T72">ﭩ</text:span><text:span text:style-name="T72">ﭪ</text:span><text:span text:style-name="T57"> </text:span><text:span text:style-name="T72">ﭫ</text:span><text:span text:style-name="T57"> </text:span><text:span text:style-name="T72">ﭬ</text:span><text:span text:style-name="T57"> </text:span><text:span text:style-name="T72">ﭭ</text:span><text:span text:style-name="T57"> </text:span><text:span text:style-name="T72">ﭮ</text:span><text:span text:style-name="T57"> </text:span><text:span text:style-name="T72">ﭯ</text:span><text:span text:style-name="T57"> </text:span><text:span text:style-name="T72">ﭰ</text:span><text:span text:style-name="T57"> </text:span><text:span text:style-name="T72">ﭱ</text:span><text:span text:style-name="T57"> </text:span><text:span text:style-name="T72">ﭲ</text:span><text:span text:style-name="T57"> </text:span><text:span text:style-name="T72">ﭳ</text:span><text:span text:style-name="T57"> </text:span><text:span text:style-name="T72">ﭴ</text:span></text:p>
      <text:p text:style-name="P59"><text:span text:style-name="T72">ﭵ</text:span><text:span text:style-name="T57"> </text:span><text:span text:style-name="T72">ﭶ</text:span><text:span text:style-name="T57"> </text:span><text:span text:style-name="T72">ﭷ</text:span><text:span text:style-name="T57"> </text:span><text:span text:style-name="T72">ﭸ</text:span><text:span text:style-name="T57"> </text:span><text:span text:style-name="T72">ﭹ</text:span><text:span text:style-name="T57"> </text:span><text:span text:style-name="T72">ﭺ</text:span><text:span text:style-name="T57"> </text:span><text:span text:style-name="T72">ﭻ</text:span><text:span text:style-name="T57"> </text:span><text:span text:style-name="T72">ﭼ</text:span><text:span text:style-name="T72">ﭽ</text:span><text:span text:style-name="T57"> </text:span><text:span text:style-name="T72">ﭾ</text:span></text:p>
      <text:p text:style-name="P59"><text:span text:style-name="T72">ﭿ</text:span><text:span text:style-name="T57"> </text:span><text:span text:style-name="T72">ﮀ</text:span><text:span text:style-name="T57"> </text:span><text:span text:style-name="T72">ﮁ</text:span><text:span text:style-name="T57"> </text:span><text:span text:style-name="T72">ﮂ</text:span><text:span text:style-name="T57"> </text:span><text:span text:style-name="T72">ﮃ</text:span><text:span text:style-name="T57"> </text:span><text:span text:style-name="T72">ﮄ</text:span><text:span text:style-name="T57"> </text:span><text:span text:style-name="T72">ﮅ</text:span><text:span text:style-name="T57"> </text:span><text:span text:style-name="T72">ﮆ</text:span><text:span text:style-name="T57"> </text:span><text:span text:style-name="T72">ﮇ</text:span><text:span text:style-name="T57"> </text:span><text:span text:style-name="T72">ﮈ</text:span></text:p>
      <text:p text:style-name="P59"><text:span text:style-name="T72">ﮉ</text:span><text:span text:style-name="T57"> </text:span><text:span text:style-name="T72">ﮊ</text:span><text:span text:style-name="T57"> </text:span><text:span text:style-name="T72">ﮋ</text:span><text:span text:style-name="T57"> </text:span><text:span text:style-name="T72">ﮌ</text:span><text:span text:style-name="T57"> </text:span><text:span text:style-name="T72">ﮍ</text:span><text:span text:style-name="T57"> </text:span><text:span text:style-name="T72">ﮎ</text:span><text:span text:style-name="T57"> </text:span><text:span text:style-name="T72">ﮏ</text:span><text:span text:style-name="T57"> </text:span><text:span text:style-name="T72">ﮐ</text:span><text:span text:style-name="T57"> </text:span><text:span text:style-name="T72">ﮑ</text:span><text:span text:style-name="T57"> </text:span><text:span text:style-name="T72">ﮒ</text:span></text:p>
      <text:p text:style-name="P59"><text:span text:style-name="T72">ﮓ</text:span><text:span text:style-name="T57"> </text:span><text:span text:style-name="T72">ﮔ</text:span><text:span text:style-name="T57"> </text:span><text:span text:style-name="T72">ﮕ</text:span><text:span text:style-name="T57"> </text:span><text:span text:style-name="T72">ﮖ</text:span><text:span text:style-name="T57"> </text:span><text:span text:style-name="T72">ﮗ</text:span><text:span text:style-name="T57"> </text:span><text:span text:style-name="T72">ﮘ</text:span><text:span text:style-name="T57"> </text:span><text:span text:style-name="T72">ﮙ</text:span><text:span text:style-name="T57"> </text:span><text:span text:style-name="T72">ﮚ</text:span><text:span text:style-name="T57"> </text:span><text:span text:style-name="T72">ﮛ</text:span><text:span text:style-name="T57"> </text:span><text:span text:style-name="T72">ﮜ</text:span><text:span text:style-name="T57"> </text:span><text:span text:style-name="T72">ﮝ</text:span><text:span text:style-name="T57"> </text:span><text:span text:style-name="T72">ﮞ</text:span></text:p>
      <text:p text:style-name="P59"><text:span text:style-name="T72">ﮟ</text:span><text:span text:style-name="T57"> </text:span><text:span text:style-name="T72">ﮠ</text:span><text:span text:style-name="T57"> </text:span><text:span text:style-name="T72">ﮡ</text:span><text:span text:style-name="T57"> </text:span><text:span text:style-name="T72">ﮢ</text:span><text:span text:style-name="T57"> </text:span><text:span text:style-name="T72">ﮣ</text:span><text:span text:style-name="T57"> </text:span><text:span text:style-name="T72">ﮤ</text:span><text:span text:style-name="T57"> </text:span><text:span text:style-name="T72">ﮥ</text:span><text:span text:style-name="T57"> </text:span><text:span text:style-name="T72">ﮦ</text:span><text:span text:style-name="T57"> </text:span><text:span text:style-name="T72">ﮧ</text:span><text:span text:style-name="T57"> </text:span><text:span text:style-name="T72">ﮨ</text:span><text:span text:style-name="T57"> </text:span><text:span text:style-name="T72">ﮩ</text:span></text:p>
      <text:p text:style-name="P59"><text:span text:style-name="T72">ﮪ</text:span><text:span text:style-name="T72">ﮫ</text:span><text:span text:style-name="T57"> </text:span><text:span text:style-name="T72">ﮬ</text:span><text:span text:style-name="T57"> </text:span><text:span text:style-name="T72">ﮭ</text:span><text:span text:style-name="T57"> </text:span><text:span text:style-name="T72">ﮮ</text:span><text:span text:style-name="T57"> </text:span><text:span text:style-name="T72">ﮯ</text:span><text:span text:style-name="T57"> </text:span><text:span text:style-name="T72">ﮰ</text:span><text:span text:style-name="T72">ﮱ</text:span><text:span text:style-name="T57"> </text:span><text:span text:style-name="T72">ﯓ</text:span><text:span text:style-name="T57"> </text:span><text:span text:style-name="T72">ﯔ</text:span><text:span text:style-name="T57"> </text:span><text:span text:style-name="T72">ﯕ</text:span><text:span text:style-name="T72">ﯖ</text:span><text:span text:style-name="T57"> </text:span><text:span text:style-name="T72">ﯗ</text:span></text:p>
      <text:p text:style-name="P59"><text:span text:style-name="T72">ﯘ</text:span><text:span text:style-name="T57"> </text:span><text:span text:style-name="T72">ﯙ</text:span><text:span text:style-name="T57"> </text:span><text:span text:style-name="T72">ﯚ</text:span><text:span text:style-name="T57"> </text:span><text:span text:style-name="T72">ﯛ</text:span><text:span text:style-name="T57"> </text:span><text:span text:style-name="T72">ﯜ</text:span><text:span text:style-name="T57"> </text:span><text:span text:style-name="T72">ﯝ</text:span><text:span text:style-name="T57"> </text:span><text:span text:style-name="T72">ﯞ</text:span><text:span text:style-name="T57"> </text:span><text:span text:style-name="T72">ﯟ</text:span><text:span text:style-name="T57"> </text:span><text:span text:style-name="T72">ﯠ</text:span><text:span text:style-name="T57"> </text:span><text:span text:style-name="T72">ﯡ</text:span></text:p>
      <text:p text:style-name="P59"><text:span text:style-name="T72">ﯢ</text:span><text:span text:style-name="T57"> </text:span><text:span text:style-name="T72">ﯣ</text:span><text:span text:style-name="T57"> </text:span><text:span text:style-name="T72">ﯤ</text:span><text:span text:style-name="T57"> </text:span><text:span text:style-name="T72">ﯥ</text:span><text:span text:style-name="T57"> </text:span><text:span text:style-name="T72">ﯦ</text:span><text:span text:style-name="T57"> </text:span><text:span text:style-name="T72">ﯧ</text:span><text:span text:style-name="T72">ﯨ</text:span><text:span text:style-name="T57"> </text:span><text:span text:style-name="T72">ﯩ</text:span><text:span text:style-name="T57"> </text:span><text:span text:style-name="T72">ﯪ</text:span><text:span text:style-name="T57"> </text:span><text:span text:style-name="T72">ﯫ</text:span></text:p>
      <text:p text:style-name="P59"><text:span text:style-name="T72">ﯬ</text:span><text:span text:style-name="T57"> </text:span><text:span text:style-name="T72">ﯭ</text:span><text:span text:style-name="T57"> </text:span><text:span text:style-name="T72">ﯮ</text:span><text:span text:style-name="T57"> </text:span><text:span text:style-name="T72">ﯯ</text:span><text:span text:style-name="T57"> </text:span><text:span text:style-name="T72">ﯰ</text:span><text:span text:style-name="T57"> </text:span><text:span text:style-name="T72">ﯱ</text:span><text:span text:style-name="T57"> </text:span><text:span text:style-name="T72">ﯲ</text:span><text:span text:style-name="T57"> </text:span><text:span text:style-name="T72">ﯳ</text:span></text:p>
      <text:p text:style-name="P59"><text:span text:style-name="T72">ﯴ</text:span><text:span text:style-name="T57"> </text:span><text:span text:style-name="T72">ﯵ</text:span><text:span text:style-name="T57"> </text:span><text:span text:style-name="T72">ﯶ</text:span><text:span text:style-name="T57"> </text:span><text:span text:style-name="T72">ﯷ</text:span><text:span text:style-name="T57"> </text:span><text:span text:style-name="T72">ﯸ</text:span><text:span text:style-name="T57"> </text:span><text:span text:style-name="T72">ﯹ</text:span><text:span text:style-name="T57"> </text:span><text:span text:style-name="T72">ﯺ</text:span><text:span text:style-name="T57"> </text:span><text:span text:style-name="T72">ﯻ</text:span><text:span text:style-name="T57"> </text:span><text:span text:style-name="T72">ﯼ</text:span><text:span text:style-name="T57"> </text:span><text:span text:style-name="T72">ﯽ</text:span><text:span text:style-name="T57"> </text:span><text:span text:style-name="T72">ﯾ</text:span></text:p>
      <text:p text:style-name="P59"><text:span text:style-name="T72">ﯿ</text:span><text:span text:style-name="T57"> </text:span><text:span text:style-name="T72">ﰀ</text:span><text:span text:style-name="T57"> </text:span><text:span text:style-name="T72">ﰁ</text:span><text:span text:style-name="T57"> </text:span><text:span text:style-name="T72">ﰂ</text:span><text:span text:style-name="T57"> </text:span><text:span text:style-name="T72">ﰃ</text:span><text:span text:style-name="T57"> </text:span><text:span text:style-name="T72">ﰄ</text:span><text:span text:style-name="T57"> </text:span><text:span text:style-name="T72">ﰅ</text:span><text:span text:style-name="T57"> </text:span><text:span text:style-name="T72">ﰆ</text:span><text:span text:style-name="T72">ﰇ</text:span><text:span text:style-name="T57"> </text:span><text:span text:style-name="T72">ﰈ</text:span><text:span text:style-name="T57"> </text:span><text:span text:style-name="T72">ﰉ</text:span><text:span text:style-name="T57"> </text:span><text:span text:style-name="T72">ﰊ</text:span></text:p>
      <text:p text:style-name="P48"><text:span text:style-name="T75">ﰋ</text:span><text:span text:style-name="T56"> </text:span><text:span text:style-name="T75">ﰌ</text:span><text:span text:style-name="T56"> </text:span><text:span text:style-name="T75">ﰍ</text:span><text:span text:style-name="T56"> </text:span><text:span text:style-name="T75">ﰎ</text:span><text:span text:style-name="T56"> </text:span><text:span text:style-name="T75">ﰏ</text:span><text:span text:style-name="T56"> </text:span><text:span text:style-name="T75">ﰐ</text:span><text:span text:style-name="T56"> </text:span><text:span text:style-name="T75">ﰑ</text:span><text:span text:style-name="T75">ﰒ</text:span><text:span text:style-name="T56"> </text:span><text:span text:style-name="T75">ﰓ</text:span><text:span text:style-name="T56"> </text:span><text:span text:style-name="T75">ﰔ</text:span><text:span text:style-name="T56"> </text:span><text:span text:style-name="T75">ﰕ</text:span></text:p>
      <text:p text:style-name="P67"><text:span text:style-name="T77">ﭑ</text:span><text:span text:style-name="T56"> </text:span><text:span text:style-name="T77">ﭒ</text:span><text:span text:style-name="T56"> </text:span><text:span text:style-name="T77">ﭓ</text:span><text:span text:style-name="T56"> </text:span><text:span text:style-name="T77">ﭔ</text:span><text:span text:style-name="T56"> </text:span><text:span text:style-name="T77">ﭕ</text:span><text:span text:style-name="T56"> </text:span><text:span text:style-name="T77">ﭖ</text:span><text:span text:style-name="T56"> </text:span><text:span text:style-name="T77">ﭗ</text:span><text:span text:style-name="T56"> </text:span><text:span text:style-name="T77">ﭘ</text:span><text:span text:style-name="T56"> </text:span><text:span text:style-name="T77">ﭙ</text:span></text:p>
      <text:p text:style-name="P54"><text:span text:style-name="T77">ﭚ</text:span><text:span text:style-name="T77">ﭛ</text:span><text:span text:style-name="T56"> </text:span><text:span text:style-name="T77">ﭜ</text:span><text:span text:style-name="T56"> </text:span><text:span text:style-name="T77">ﭝ</text:span><text:span text:style-name="T56"> </text:span><text:span text:style-name="T77">ﭞ</text:span><text:span text:style-name="T56"> </text:span><text:span text:style-name="T77">ﭟ</text:span><text:span text:style-name="T56"> </text:span><text:span text:style-name="T77">ﭠ</text:span><text:span text:style-name="T56"> </text:span><text:span text:style-name="T77">ﭡ</text:span><text:span text:style-name="T56"> </text:span><text:span text:style-name="T77">ﭢ</text:span><text:span text:style-name="T56"> </text:span><text:span text:style-name="T77">ﭣ</text:span></text:p>
      <text:p text:style-name="P54"><text:span text:style-name="T77">ﭤ</text:span><text:span text:style-name="T56"> </text:span><text:span text:style-name="T77">ﭥ</text:span><text:span text:style-name="T56"> </text:span><text:span text:style-name="T77">ﭦ</text:span><text:span text:style-name="T56"> </text:span><text:span text:style-name="T77">ﭧ</text:span><text:span text:style-name="T56"> </text:span><text:span text:style-name="T77">ﭨ</text:span><text:span text:style-name="T56"> </text:span><text:span text:style-name="T77">ﭩ</text:span><text:span text:style-name="T56"> </text:span><text:span text:style-name="T77">ﭪ</text:span><text:span text:style-name="T56"> </text:span><text:span text:style-name="T77">ﭫ</text:span><text:span text:style-name="T56"> </text:span><text:span text:style-name="T77">ﭬ</text:span><text:span text:style-name="T56"> </text:span><text:span text:style-name="T77">ﭭ</text:span><text:span text:style-name="T77">ﭮ</text:span></text:p>
      <text:p text:style-name="P54"><text:span text:style-name="T77">ﭯ</text:span><text:span text:style-name="T56"> </text:span><text:span text:style-name="T77">ﭰ</text:span><text:span text:style-name="T56"> </text:span><text:span text:style-name="T77">ﭱ</text:span><text:span text:style-name="T56"> </text:span><text:span text:style-name="T77">ﭲ</text:span><text:span text:style-name="T56"> </text:span><text:span text:style-name="T77">ﭳ</text:span><text:span text:style-name="T56"> </text:span><text:span text:style-name="T77">ﭴ</text:span><text:span text:style-name="T56"> </text:span><text:span text:style-name="T77">ﭵ</text:span><text:span text:style-name="T56"> </text:span><text:span text:style-name="T77">ﭶ</text:span><text:span text:style-name="T56"> </text:span><text:span text:style-name="T77">ﭷ</text:span><text:span text:style-name="T56"> </text:span><text:span text:style-name="T77">ﭸ</text:span></text:p>
      <text:p text:style-name="P54"><text:span text:style-name="T77">ﭹ</text:span><text:span text:style-name="T56"> </text:span><text:span text:style-name="T77">ﭺ</text:span><text:span text:style-name="T56"> </text:span><text:span text:style-name="T77">ﭻ</text:span><text:span text:style-name="T56"> </text:span><text:span text:style-name="T77">ﭼ</text:span><text:span text:style-name="T56"> </text:span><text:span text:style-name="T77">ﭽ</text:span><text:span text:style-name="T56"> </text:span><text:span text:style-name="T77">ﭾ</text:span></text:p>
      <text:p text:style-name="P54"><text:span text:style-name="T77">ﭿ</text:span><text:span text:style-name="T77">ﮀ</text:span><text:span text:style-name="T56"> </text:span><text:span text:style-name="T77">ﮁ</text:span><text:span text:style-name="T56"> </text:span><text:span text:style-name="T77">ﮂ</text:span><text:span text:style-name="T56"> </text:span><text:span text:style-name="T77">ﮃ</text:span><text:span text:style-name="T56"> </text:span><text:span text:style-name="T77">ﮄ</text:span><text:span text:style-name="T56"> </text:span><text:span text:style-name="T77">ﮅ</text:span><text:span text:style-name="T56"> </text:span><text:span text:style-name="T77">ﮆ</text:span><text:span text:style-name="T56"> </text:span><text:span text:style-name="T77">ﮇ</text:span><text:span text:style-name="T56"> </text:span><text:span text:style-name="T77">ﮈ</text:span><text:span text:style-name="T56"> </text:span><text:span text:style-name="T77">ﮉ</text:span></text:p>
      <text:p text:style-name="P54"><text:span text:style-name="T77">ﮊ</text:span><text:span text:style-name="T56"> </text:span><text:span text:style-name="T77">ﮋ</text:span><text:span text:style-name="T56"> </text:span><text:span text:style-name="T77">ﮌ</text:span><text:span text:style-name="T56"> </text:span><text:span text:style-name="T77">ﮍ</text:span><text:span text:style-name="T56"> </text:span><text:span text:style-name="T77">ﮎ</text:span><text:span text:style-name="T77">ﮏ</text:span><text:span text:style-name="T56"> </text:span><text:span text:style-name="T77">ﮐ</text:span><text:span text:style-name="T56"> </text:span><text:span text:style-name="T77">ﮑ</text:span><text:span text:style-name="T56"> </text:span><text:span text:style-name="T77">ﮒ</text:span><text:span text:style-name="T56"> </text:span><text:span text:style-name="T77">ﮓ</text:span><text:span text:style-name="T77">ﮔ</text:span></text:p>
      <text:p text:style-name="P54"><text:span text:style-name="T77">ﮕ</text:span><text:span text:style-name="T56"> </text:span><text:span text:style-name="T77">ﮖ</text:span><text:span text:style-name="T56"> </text:span><text:span text:style-name="T77">ﮗ</text:span><text:span text:style-name="T56"> </text:span><text:span text:style-name="T77">ﮘ</text:span><text:span text:style-name="T56"> </text:span><text:span text:style-name="T77">ﮙ</text:span><text:span text:style-name="T56"> </text:span><text:span text:style-name="T77">ﮚ</text:span><text:span text:style-name="T56"> </text:span><text:span text:style-name="T77">ﮛ</text:span><text:span text:style-name="T56"> </text:span><text:span text:style-name="T77">ﮜ</text:span><text:span text:style-name="T56"> </text:span><text:span text:style-name="T77">ﮝ</text:span><text:span text:style-name="T56"> </text:span><text:span text:style-name="T77">ﮞ</text:span><text:span text:style-name="T56"> </text:span><text:span text:style-name="T77">ﮟ</text:span><text:span text:style-name="T77">ﮠ</text:span></text:p>
      <text:p text:style-name="P54"><text:span text:style-name="T77">ﮡ</text:span><text:span text:style-name="T56"> </text:span><text:span text:style-name="T77">ﮢ</text:span><text:span text:style-name="T56"> </text:span><text:span text:style-name="T77">ﮣ</text:span><text:span text:style-name="T56"> </text:span><text:span text:style-name="T77">ﮤ</text:span><text:span text:style-name="T56"> </text:span><text:span text:style-name="T77">ﮥ</text:span><text:span text:style-name="T56"> </text:span><text:span text:style-name="T77">ﮦ</text:span><text:span text:style-name="T56"> </text:span><text:span text:style-name="T77">ﮧ</text:span><text:span text:style-name="T56"> </text:span><text:span text:style-name="T77">ﮨ</text:span><text:span text:style-name="T56"> </text:span><text:span text:style-name="T77">ﮩ</text:span></text:p>
      <text:p text:style-name="P54"><text:span text:style-name="T77">ﮪ</text:span><text:span text:style-name="T56"> </text:span><text:span text:style-name="T77">ﮫ</text:span><text:span text:style-name="T56"> </text:span><text:span text:style-name="T77">ﮬ</text:span><text:span text:style-name="T56"> </text:span><text:span text:style-name="T77">ﮭ</text:span><text:span text:style-name="T56"> </text:span><text:span text:style-name="T77">ﮮ</text:span><text:span text:style-name="T56"> </text:span><text:span text:style-name="T77">ﮯ</text:span><text:span text:style-name="T56"> </text:span><text:span text:style-name="T77">ﮰ</text:span><text:span text:style-name="T56"> </text:span><text:span text:style-name="T77">ﮱ</text:span><text:span text:style-name="T56"> </text:span><text:span text:style-name="T77">ﯓ</text:span></text:p>
      <text:p text:style-name="P54"><text:span text:style-name="T77">ﯔ</text:span><text:span text:style-name="T56"> </text:span><text:span text:style-name="T77">ﯕ</text:span><text:span text:style-name="T56"> </text:span><text:span text:style-name="T77">ﯖ</text:span><text:span text:style-name="T56"> </text:span><text:span text:style-name="T77">ﯗ</text:span><text:span text:style-name="T56"> </text:span><text:span text:style-name="T77">ﯘ</text:span><text:span text:style-name="T56"> </text:span><text:span text:style-name="T77">ﯙ</text:span><text:span text:style-name="T56"> </text:span><text:span text:style-name="T77">ﯚ</text:span><text:span text:style-name="T56"> </text:span><text:span text:style-name="T77">ﯛ</text:span><text:span text:style-name="T56"> </text:span><text:span text:style-name="T77">ﯜ</text:span><text:span text:style-name="T56"> </text:span><text:span text:style-name="T77">ﯝ</text:span></text:p>
      <text:p text:style-name="P54"><text:span text:style-name="T77">ﯞ</text:span><text:span text:style-name="T56"> </text:span><text:span text:style-name="T77">ﯟ</text:span><text:span text:style-name="T56"> </text:span><text:span text:style-name="T77">ﯠ</text:span><text:span text:style-name="T56"> </text:span><text:span text:style-name="T77">ﯡ</text:span><text:span text:style-name="T56"> </text:span><text:span text:style-name="T77">ﯢ</text:span><text:span text:style-name="T56"> </text:span><text:span text:style-name="T77">ﯣ</text:span><text:span text:style-name="T56"> </text:span><text:span text:style-name="T77">ﯤ</text:span><text:span text:style-name="T56"> </text:span><text:span text:style-name="T77">ﯥ</text:span><text:span text:style-name="T56"> </text:span><text:span text:style-name="T77">ﯦ</text:span><text:span text:style-name="T56"> </text:span><text:span text:style-name="T77">ﯧ</text:span></text:p>
      <text:p text:style-name="P54"><text:span text:style-name="T77">ﯨ</text:span><text:span text:style-name="T56"> </text:span><text:span text:style-name="T77">ﯩ</text:span><text:span text:style-name="T56"> </text:span><text:span text:style-name="T77">ﯪ</text:span><text:span text:style-name="T56"> </text:span><text:span text:style-name="T77">ﯫ</text:span><text:span text:style-name="T56"> </text:span><text:span text:style-name="T77">ﯬ</text:span><text:span text:style-name="T56"> </text:span><text:span text:style-name="T77">ﯭ</text:span><text:span text:style-name="T56"> </text:span><text:span text:style-name="T77">ﯮ</text:span></text:p>
      <text:p text:style-name="P54"><text:span text:style-name="T77">ﯯ</text:span><text:span text:style-name="T56"> </text:span><text:span text:style-name="T77">ﯰ</text:span><text:span text:style-name="T56"> </text:span><text:span text:style-name="T77">ﯱ</text:span><text:span text:style-name="T56"> </text:span><text:span text:style-name="T77">ﯲ</text:span><text:span text:style-name="T56"> </text:span><text:span text:style-name="T77">ﯳ</text:span><text:span text:style-name="T56"> </text:span><text:span text:style-name="T77">ﯴ</text:span><text:span text:style-name="T56"> </text:span><text:span text:style-name="T77">ﯵ</text:span><text:span text:style-name="T56"> </text:span><text:span text:style-name="T77">ﯶ</text:span><text:span text:style-name="T56"> </text:span><text:span text:style-name="T77">ﯷ</text:span><text:span text:style-name="T77">ﯸ</text:span><text:span text:style-name="T56"> </text:span><text:span text:style-name="T77">ﯹ</text:span><text:span text:style-name="T56"> </text:span><text:span text:style-name="T77">ﯺ</text:span><text:span text:style-name="T56"> </text:span><text:span text:style-name="T77">ﯻ</text:span></text:p>
      <text:p text:style-name="P49"><text:span text:style-name="T77">ﯼ</text:span><text:span text:style-name="T56"> </text:span><text:span text:style-name="T77">ﯽ</text:span><text:span text:style-name="T56"> </text:span><text:span text:style-name="T77">ﯾ</text:span><text:span text:style-name="T77">ﯿ</text:span><text:span text:style-name="T56"> </text:span><text:span text:style-name="T77">ﰀ</text:span><text:span text:style-name="T56"> </text:span><text:span text:style-name="T77">ﰁ</text:span><text:span text:style-name="T56"> </text:span><text:span text:style-name="T77">ﰂ</text:span><text:span text:style-name="T56"> </text:span><text:span text:style-name="T77">ﰃ</text:span><text:span text:style-name="T56"> </text:span><text:span text:style-name="T77">ﰄ</text:span><text:span text:style-name="T56"> </text:span><text:span text:style-name="T77">ﰅ</text:span></text:p>
      <text:p text:style-name="P68"><text:span text:style-name="T79">ﭑ</text:span><text:span text:style-name="T56"> </text:span><text:span text:style-name="T79">ﭒ</text:span><text:span text:style-name="T56"> </text:span><text:span text:style-name="T79">ﭓ</text:span><text:span text:style-name="T56"> </text:span><text:span text:style-name="T79">ﭔ</text:span><text:span text:style-name="T56"> </text:span><text:span text:style-name="T79">ﭕ</text:span><text:span text:style-name="T56"> </text:span><text:span text:style-name="T79">ﭖ</text:span><text:span text:style-name="T79">ﭗ</text:span><text:span text:style-name="T56"> </text:span><text:span text:style-name="T79">ﭘ</text:span><text:span text:style-name="T56"> </text:span><text:span text:style-name="T79">ﭙ</text:span><text:span text:style-name="T56"> </text:span><text:span text:style-name="T79">ﭚ</text:span><text:span text:style-name="T56"> </text:span><text:span text:style-name="T79">ﭛ</text:span></text:p>
      <text:p text:style-name="P55"><text:span text:style-name="T79">ﭜ</text:span><text:span text:style-name="T79">ﭝ</text:span><text:span text:style-name="T56"> </text:span><text:span text:style-name="T79">ﭞ</text:span><text:span text:style-name="T56"> </text:span><text:span text:style-name="T79">ﭟ</text:span><text:span text:style-name="T56"> </text:span><text:span text:style-name="T79">ﭠ</text:span><text:span text:style-name="T56"> </text:span><text:span text:style-name="T79">ﭡ</text:span><text:span text:style-name="T56"> </text:span><text:span text:style-name="T79">ﭢ</text:span><text:span text:style-name="T56"> </text:span><text:span text:style-name="T79">ﭣ</text:span><text:span text:style-name="T56"> </text:span><text:span text:style-name="T79">ﭤ</text:span><text:span text:style-name="T56"> </text:span><text:span text:style-name="T79">ﭥ</text:span><text:span text:style-name="T56"> </text:span><text:span text:style-name="T79">ﭦ</text:span></text:p>
      <text:p text:style-name="P55"><text:span text:style-name="T79">ﭧ</text:span><text:span text:style-name="T56"> </text:span><text:span text:style-name="T79">ﭨ</text:span><text:span text:style-name="T56"> </text:span><text:span text:style-name="T79">ﭩ</text:span><text:span text:style-name="T56"> </text:span><text:span text:style-name="T79">ﭪ</text:span><text:span text:style-name="T56"> </text:span><text:span text:style-name="T79">ﭫ</text:span><text:span text:style-name="T56"> </text:span><text:span text:style-name="T79">ﭬ</text:span><text:span text:style-name="T56"> </text:span><text:span text:style-name="T79">ﭭ</text:span><text:span text:style-name="T56"> </text:span><text:span text:style-name="T79">ﭮ</text:span><text:span text:style-name="T56"> </text:span><text:span text:style-name="T79">ﭯ</text:span></text:p>
      <text:p text:style-name="P55"><text:span text:style-name="T79">ﭰ</text:span><text:span text:style-name="T56"> </text:span><text:span text:style-name="T79">ﭱ</text:span><text:span text:style-name="T56"> </text:span><text:span text:style-name="T79">ﭲ</text:span><text:span text:style-name="T56"> </text:span><text:span text:style-name="T79">ﭳ</text:span><text:span text:style-name="T56"> </text:span><text:span text:style-name="T79">ﭴ</text:span><text:span text:style-name="T56"> </text:span><text:span text:style-name="T79">ﭵ</text:span><text:span text:style-name="T56"> </text:span><text:span text:style-name="T79">ﭶ</text:span><text:span text:style-name="T56"> </text:span><text:span text:style-name="T79">ﭷ</text:span><text:span text:style-name="T56"> </text:span><text:span text:style-name="T79">ﭸ</text:span></text:p>
      <text:p text:style-name="P55"><text:span text:style-name="T79">ﭹ</text:span><text:span text:style-name="T56"> </text:span><text:span text:style-name="T79">ﭺ</text:span><text:span text:style-name="T56"> </text:span><text:span text:style-name="T79">ﭻ</text:span><text:span text:style-name="T56"> </text:span><text:span text:style-name="T79">ﭼ</text:span><text:span text:style-name="T56"> </text:span><text:span text:style-name="T79">ﭽ</text:span><text:span text:style-name="T56"> </text:span><text:span text:style-name="T79">ﭾ</text:span><text:span text:style-name="T56"> </text:span><text:span text:style-name="T79">ﭿ</text:span><text:span text:style-name="T56"> </text:span><text:span text:style-name="T79">ﮀ</text:span><text:span text:style-name="T56"> </text:span><text:span text:style-name="T79">ﮁ</text:span><text:span text:style-name="T56"> </text:span><text:span text:style-name="T79">ﮂ</text:span></text:p>
      <text:p text:style-name="P55"><text:span text:style-name="T79">ﮃ</text:span><text:span text:style-name="T56"> </text:span><text:span text:style-name="T79">ﮄ</text:span><text:span text:style-name="T56"> </text:span><text:span text:style-name="T79">ﮅ</text:span><text:span text:style-name="T56"> </text:span><text:span text:style-name="T79">ﮆ</text:span><text:span text:style-name="T56"> </text:span><text:span text:style-name="T79">ﮇ</text:span><text:span text:style-name="T56"> </text:span><text:span text:style-name="T79">ﮈ</text:span><text:span text:style-name="T56"> </text:span><text:span text:style-name="T79">ﮉ</text:span><text:span text:style-name="T56"> </text:span><text:span text:style-name="T79">ﮊ</text:span><text:span text:style-name="T79">ﮋ</text:span><text:span text:style-name="T56"> </text:span><text:span text:style-name="T79">ﮌ</text:span><text:span text:style-name="T56"> </text:span><text:span text:style-name="T79">ﮍ</text:span></text:p>
      <text:p text:style-name="P55"><text:span text:style-name="T79">ﮎ</text:span><text:span text:style-name="T56"> </text:span><text:span text:style-name="T79">ﮏ</text:span><text:span text:style-name="T56"> </text:span><text:span text:style-name="T79">ﮐ</text:span><text:span text:style-name="T56"> </text:span><text:span text:style-name="T79">ﮑ</text:span><text:span text:style-name="T79">ﮒ</text:span><text:span text:style-name="T56"> </text:span><text:span text:style-name="T79">ﮓ</text:span><text:span text:style-name="T56"> </text:span><text:span text:style-name="T79">ﮔ</text:span><text:span text:style-name="T79">ﮕ</text:span><text:span text:style-name="T56"> </text:span><text:span text:style-name="T79">ﮖ</text:span><text:span text:style-name="T56"> </text:span><text:span text:style-name="T79">ﮗ</text:span><text:span text:style-name="T56"> </text:span><text:span text:style-name="T79">ﮘ</text:span></text:p>
      <text:p text:style-name="P55"><text:span text:style-name="T79">ﮙ</text:span><text:span text:style-name="T56"> </text:span><text:span text:style-name="T79">ﮚ</text:span><text:span text:style-name="T56"> </text:span><text:span text:style-name="T79">ﮛ</text:span><text:span text:style-name="T79">ﮜ</text:span><text:span text:style-name="T56"> </text:span><text:span text:style-name="T79">ﮝ</text:span><text:span text:style-name="T56"> </text:span><text:span text:style-name="T79">ﮞ</text:span><text:span text:style-name="T56"> </text:span><text:span text:style-name="T79">ﮟ</text:span><text:span text:style-name="T56"> </text:span><text:span text:style-name="T79">ﮠ</text:span><text:span text:style-name="T56"> </text:span><text:span text:style-name="T79">ﮡ</text:span><text:span text:style-name="T79">ﮢ</text:span><text:span text:style-name="T56"> </text:span><text:span text:style-name="T79">ﮣ</text:span><text:span text:style-name="T56"> </text:span><text:span text:style-name="T79">ﮤ</text:span></text:p>
      <text:p text:style-name="P55"><text:span text:style-name="T79">ﮥ</text:span><text:span text:style-name="T56"> </text:span><text:span text:style-name="T79">ﮦ</text:span><text:span text:style-name="T56"> </text:span><text:span text:style-name="T79">ﮧ</text:span><text:span text:style-name="T56"> </text:span><text:span text:style-name="T79">ﮨ</text:span><text:span text:style-name="T56"> </text:span><text:span text:style-name="T79">ﮩ</text:span><text:span text:style-name="T56"> </text:span><text:span text:style-name="T79">ﮪ</text:span><text:span text:style-name="T56"> </text:span><text:span text:style-name="T79">ﮫ</text:span><text:span text:style-name="T56"> </text:span><text:span text:style-name="T79">ﮬ</text:span><text:span text:style-name="T56"> </text:span><text:span text:style-name="T79">ﮭ</text:span></text:p>
      <text:p text:style-name="P55"><text:span text:style-name="T79">ﮮ</text:span><text:span text:style-name="T56"> </text:span><text:span text:style-name="T79">ﮯ</text:span><text:span text:style-name="T56"> </text:span><text:span text:style-name="T79">ﮰ</text:span><text:span text:style-name="T56"> </text:span><text:span text:style-name="T79">ﮱ</text:span><text:span text:style-name="T56"> </text:span><text:span text:style-name="T79">ﯓ</text:span><text:span text:style-name="T56"> </text:span><text:span text:style-name="T79">ﯔ</text:span><text:span text:style-name="T56"> </text:span><text:span text:style-name="T79">ﯕ</text:span><text:span text:style-name="T56"> </text:span><text:span text:style-name="T79">ﯖ</text:span></text:p>
      <text:p text:style-name="P55"><text:span text:style-name="T79">ﯗ</text:span><text:span text:style-name="T56"> </text:span><text:span text:style-name="T79">ﯘ</text:span><text:span text:style-name="T56"> </text:span><text:span text:style-name="T79">ﯙ</text:span><text:span text:style-name="T56"> </text:span><text:span text:style-name="T79">ﯚ</text:span><text:span text:style-name="T56"> </text:span><text:span text:style-name="T79">ﯛ</text:span><text:span text:style-name="T56"> </text:span><text:span text:style-name="T79">ﯜ</text:span><text:span text:style-name="T56"> </text:span><text:span text:style-name="T79">ﯝ</text:span></text:p>
      <text:p text:style-name="P55"><text:span text:style-name="T79">ﯞ</text:span><text:span text:style-name="T56"> </text:span><text:span text:style-name="T79">ﯟ</text:span><text:span text:style-name="T56"> </text:span><text:span text:style-name="T79">ﯠ</text:span><text:span text:style-name="T56"> </text:span><text:span text:style-name="T79">ﯡ</text:span><text:span text:style-name="T56"> </text:span><text:span text:style-name="T79">ﯢ</text:span><text:span text:style-name="T79">ﯣ</text:span><text:span text:style-name="T56"> </text:span><text:span text:style-name="T79">ﯤ</text:span><text:span text:style-name="T56"> </text:span><text:span text:style-name="T79">ﯥ</text:span><text:span text:style-name="T56"> </text:span><text:span text:style-name="T79">ﯦ</text:span><text:span text:style-name="T56"> </text:span><text:span text:style-name="T79">ﯧ</text:span></text:p>
      <text:p text:style-name="P55"><text:span text:style-name="T79">ﯨ</text:span><text:span text:style-name="T79">ﯩ</text:span><text:span text:style-name="T56"> </text:span><text:span text:style-name="T79">ﯪ</text:span><text:span text:style-name="T56"> </text:span><text:span text:style-name="T79">ﯫ</text:span><text:span text:style-name="T56"> </text:span><text:span text:style-name="T79">ﯬ</text:span><text:span text:style-name="T56"> </text:span><text:span text:style-name="T79">ﯭ</text:span><text:span text:style-name="T56"> </text:span><text:span text:style-name="T79">ﯮ</text:span><text:span text:style-name="T56"> </text:span><text:span text:style-name="T79">ﯯ</text:span><text:span text:style-name="T56"> </text:span><text:span text:style-name="T79">ﯰ</text:span><text:span text:style-name="T56"> </text:span><text:span text:style-name="T79">ﯱ</text:span><text:span text:style-name="T79">ﯲ</text:span><text:span text:style-name="T56"> </text:span><text:span text:style-name="T79">ﯳ</text:span><text:span text:style-name="T56"> </text:span><text:span text:style-name="T79">ﯴ</text:span></text:p>
      <text:p text:style-name="P55"><text:span text:style-name="T79">ﯵ</text:span><text:span text:style-name="T56"> </text:span><text:span text:style-name="T79">ﯶ</text:span><text:span text:style-name="T56"> </text:span><text:span text:style-name="T79">ﯷ</text:span><text:span text:style-name="T56"> </text:span><text:span text:style-name="T79">ﯸ</text:span><text:span text:style-name="T56"> </text:span><text:span text:style-name="T79">ﯹ</text:span><text:span text:style-name="T56"> </text:span><text:span text:style-name="T79">ﯺ</text:span><text:span text:style-name="T56"> </text:span><text:span text:style-name="T79">ﯻ</text:span><text:span text:style-name="T56"> </text:span><text:span text:style-name="T79">ﯼ</text:span><text:span text:style-name="T79">ﯽ</text:span><text:span text:style-name="T56"> </text:span><text:span text:style-name="T79">ﯾ</text:span><text:span text:style-name="T56"> </text:span><text:span text:style-name="T79">ﯿ</text:span><text:span text:style-name="T56"> </text:span><text:span text:style-name="T79">ﰀ</text:span></text:p>
      <text:p text:style-name="P50"><text:span text:style-name="T79">ﰁ</text:span><text:span text:style-name="T56"> </text:span><text:span text:style-name="T79">ﰂ</text:span><text:span text:style-name="T56"> </text:span><text:span text:style-name="T79">ﰃ</text:span><text:span text:style-name="T79">ﰄ</text:span><text:span text:style-name="T56"> </text:span><text:span text:style-name="T79">ﰅ</text:span><text:span text:style-name="T56"> </text:span><text:span text:style-name="T79">ﰆ</text:span><text:span text:style-name="T56"> </text:span><text:span text:style-name="T79">ﰇ</text:span><text:span text:style-name="T56"> </text:span><text:span text:style-name="T79">ﰈ</text:span><text:span text:style-name="T56"> </text:span><text:span text:style-name="T79">ﰉ</text:span><text:span text:style-name="T56"> </text:span><text:span text:style-name="T79">ﰊ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I_BASMALAH" svg:font-family="MSI_BASMALAH"/>
    <style:font-face style:name="FreeSans1" svg:font-family="FreeSans" style:font-family-generic="swiss"/>
    <style:font-face style:name="MSI_016" svg:font-family="MSI_016" style:font-pitch="variable"/>
    <style:font-face style:name="MSI_BASMALAH1" svg:font-family="MSI_BASMALAH" style:font-pitch="variable"/>
    <style:font-face style:name="MSI_Z001" svg:font-family="MSI_Z001" style:font-pitch="variable"/>
    <style:font-face style:name="MSI_Z002" svg:font-family="MSI_Z002" style:font-pitch="variable"/>
    <style:font-face style:name="MSI_Z0031" svg:font-family="MSI_Z003" style:font-pitch="variable"/>
    <style:font-face style:name="MSI_Z003" svg:font-family="MSI_Z003" style:font-adornments="Regular" style:font-pitch="variable"/>
    <style:font-face style:name="MSI_Z004" svg:font-family="MSI_Z004" style:font-pitch="variable"/>
    <style:font-face style:name="MSI_Z005" svg:font-family="MSI_Z005" style:font-pitch="variable"/>
    <style:font-face style:name="MSI_Z006" svg:font-family="MSI_Z006" style:font-pitch="variable"/>
    <style:font-face style:name="MSI_Z007" svg:font-family="MSI_Z007" style:font-pitch="variable"/>
    <style:font-face style:name="MSI_Z008" svg:font-family="MSI_Z008" style:font-pitch="variable"/>
    <style:font-face style:name="MSI_Z009" svg:font-family="MSI_Z009" style:font-pitch="variable"/>
    <style:font-face style:name="MSI_Z010" svg:font-family="MSI_Z010" style:font-pitch="variable"/>
    <style:font-face style:name="MSI_Z011" svg:font-family="MSI_Z011" style:font-pitch="variable"/>
    <style:font-face style:name="MSI_Z012" svg:font-family="MSI_Z012" style:font-pitch="variable"/>
    <style:font-face style:name="MSI_Z013" svg:font-family="MSI_Z013" style:font-pitch="variable"/>
    <style:font-face style:name="MSI_Z014" svg:font-family="MSI_Z014" style:font-pitch="variable"/>
    <style:font-face style:name="MSI_Z015" svg:font-family="MSI_Z015" style:font-pitch="variable"/>
    <style:font-face style:name="MSI_Z017" svg:font-family="MSI_Z017" style:font-pitch="variable"/>
    <style:font-face style:name="MSI_Z018" svg:font-family="MSI_Z018" style:font-pitch="variable"/>
    <style:font-face style:name="MSI_Z019" svg:font-family="MSI_Z019" style:font-pitch="variable"/>
    <style:font-face style:name="MSI_Z020" svg:font-family="MSI_Z020" style:font-pitch="variable"/>
    <style:font-face style:name="MSI_Z021" svg:font-family="MSI_Z021" style:font-pitch="variable"/>
    <style:font-face style:name="Roboto" svg:font-family="Roboto" style:font-pitch="variable"/>
    <style:font-face style:name="Calibri" svg:font-family="Calibri" style:font-family-generic="roman" style:font-pitch="variable"/>
    <style:font-face style:name="QCF_P001" svg:font-family="QCF_P001" style:font-family-generic="roman" style:font-pitch="variable"/>
    <style:font-face style:name="QCF_P002" svg:font-family="QCF_P002" style:font-family-generic="roman" style:font-pitch="variable"/>
    <style:font-face style:name="QCF_P004" svg:font-family="QCF_P004" style:font-family-generic="roman" style:font-pitch="variable"/>
    <style:font-face style:name="QCF_P005" svg:font-family="QCF_P005" style:font-family-generic="roman" style:font-pitch="variable"/>
    <style:font-face style:name="QCF_P006" svg:font-family="QCF_P006" style:font-family-generic="roman" style:font-pitch="variable"/>
    <style:font-face style:name="QCF_P007" svg:font-family="QCF_P007" style:font-family-generic="roman" style:font-pitch="variable"/>
    <style:font-face style:name="QCF_P008" svg:font-family="QCF_P008" style:font-family-generic="roman" style:font-pitch="variable"/>
    <style:font-face style:name="QCF_P009" svg:font-family="QCF_P009" style:font-family-generic="roman" style:font-pitch="variable"/>
    <style:font-face style:name="QCF_P010" svg:font-family="QCF_P010" style:font-family-generic="roman" style:font-pitch="variable"/>
    <style:font-face style:name="QCF_P011" svg:font-family="QCF_P011" style:font-family-generic="roman" style:font-pitch="variable"/>
    <style:font-face style:name="QCF_P012" svg:font-family="QCF_P012" style:font-family-generic="roman" style:font-pitch="variable"/>
    <style:font-face style:name="QCF_P013" svg:font-family="QCF_P013" style:font-family-generic="roman" style:font-pitch="variable"/>
    <style:font-face style:name="QCF_P014" svg:font-family="QCF_P014" style:font-family-generic="roman" style:font-pitch="variable"/>
    <style:font-face style:name="QCF_P015" svg:font-family="QCF_P015" style:font-family-generic="roman" style:font-pitch="variable"/>
    <style:font-face style:name="QCF_P016" svg:font-family="QCF_P016" style:font-family-generic="roman" style:font-pitch="variable"/>
    <style:font-face style:name="QCF_P017" svg:font-family="QCF_P017" style:font-family-generic="roman" style:font-pitch="variable"/>
    <style:font-face style:name="QCF_P018" svg:font-family="QCF_P018" style:font-family-generic="roman" style:font-pitch="variable"/>
    <style:font-face style:name="QCF_P019" svg:font-family="QCF_P019" style:font-family-generic="roman" style:font-pitch="variable"/>
    <style:font-face style:name="QCF_P020" svg:font-family="QCF_P020" style:font-family-generic="roman" style:font-pitch="variable"/>
    <style:font-face style:name="QCF_P021" svg:font-family="QCF_P021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4in" style:type="center"/>
          <style:tab-stop style:position="4.8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in" fo:margin-bottom="0in" loext:contextual-spacing="false" fo:line-height="100%" fo:text-align="center" style:justify-single-word="false"/>
      <style:text-properties style:font-name="Roboto"/>
    </style:style>
    <style:page-layout style:name="Mpm1" style:page-usage="mirrored">
      <style:page-layout-properties fo:page-width="6in" fo:page-height="10in" style:num-format="1" style:print-orientation="portrait" fo:margin-top="0.2in" fo:margin-bottom="0.2in" fo:margin-left="0.6598in" fo:margin-right="0.5in" fo:background-color="transparent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qi Amali</meta:initial-creator>
    <meta:editing-cycles>33</meta:editing-cycles>
    <meta:creation-date>2016-10-21T16:05:00</meta:creation-date>
    <dc:date>2020-01-13T09:44:53.017518422</dc:date>
    <meta:editing-duration>PT1H53M20S</meta:editing-duration>
    <meta:generator>LibreOffice/6.2.8.2$Linux_x86 LibreOffice_project/f82ddfca21ebc1e222a662a32b25c0c9d20169ee</meta:generator>
    <meta:document-statistic meta:table-count="0" meta:image-count="0" meta:object-count="0" meta:page-count="21" meta:paragraph-count="302" meta:word-count="2680" meta:character-count="5232" meta:non-whitespace-character-count="284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